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Bliss 2 Regular" svg:font-family="'Bliss 2 Regular'"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vg:font-family="'Noto Sans'" style:font-family-generic="system" style:font-pitch="variable"/>
    <style:font-face style:name="Noto Sans1" svg:font-family="'Noto Sans'" style:font-adornments="Regular" style:font-family-generic="swiss"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496cm" fo:margin-left="-0.014cm" fo:margin-top="0cm" fo:margin-bottom="0cm" table:align="left" style:writing-mode="lr-tb"/>
    </style:style>
    <style:style style:name="Table1.A" style:family="table-column">
      <style:table-column-properties style:column-width="2.499cm"/>
    </style:style>
    <style:style style:name="Table1.B" style:family="table-column">
      <style:table-column-properties style:column-width="3.501cm"/>
    </style:style>
    <style:style style:name="Table1.C" style:family="table-column">
      <style:table-column-properties style:column-width="9.495cm"/>
    </style:style>
    <style:style style:name="Table1.1" style:family="table-row">
      <style:table-row-properties fo:keep-together="auto"/>
    </style:style>
    <style:style style:name="Table1.A1" style:family="table-cell">
      <style:table-cell-properties style:vertical-align="middle" fo:background-color="#d9d9d9" fo:padding-left="0.182cm" fo:padding-right="0.203cm" fo:padding-top="0cm" fo:padding-bottom="0cm" fo:border="0.75pt solid #000000">
        <style:background-image/>
      </style:table-cell-properties>
    </style:style>
    <style:style style:name="Table1.A2" style:family="table-cell">
      <style:table-cell-properties style:vertical-align="middle" fo:background-color="#a4c2f4" fo:padding-left="0.182cm" fo:padding-right="0.203cm" fo:padding-top="0cm" fo:padding-bottom="0cm" fo:border="0.75pt solid #000000">
        <style:background-image/>
      </style:table-cell-properties>
    </style:style>
    <style:style style:name="Table4" style:family="table">
      <style:table-properties style:width="16.589cm" fo:margin-left="0.026cm" fo:margin-top="0cm" fo:margin-bottom="0cm" table:align="left" style:writing-mode="lr-tb"/>
    </style:style>
    <style:style style:name="Table4.A" style:family="table-column">
      <style:table-column-properties style:column-width="2.962cm"/>
    </style:style>
    <style:style style:name="Table4.B" style:family="table-column">
      <style:table-column-properties style:column-width="7.223cm"/>
    </style:style>
    <style:style style:name="Table4.C" style:family="table-column">
      <style:table-column-properties style:column-width="3.519cm"/>
    </style:style>
    <style:style style:name="Table4.D" style:family="table-column">
      <style:table-column-properties style:column-width="2.886cm"/>
    </style:style>
    <style:style style:name="Table4.1" style:family="table-row">
      <style:table-row-properties fo:keep-together="auto"/>
    </style:style>
    <style:style style:name="Table4.A1" style:family="table-cell">
      <style:table-cell-properties fo:background-color="#f4cccc" fo:padding="0.176cm" fo:border="1pt solid #000000">
        <style:background-image/>
      </style:table-cell-properties>
    </style:style>
    <style:style style:name="Table4.A2" style:family="table-cell">
      <style:table-cell-properties fo:padding="0.176cm" fo:border="1pt solid #000000"/>
    </style:style>
    <style:style style:name="Table4.B2" style:family="table-cell">
      <style:table-cell-properties fo:padding="0.176cm" fo:border="1pt solid #000000"/>
    </style:style>
    <style:style style:name="Table4.C2" style:family="table-cell">
      <style:table-cell-properties fo:padding="0.176cm" fo:border="1pt solid #000000"/>
    </style:style>
    <style:style style:name="Table4.D2" style:family="table-cell">
      <style:table-cell-properties fo:padding="0.176cm" fo:border="1pt solid #000000"/>
    </style:style>
    <style:style style:name="Table4.A3" style:family="table-cell">
      <style:table-cell-properties fo:padding="0.176cm" fo:border="1pt solid #000000"/>
    </style:style>
    <style:style style:name="Table4.B3" style:family="table-cell">
      <style:table-cell-properties fo:padding="0.176cm" fo:border="1pt solid #000000"/>
    </style:style>
    <style:style style:name="Table4.C3" style:family="table-cell">
      <style:table-cell-properties fo:padding="0.176cm" fo:border="1pt solid #000000"/>
    </style:style>
    <style:style style:name="Table4.D3" style:family="table-cell">
      <style:table-cell-properties fo:padding="0.176cm" fo:border="1pt solid #000000"/>
    </style:style>
    <style:style style:name="Table4.A4" style:family="table-cell">
      <style:table-cell-properties fo:padding="0.176cm" fo:border="1pt solid #000000"/>
    </style:style>
    <style:style style:name="Table4.B4" style:family="table-cell">
      <style:table-cell-properties fo:padding="0.176cm" fo:border="1pt solid #000000"/>
    </style:style>
    <style:style style:name="Table4.C4" style:family="table-cell">
      <style:table-cell-properties fo:padding="0.176cm" fo:border="1pt solid #000000"/>
    </style:style>
    <style:style style:name="Table4.D4" style:family="table-cell">
      <style:table-cell-properties fo:padding="0.176cm" fo:border="1pt solid #000000"/>
    </style:style>
    <style:style style:name="Table4.A5" style:family="table-cell">
      <style:table-cell-properties fo:padding="0.176cm" fo:border="1pt solid #000000"/>
    </style:style>
    <style:style style:name="Table4.B5" style:family="table-cell">
      <style:table-cell-properties fo:padding="0.176cm" fo:border="1pt solid #000000"/>
    </style:style>
    <style:style style:name="Table4.C5" style:family="table-cell">
      <style:table-cell-properties fo:padding="0.176cm" fo:border="1pt solid #000000"/>
    </style:style>
    <style:style style:name="Table4.D5" style:family="table-cell">
      <style:table-cell-properties fo:padding="0.176cm" fo:border="1pt solid #000000"/>
    </style:style>
    <style:style style:name="Table4.A6" style:family="table-cell">
      <style:table-cell-properties fo:padding="0.176cm" fo:border="1pt solid #000000"/>
    </style:style>
    <style:style style:name="Table4.B6" style:family="table-cell">
      <style:table-cell-properties fo:padding="0.176cm" fo:border="1pt solid #000000"/>
    </style:style>
    <style:style style:name="Table4.C6" style:family="table-cell">
      <style:table-cell-properties fo:padding="0.176cm" fo:border="1pt solid #000000"/>
    </style:style>
    <style:style style:name="Table4.D6" style:family="table-cell">
      <style:table-cell-properties fo:padding="0.176cm" fo:border="1pt solid #000000"/>
    </style:style>
    <style:style style:name="Table4.A7" style:family="table-cell">
      <style:table-cell-properties fo:padding="0.176cm" fo:border="1pt solid #000000"/>
    </style:style>
    <style:style style:name="Table4.B7" style:family="table-cell">
      <style:table-cell-properties fo:padding="0.176cm" fo:border="1pt solid #000000"/>
    </style:style>
    <style:style style:name="Table4.C7" style:family="table-cell">
      <style:table-cell-properties fo:padding="0.176cm" fo:border="1pt solid #000000"/>
    </style:style>
    <style:style style:name="Table4.D7" style:family="table-cell">
      <style:table-cell-properties fo:padding="0.176cm" fo:border="1pt solid #000000"/>
    </style:style>
    <style:style style:name="Table4.A8" style:family="table-cell">
      <style:table-cell-properties fo:padding="0.176cm" fo:border="1pt solid #000000"/>
    </style:style>
    <style:style style:name="Table4.B8" style:family="table-cell">
      <style:table-cell-properties fo:padding="0.176cm" fo:border="1pt solid #000000"/>
    </style:style>
    <style:style style:name="Table4.C8" style:family="table-cell">
      <style:table-cell-properties fo:padding="0.176cm" fo:border="1pt solid #000000"/>
    </style:style>
    <style:style style:name="Table4.D8" style:family="table-cell">
      <style:table-cell-properties fo:padding="0.176cm" fo:border="1pt solid #000000"/>
    </style:style>
    <style:style style:name="Table4.A9" style:family="table-cell">
      <style:table-cell-properties fo:padding="0.176cm" fo:border="1pt solid #000000"/>
    </style:style>
    <style:style style:name="Table4.B9" style:family="table-cell">
      <style:table-cell-properties fo:padding="0.176cm" fo:border="1pt solid #000000"/>
    </style:style>
    <style:style style:name="Table4.C9" style:family="table-cell">
      <style:table-cell-properties fo:padding="0.176cm" fo:border="1pt solid #000000"/>
    </style:style>
    <style:style style:name="Table4.D9" style:family="table-cell">
      <style:table-cell-properties fo:padding="0.176cm" fo:border="1pt solid #000000"/>
    </style:style>
    <style:style style:name="P1" style:family="paragraph" style:parent-style-name="Standard">
      <style:paragraph-properties fo:padding="0cm" fo:border="none">
        <style:tab-stops>
          <style:tab-stop style:position="7.96cm" style:type="center"/>
          <style:tab-stop style:position="15.921cm" style:type="right"/>
        </style:tab-stops>
      </style:paragraph-properties>
      <style:text-properties fo:color="#000000" loext:opacity="100%"/>
    </style:style>
    <style:style style:name="P2" style:family="paragraph" style:parent-style-name="Standard">
      <style:paragraph-properties fo:line-height="115%" fo:text-align="start" style:justify-single-word="false" fo:orphans="0" fo:widows="0" fo:padding="0cm" fo:border="none"/>
      <style:text-properties fo:color="#000000" loext:opacity="100%" fo:font-size="8pt" style:font-size-asian="8pt" style:font-size-complex="8pt"/>
    </style:style>
    <style:style style:name="P3" style:family="paragraph" style:parent-style-name="Standard">
      <style:paragraph-properties fo:padding="0cm" fo:border="none"/>
      <style:text-properties fo:color="#000000" loext:opacity="100%" fo:font-size="8pt" style:font-size-asian="8pt" style:font-size-complex="8pt"/>
    </style:style>
    <style:style style:name="P4" style:family="paragraph" style:parent-style-name="Standard">
      <style:paragraph-properties fo:margin-top="0.212cm" fo:margin-bottom="0cm" style:contextual-spacing="false" fo:line-height="100%" fo:padding="0cm" fo:border="none">
        <style:tab-stops>
          <style:tab-stop style:position="7.502cm" style:type="center"/>
          <style:tab-stop style:position="14.751cm" style:type="right"/>
        </style:tab-stops>
      </style:paragraph-properties>
      <style:text-properties fo:color="#000000" loext:opacity="100%" fo:font-size="6pt" style:font-size-asian="6pt" style:font-size-complex="6pt"/>
    </style:style>
    <style:style style:name="P5" style:family="paragraph" style:parent-style-name="Standard">
      <style:paragraph-properties fo:margin-top="0.212cm" fo:margin-bottom="0.212cm" style:contextual-spacing="false" fo:line-height="100%" fo:padding="0cm" fo:border="none">
        <style:tab-stops>
          <style:tab-stop style:position="7.502cm" style:type="center"/>
          <style:tab-stop style:position="14.751cm" style:type="right"/>
        </style:tab-stops>
      </style:paragraph-properties>
      <style:text-properties fo:color="#000000" loext:opacity="100%" fo:font-size="6pt" style:font-size-asian="6pt" style:font-size-complex="6pt"/>
    </style:style>
    <style:style style:name="P6" style:family="paragraph" style:parent-style-name="Standard">
      <style:paragraph-properties fo:margin-top="0.212cm" fo:margin-bottom="0.212cm" style:contextual-spacing="false" fo:line-height="108%" fo:padding="0cm" fo:border="none">
        <style:tab-stops>
          <style:tab-stop style:position="7.502cm" style:type="center"/>
          <style:tab-stop style:position="14.751cm" style:type="right"/>
        </style:tab-stops>
      </style:paragraph-properties>
      <style:text-properties fo:color="#000000" loext:opacity="100%" fo:font-size="6pt" style:font-size-asian="6pt" style:font-size-complex="6pt"/>
    </style:style>
    <style:style style:name="P7" style:family="paragraph" style:parent-style-name="Standard">
      <style:paragraph-properties fo:margin-left="1.251cm" fo:margin-right="0cm" fo:margin-top="0.212cm" fo:margin-bottom="0.212cm" style:contextual-spacing="false" fo:line-height="108%" fo:text-align="end" style:justify-single-word="false" fo:text-indent="-1.251cm" style:auto-text-indent="false" fo:padding="0cm" fo:border="none">
        <style:tab-stops>
          <style:tab-stop style:position="7.502cm" style:type="center"/>
          <style:tab-stop style:position="14.751cm" style:type="right"/>
        </style:tab-stops>
      </style:paragraph-properties>
      <style:text-properties fo:color="#000000" loext:opacity="100%" fo:font-size="6pt" style:font-size-asian="6pt" style:font-size-complex="6pt"/>
    </style:style>
    <style:style style:name="P8" style:family="paragraph" style:parent-style-name="Standard">
      <style:text-properties fo:color="#000000" loext:opacity="100%"/>
    </style:style>
    <style:style style:name="P9" style:family="paragraph" style:parent-style-name="Standard">
      <style:paragraph-properties fo:margin-top="0cm" fo:margin-bottom="0.423cm" style:contextual-spacing="false" fo:line-height="100%" fo:padding="0cm" fo:border="none"/>
      <style:text-properties fo:color="#000000" loext:opacity="100%" fo:font-weight="bold" style:font-weight-asian="bold"/>
    </style:style>
    <style:style style:name="P10" style:family="paragraph" style:parent-style-name="Standard">
      <style:paragraph-properties fo:margin-top="0cm" fo:margin-bottom="0.423cm" style:contextual-spacing="false" fo:line-height="100%" fo:padding="0cm" fo:border="none"/>
      <style:text-properties fo:color="#000000" loext:opacity="100%"/>
    </style:style>
    <style:style style:name="P11" style:family="paragraph" style:parent-style-name="Standard">
      <style:paragraph-properties fo:margin-left="1.501cm" fo:margin-right="0cm" fo:margin-top="0cm" fo:margin-bottom="0.423cm" style:contextual-spacing="false" fo:line-height="100%" fo:text-indent="0cm" style:auto-text-indent="false" fo:padding="0cm" fo:border="none"/>
      <style:text-properties fo:color="#000000" loext:opacity="100%"/>
    </style:style>
    <style:style style:name="P12" style:family="paragraph" style:parent-style-name="Standard">
      <style:paragraph-properties fo:margin-left="1.501cm" fo:margin-right="0cm" fo:margin-top="0cm" fo:margin-bottom="0.423cm" style:contextual-spacing="false" fo:line-height="100%" fo:text-indent="0cm" style:auto-text-indent="false" fo:padding="0cm" fo:border="none" fo:keep-with-next="always"/>
      <style:text-properties fo:color="#000000" loext:opacity="100%"/>
    </style:style>
    <style:style style:name="P13" style:family="paragraph" style:parent-style-name="Standard">
      <style:paragraph-properties fo:margin-top="0.212cm" fo:margin-bottom="0cm" style:contextual-spacing="false" fo:line-height="100%" fo:padding="0cm" fo:border="none">
        <style:tab-stops>
          <style:tab-stop style:position="7.502cm" style:type="center"/>
          <style:tab-stop style:position="14.751cm" style:type="right"/>
        </style:tab-stops>
      </style:paragraph-properties>
    </style:style>
    <style:style style:name="P14" style:family="paragraph" style:parent-style-name="Standard">
      <style:paragraph-properties fo:margin-top="0.212cm" fo:margin-bottom="0.635cm" style:contextual-spacing="false" fo:line-height="100%" fo:text-align="end" style:justify-single-word="false" fo:padding="0cm" fo:border="none">
        <style:tab-stops>
          <style:tab-stop style:position="15cm" style:type="right"/>
        </style:tab-stops>
      </style:paragraph-properties>
    </style:style>
    <style:style style:name="P15"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16.983cm" style:type="right"/>
        </style:tab-stops>
      </style:paragraph-properties>
    </style:style>
    <style:style style:name="P16" style:family="paragraph" style:parent-style-name="Standard">
      <style:paragraph-properties fo:margin-left="1.501cm" fo:margin-right="1cm" fo:margin-top="0cm" fo:margin-bottom="0.423cm" style:contextual-spacing="false" fo:line-height="100%" fo:text-align="start" style:justify-single-word="false" fo:keep-together="auto" fo:orphans="2" fo:widows="2" fo:text-indent="-1.501cm" style:auto-text-indent="false" fo:break-before="auto" fo:break-after="auto" fo:padding="0cm" fo:border="none" fo:keep-with-next="auto">
        <style:tab-stops>
          <style:tab-stop style:position="16.983cm" style:type="right"/>
        </style:tab-stops>
      </style:paragraph-properties>
    </style:style>
    <style:style style:name="P17" style:family="paragraph" style:parent-style-name="Standard">
      <style:paragraph-properties fo:margin-left="2.542cm" fo:margin-right="0cm" fo:margin-top="0cm" fo:margin-bottom="0.423cm" style:contextual-spacing="false" fo:line-height="100%" fo:text-align="start" style:justify-single-word="false" fo:keep-together="auto" fo:orphans="2" fo:widows="2" fo:text-indent="-1.041cm" style:auto-text-indent="false" fo:break-before="auto" fo:break-after="auto" fo:padding="0cm" fo:border="none" fo:keep-with-next="auto">
        <style:tab-stops>
          <style:tab-stop style:position="16.983cm" style:type="right"/>
        </style:tab-stops>
      </style:paragraph-properties>
    </style:style>
    <style:style style:name="P18" style:family="paragraph" style:parent-style-name="Standard">
      <style:paragraph-properties fo:margin-left="0cm" fo:margin-right="0cm" fo:margin-top="0cm" fo:margin-bottom="0.423cm" style:contextual-spacing="false" fo:line-height="100%" fo:text-align="justify" style:justify-single-word="false" fo:keep-together="auto" fo:orphans="2" fo:widows="2" fo:text-indent="0cm" style:auto-text-indent="false" fo:break-before="auto" fo:break-after="auto" fo:padding="0cm" fo:border="none" fo:keep-with-next="always"/>
    </style:style>
    <style:style style:name="P19" style:family="paragraph" style:parent-style-name="Standard">
      <style:paragraph-properties fo:margin-left="1.501cm" fo:margin-right="0cm" fo:margin-top="0cm" fo:margin-bottom="0.423cm" style:contextual-spacing="false" fo:line-height="100%" fo:text-align="justify" style:justify-single-word="false" fo:keep-together="auto" fo:orphans="2" fo:widows="2" fo:text-indent="0cm" style:auto-text-indent="false" fo:break-before="auto" fo:break-after="auto" fo:padding="0cm" fo:border="none" fo:keep-with-next="auto"/>
    </style:style>
    <style:style style:name="P20" style:family="paragraph" style:parent-style-name="Standard">
      <style:paragraph-properties fo:margin-left="1.501cm" fo:margin-right="0cm" fo:margin-top="0cm" fo:margin-bottom="0.423cm" style:contextual-spacing="false" fo:line-height="100%" fo:text-align="justify" style:justify-single-word="false" fo:keep-together="auto" fo:orphans="2" fo:widows="2" fo:text-indent="0cm" style:auto-text-indent="false" fo:break-before="auto" fo:break-after="auto" fo:padding="0cm" fo:border="none" fo:keep-with-next="always"/>
    </style:style>
    <style:style style:name="P21" style:family="paragraph" style:parent-style-name="Standard">
      <style:paragraph-properties fo:margin-left="1.501cm" fo:margin-right="0cm" fo:margin-top="0cm" fo:margin-bottom="0.423cm" style:contextual-spacing="false" fo:line-height="100%" fo:text-align="justify" style:justify-single-word="false" fo:keep-together="auto" fo:orphans="2" fo:widows="2" fo:text-indent="-1.501cm" style:auto-text-indent="false" fo:break-before="auto" fo:break-after="auto" fo:padding="0cm" fo:border="none" fo:keep-with-next="auto"/>
    </style:style>
    <style:style style:name="P22" style:family="paragraph" style:parent-style-name="Standard">
      <style:paragraph-properties fo:margin-top="0cm" fo:margin-bottom="0.423cm" style:contextual-spacing="false" fo:line-height="100%" fo:padding="0cm" fo:border="none"/>
    </style:style>
    <style:style style:name="P23" style:family="paragraph" style:parent-style-name="Heading_20_1">
      <style:paragraph-properties fo:margin-top="0cm" fo:margin-bottom="0.423cm" style:contextual-spacing="false" fo:line-height="100%"/>
    </style:style>
    <style:style style:name="P24" style:family="paragraph" style:parent-style-name="Standard">
      <style:paragraph-properties fo:margin-left="1.501cm" fo:margin-right="0cm" fo:margin-top="0cm" fo:margin-bottom="0.423cm" style:contextual-spacing="false" fo:line-height="100%" fo:text-indent="0cm" style:auto-text-indent="false" fo:padding="0cm" fo:border="none"/>
    </style:style>
    <style:style style:name="P25" style:family="paragraph" style:parent-style-name="Standard">
      <style:paragraph-properties fo:margin-top="0.423cm" fo:margin-bottom="0.423cm" style:contextual-spacing="false" fo:line-height="100%" fo:orphans="0" fo:widows="0"/>
    </style:style>
    <style:style style:name="P26" style:family="paragraph" style:parent-style-name="Heading_20_1">
      <style:paragraph-properties fo:margin-top="0cm" fo:margin-bottom="0.423cm" style:contextual-spacing="false" fo:line-height="100%" fo:text-align="center" style:justify-single-word="false" fo:break-before="page"/>
    </style:style>
    <style:style style:name="P27" style:family="paragraph" style:parent-style-name="Standard">
      <style:paragraph-properties fo:margin-top="0cm" fo:margin-bottom="0.318cm" style:contextual-spacing="false" fo:line-height="100%" fo:text-align="start" style:justify-single-word="false" fo:padding="0cm" fo:border="none">
        <style:tab-stops>
          <style:tab-stop style:position="7.001cm" style:type="center"/>
          <style:tab-stop style:position="8.5cm" style:type="center"/>
          <style:tab-stop style:position="11.562cm"/>
          <style:tab-stop style:position="15cm" style:type="right"/>
        </style:tab-stops>
      </style:paragraph-properties>
      <style:text-properties fo:color="#ff0000" loext:opacity="100%" fo:font-weight="bold" style:font-weight-asian="bold"/>
    </style:style>
    <style:style style:name="P28" style:family="paragraph" style:parent-style-name="Frame_20_contents">
      <style:paragraph-properties fo:margin-left="0cm" fo:margin-right="0cm" fo:margin-top="0cm" fo:margin-bottom="0cm" style:contextual-spacing="false" fo:line-height="0.423cm" fo:text-align="center" style:justify-single-word="false" fo:text-indent="0cm" style:auto-text-indent="false"/>
    </style:style>
    <style:style style:name="P29" style:family="paragraph" style:parent-style-name="Frame_20_contents">
      <style:paragraph-properties fo:margin-left="0cm" fo:margin-right="0cm" fo:margin-top="0cm" fo:margin-bottom="0cm" style:contextual-spacing="false" fo:line-height="0.423cm" fo:text-align="center" style:justify-single-word="false" fo:text-indent="0cm" style:auto-text-indent="false"/>
      <style:text-properties style:use-window-font-color="true" loext:opacity="0%"/>
    </style:style>
    <style:style style:name="P30" style:family="paragraph" style:parent-style-name="Standard">
      <style:paragraph-properties fo:orphans="0" fo:widows="0"/>
    </style:style>
    <style:style style:name="P31" style:family="paragraph" style:parent-style-name="Standard">
      <style:paragraph-properties fo:orphans="0" fo:widows="0" fo:padding="0cm" fo:border="none"/>
    </style:style>
    <style:style style:name="P32" style:family="paragraph" style:parent-style-name="Standard">
      <style:paragraph-properties fo:orphans="0" fo:widows="0" fo:padding="0cm" fo:border="none" fo:keep-with-next="always"/>
    </style:style>
    <style:style style:name="P33" style:family="paragraph" style:parent-style-name="Standard">
      <style:text-properties fo:font-weight="bold" style:font-weight-asian="bold"/>
    </style:style>
    <style:style style:name="P34" style:family="paragraph" style:parent-style-name="Standard">
      <style:paragraph-properties fo:margin-top="0cm" fo:margin-bottom="0.494cm" style:contextual-spacing="false" fo:line-height="108%"/>
      <style:text-properties fo:font-weight="bold" style:font-weight-asian="bold"/>
    </style:style>
    <style:style style:name="P35" style:family="paragraph" style:parent-style-name="Standard">
      <style:paragraph-properties fo:margin-top="0cm" fo:margin-bottom="0.423cm" style:contextual-spacing="false" fo:line-height="100%" fo:text-align="end" style:justify-single-word="false"/>
      <style:text-properties fo:font-weight="bold" style:font-weight-asian="bold"/>
    </style:style>
    <style:style style:name="P36" style:family="paragraph" style:parent-style-name="Standard">
      <style:paragraph-properties fo:margin-left="0cm" fo:margin-right="0cm" fo:margin-top="0cm" fo:margin-bottom="0.423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7" style:family="paragraph" style:parent-style-name="Standard">
      <style:paragraph-properties fo:margin-left="0cm" fo:margin-right="0cm" fo:margin-top="0cm" fo:margin-bottom="0.423cm" style:contextual-spacing="false" fo:line-height="100%" fo:text-align="justify"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8" style:family="paragraph" style:parent-style-name="Standard">
      <style:paragraph-properties fo:margin-left="1.501cm" fo:margin-right="0cm" fo:margin-top="0cm" fo:margin-bottom="0.423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9" style:family="paragraph" style:parent-style-name="Standard">
      <style:paragraph-properties fo:margin-left="1.501cm" fo:margin-right="0cm" fo:margin-top="0cm" fo:margin-bottom="0.423cm" style:contextual-spacing="false" fo:line-height="100%" fo:text-align="justify" style:justify-single-word="false" fo:keep-together="auto" fo:orphans="2" fo:widows="2" fo:text-indent="-1.50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40" style:family="paragraph" style:parent-style-name="Standard">
      <style:paragraph-properties fo:margin-left="0cm" fo:margin-right="0cm" fo:margin-top="0.212cm" fo:margin-bottom="0.212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41" style:family="paragraph" style:parent-style-name="Standard">
      <style:paragraph-properties fo:margin-left="0cm" fo:margin-right="0cm" fo:margin-top="0.212cm" fo:margin-bottom="0.212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42" style:family="paragraph" style:parent-style-name="Standard">
      <style:paragraph-properties fo:margin-left="1.501cm" fo:margin-right="0cm" fo:margin-top="0cm" fo:margin-bottom="0.423cm" style:contextual-spacing="false" fo:line-height="100%" fo:text-align="justify" style:justify-single-word="false" fo:keep-together="auto" fo:orphans="2" fo:widows="2" fo:text-indent="-1.501cm" style:auto-text-indent="false" fo:break-before="auto" fo:break-after="auto" fo:padding="0cm" fo:border="none" fo:keep-with-next="always"/>
      <style:text-properties fo:font-variant="small-caps" fo:color="#00000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43" style:family="paragraph" style:parent-style-name="Heading_20_4">
      <style:paragraph-properties fo:margin-left="3.002cm" fo:margin-right="0cm" fo:margin-top="0cm" fo:margin-bottom="0.423cm" style:contextual-spacing="false" fo:line-height="100%" fo:text-indent="-1.501cm" style:auto-text-indent="false" fo:keep-with-next="always"/>
      <style:text-properties style:text-position="0% 100%" fo:font-style="italic" style:font-style-asian="italic"/>
    </style:style>
    <style:style style:name="P44" style:family="paragraph" style:parent-style-name="Heading_20_4">
      <style:paragraph-properties fo:margin-left="1.501cm" fo:margin-right="0cm" fo:margin-top="0cm" fo:margin-bottom="0.423cm" style:contextual-spacing="false" fo:line-height="100%" fo:text-indent="0cm" style:auto-text-indent="false"/>
      <style:text-properties style:text-position="0% 100%" fo:font-style="italic" style:font-style-asian="italic"/>
    </style:style>
    <style:style style:name="P45" style:family="paragraph" style:parent-style-name="Heading_20_3">
      <style:paragraph-properties fo:margin-top="0cm" fo:margin-bottom="0.423cm" style:contextual-spacing="false" fo:line-height="100%" fo:keep-with-next="always"/>
      <style:text-properties style:text-position="0% 100%" fo:font-style="italic" fo:font-weight="normal" style:font-style-asian="italic" style:font-weight-asian="normal"/>
    </style:style>
    <style:style style:name="P46" style:family="paragraph" style:parent-style-name="Heading_20_2">
      <style:paragraph-properties fo:margin-top="0cm" fo:margin-bottom="0.423cm" style:contextual-spacing="false" fo:line-height="100%"/>
      <style:text-properties style:text-position="0% 100%"/>
    </style:style>
    <style:style style:name="P47" style:family="paragraph" style:parent-style-name="Heading_20_2">
      <style:paragraph-properties fo:margin-top="0cm" fo:margin-bottom="0.423cm" style:contextual-spacing="false" fo:line-height="100%" fo:keep-with-next="always"/>
      <style:text-properties style:text-position="0% 100%"/>
    </style:style>
    <style:style style:name="P48" style:family="paragraph" style:parent-style-name="Frame_20_contents">
      <style:paragraph-properties fo:margin-left="0cm" fo:margin-right="0cm" fo:margin-top="0cm" fo:margin-bottom="0cm" style:contextual-spacing="false" fo:line-height="0.423cm" fo:text-align="center" style:justify-single-word="false" fo:text-indent="0cm" style:auto-text-indent="false"/>
    </style:style>
    <style:style style:name="P49" style:family="paragraph" style:parent-style-name="Heading_20_1">
      <style:paragraph-properties>
        <style:tab-stops>
          <style:tab-stop style:position="7.96cm" style:type="center"/>
          <style:tab-stop style:position="15.921cm" style:type="right"/>
        </style:tab-stops>
      </style:paragraph-properties>
    </style:style>
    <style:style style:name="P50" style:family="paragraph" style:parent-style-name="Heading_20_1" style:master-page-name="First_20_Page">
      <style:paragraph-properties fo:margin-top="0cm" fo:margin-bottom="0.423cm" style:contextual-spacing="false" fo:line-height="100%" fo:text-align="center" style:justify-single-word="false" style:page-number="1"/>
      <style:text-properties style:text-position="0% 100%"/>
    </style:style>
    <style:style style:name="P51" style:family="paragraph" style:parent-style-name="Heading_20_1" style:list-style-name="WWNum6" style:master-page-name="Converted2">
      <style:paragraph-properties fo:text-align="center" style:justify-single-word="false" style:page-number="auto"/>
      <style:text-properties style:text-position="0% 100%"/>
    </style:style>
    <style:style style:name="P52" style:family="paragraph" style:parent-style-name="Heading_20_1" style:list-style-name="WWNum6" style:master-page-name="Converted4">
      <style:paragraph-properties fo:text-align="center" style:justify-single-word="false" style:page-number="auto"/>
      <style:text-properties style:text-position="0% 100%"/>
    </style:style>
    <style:style style:name="P53" style:family="paragraph" style:parent-style-name="Heading_20_1" style:list-style-name="WWNum6" style:master-page-name="Converted6">
      <style:paragraph-properties fo:text-align="center" style:justify-single-word="false" style:page-number="auto"/>
      <style:text-properties style:text-position="0% 100%"/>
    </style:style>
    <style:style style:name="P54" style:family="paragraph" style:parent-style-name="Heading_20_1" style:list-style-name="WWNum6" style:master-page-name="Converted8">
      <style:paragraph-properties fo:text-align="center" style:justify-single-word="false" style:page-number="auto"/>
      <style:text-properties style:text-position="0% 100%"/>
    </style:style>
    <style:style style:name="P55" style:family="paragraph" style:parent-style-name="Heading_20_2" style:list-style-name="WWNum10">
      <style:paragraph-properties fo:margin-top="0cm" fo:margin-bottom="0.423cm" style:contextual-spacing="false" fo:line-height="100%" fo:keep-with-next="always"/>
    </style:style>
    <style:style style:name="P56" style:family="paragraph" style:parent-style-name="Heading_20_2" style:list-style-name="WWNum10">
      <style:paragraph-properties fo:margin-top="0cm" fo:margin-bottom="0.423cm" style:contextual-spacing="false" fo:line-height="100%" fo:keep-with-next="always"/>
      <style:text-properties style:text-position="0% 100%"/>
    </style:style>
    <style:style style:name="P57" style:family="paragraph" style:parent-style-name="Heading_20_2" style:list-style-name="WWNum6">
      <style:paragraph-properties fo:margin-top="0cm" fo:margin-bottom="0.423cm" style:contextual-spacing="false" fo:line-height="100%" fo:keep-with-next="always"/>
      <style:text-properties style:text-position="0% 100%"/>
    </style:style>
    <style:style style:name="P58" style:family="paragraph" style:parent-style-name="Heading_20_2" style:list-style-name="WWNum10">
      <style:paragraph-properties fo:keep-with-next="always"/>
      <style:text-properties style:text-position="0% 100%"/>
    </style:style>
    <style:style style:name="P59" style:family="paragraph" style:parent-style-name="Heading_20_2" style:list-style-name="WWNum6">
      <style:paragraph-properties fo:text-align="center" style:justify-single-word="false"/>
      <style:text-properties style:text-position="0% 100%"/>
    </style:style>
    <style:style style:name="P60" style:family="paragraph" style:parent-style-name="Heading_20_2" style:list-style-name="WWNum6">
      <style:paragraph-properties fo:text-align="center" style:justify-single-word="false" fo:break-before="page"/>
      <style:text-properties style:text-position="0% 100%"/>
    </style:style>
    <style:style style:name="P61" style:family="paragraph" style:parent-style-name="Heading_20_3" style:list-style-name="WWNum10">
      <style:paragraph-properties fo:margin-top="0cm" fo:margin-bottom="0.423cm" style:contextual-spacing="false" fo:line-height="100%" fo:keep-with-next="always"/>
      <style:text-properties style:text-position="0% 100%"/>
    </style:style>
    <style:style style:name="P62" style:family="paragraph" style:parent-style-name="Heading_20_3" style:list-style-name="WWNum6">
      <style:paragraph-properties fo:margin-top="0cm" fo:margin-bottom="0.423cm" style:contextual-spacing="false" fo:line-height="100%"/>
      <style:text-properties style:text-position="0% 100%"/>
    </style:style>
    <style:style style:name="P63" style:family="paragraph" style:parent-style-name="Heading_20_3" style:list-style-name="WWNum6">
      <style:paragraph-properties fo:margin-top="0cm" fo:margin-bottom="0.423cm" style:contextual-spacing="false" fo:line-height="100%" fo:keep-with-next="always"/>
      <style:text-properties style:text-position="0% 100%"/>
    </style:style>
    <style:style style:name="P64" style:family="paragraph" style:parent-style-name="Heading_20_3" style:list-style-name="WWNum6">
      <style:text-properties style:text-position="0% 100%"/>
    </style:style>
    <style:style style:name="P65" style:family="paragraph" style:parent-style-name="Heading_20_3" style:list-style-name="WWNum6">
      <style:paragraph-properties fo:margin-top="0cm" fo:margin-bottom="0.423cm" style:contextual-spacing="false" fo:line-height="100%"/>
    </style:style>
    <style:style style:name="P66" style:family="paragraph" style:parent-style-name="Standard" style:list-style-name="WWNum4">
      <style:paragraph-properties fo:margin-left="1.499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style>
    <style:style style:name="P67" style:family="paragraph" style:parent-style-name="Standard" style:list-style-name="WWNum10">
      <style:paragraph-properties fo:margin-left="1.499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style>
    <style:style style:name="P68" style:family="paragraph" style:parent-style-name="Standard" style:list-style-name="WWNum10">
      <style:paragraph-properties fo:margin-left="1.499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lways"/>
    </style:style>
    <style:style style:name="P69" style:family="paragraph" style:parent-style-name="Standard" style:list-style-name="WWNum10">
      <style:paragraph-properties fo:margin-left="3cm" fo:margin-right="0cm" fo:margin-top="0cm" fo:margin-bottom="0.423cm" style:contextual-spacing="false" fo:line-height="100%" fo:text-align="justify" style:justify-single-word="false" fo:keep-together="auto" fo:orphans="2" fo:widows="2" fo:text-indent="-1.501cm" style:auto-text-indent="false" fo:break-before="auto" fo:break-after="auto" fo:padding="0cm" fo:border="none" fo:keep-with-next="auto"/>
    </style:style>
    <style:style style:name="P70" style:family="paragraph" style:parent-style-name="Standard" style:list-style-name="WWNum6">
      <style:paragraph-properties fo:margin-left="3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style>
    <style:style style:name="P71" style:family="paragraph" style:parent-style-name="Standard" style:list-style-name="WWNum6">
      <style:paragraph-properties fo:margin-left="1.501cm" fo:margin-right="0cm" fo:margin-top="0cm" fo:margin-bottom="0.423cm" style:contextual-spacing="false" fo:line-height="100%" fo:text-align="justify" style:justify-single-word="false" fo:keep-together="auto" fo:orphans="2" fo:widows="2" fo:text-indent="-1.501cm" style:auto-text-indent="false" fo:break-before="auto" fo:break-after="auto" fo:padding="0cm" fo:border="none" fo:keep-with-next="always"/>
    </style:style>
    <style:style style:name="P72" style:family="paragraph" style:parent-style-name="Standard" style:list-style-name="WWNum6">
      <style:paragraph-properties fo:margin-left="1.501cm" fo:margin-right="0cm" fo:margin-top="0cm" fo:margin-bottom="0.423cm" style:contextual-spacing="false" fo:line-height="100%" fo:text-align="justify" style:justify-single-word="false" fo:keep-together="auto" fo:orphans="2" fo:widows="2" fo:text-indent="-1.501cm" style:auto-text-indent="false" fo:break-before="auto" fo:break-after="auto" fo:padding="0cm" fo:border="none" fo:keep-with-next="auto"/>
    </style:style>
    <style:style style:name="P73" style:family="paragraph" style:parent-style-name="Standard" style:list-style-name="WWNum8">
      <style:paragraph-properties fo:margin-left="1.499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4" style:family="paragraph" style:parent-style-name="Standard" style:list-style-name="WWNum8">
      <style:paragraph-properties fo:margin-left="1.499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5" style:family="paragraph" style:parent-style-name="Standard" style:list-style-name="WWNum8">
      <style:paragraph-properties fo:margin-left="3cm" fo:margin-right="0cm" fo:margin-top="0cm" fo:margin-bottom="0.423cm" style:contextual-spacing="false" fo:line-height="100%" fo:text-align="justify" style:justify-single-word="false" fo:keep-together="auto" fo:orphans="2" fo:widows="2" fo:text-indent="-1.50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6" style:family="paragraph" style:parent-style-name="Standard" style:list-style-name="WWNum4">
      <style:paragraph-properties fo:margin-left="1.499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7" style:family="paragraph" style:parent-style-name="Standard" style:list-style-name="WWNum4">
      <style:paragraph-properties fo:margin-left="1.499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8" style:family="paragraph" style:parent-style-name="Standard" style:list-style-name="WWNum12">
      <style:paragraph-properties fo:margin-left="3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9" style:family="paragraph" style:parent-style-name="Standard" style:list-style-name="WWNum10">
      <style:paragraph-properties fo:margin-left="1.499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0" style:family="paragraph" style:parent-style-name="Standard" style:list-style-name="WWNum10">
      <style:paragraph-properties fo:margin-left="1.499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1" style:family="paragraph" style:parent-style-name="Standard" style:list-style-name="WWNum10">
      <style:paragraph-properties fo:margin-left="3cm" fo:margin-right="0cm" fo:margin-top="0cm" fo:margin-bottom="0.423cm" style:contextual-spacing="false" fo:line-height="100%" fo:text-align="justify" style:justify-single-word="false" fo:keep-together="auto" fo:orphans="2" fo:widows="2" fo:text-indent="-1.50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2" style:family="paragraph" style:parent-style-name="Standard" style:list-style-name="WWNum10">
      <style:paragraph-properties fo:margin-left="3cm" fo:margin-right="0cm" fo:margin-top="0cm" fo:margin-bottom="0.423cm" style:contextual-spacing="false" fo:line-height="100%" fo:text-align="justify" style:justify-single-word="false" fo:keep-together="auto" fo:orphans="2" fo:widows="2" fo:text-indent="-1.501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3" style:family="paragraph" style:parent-style-name="Standard" style:list-style-name="WWNum10">
      <style:paragraph-properties fo:margin-left="4.5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4" style:family="paragraph" style:parent-style-name="Standard" style:list-style-name="WWNum6">
      <style:paragraph-properties fo:margin-left="1.501cm" fo:margin-right="0cm" fo:margin-top="0cm" fo:margin-bottom="0.423cm" style:contextual-spacing="false" fo:line-height="100%" fo:text-align="justify" style:justify-single-word="false" fo:keep-together="auto" fo:orphans="2" fo:widows="2" fo:text-indent="-1.50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5" style:family="paragraph" style:parent-style-name="Standard" style:list-style-name="WWNum6">
      <style:paragraph-properties fo:margin-left="1.501cm" fo:margin-right="0cm" fo:margin-top="0cm" fo:margin-bottom="0.423cm" style:contextual-spacing="false" fo:line-height="100%" fo:text-align="justify" style:justify-single-word="false" fo:keep-together="auto" fo:orphans="2" fo:widows="2" fo:text-indent="-1.501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6" style:family="paragraph" style:parent-style-name="Standard" style:list-style-name="WWNum6">
      <style:paragraph-properties fo:margin-left="3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7" style:family="paragraph" style:parent-style-name="Standard" style:list-style-name="WWNum6">
      <style:paragraph-properties fo:margin-left="3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8" style:family="paragraph" style:parent-style-name="Standard" style:list-style-name="WWNum6">
      <style:paragraph-properties fo:margin-left="4.501cm" fo:margin-right="0cm" fo:margin-top="0cm" fo:margin-bottom="0.423cm" style:contextual-spacing="false" fo:line-height="100%" fo:text-align="justify" style:justify-single-word="false" fo:keep-together="auto" fo:orphans="2" fo:widows="2" fo:text-indent="-1.50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9" style:family="paragraph" style:parent-style-name="Standard" style:list-style-name="WWNum9">
      <style:paragraph-properties fo:margin-left="3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0" style:family="paragraph" style:parent-style-name="Standard" style:list-style-name="WWNum11">
      <style:paragraph-properties fo:margin-left="3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1" style:family="paragraph" style:parent-style-name="Standard" style:list-style-name="WWNum13">
      <style:paragraph-properties fo:margin-left="3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2" style:family="paragraph" style:parent-style-name="Standard" style:list-style-name="WWNum14">
      <style:paragraph-properties fo:margin-left="3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3" style:family="paragraph" style:parent-style-name="Standard" style:list-style-name="WWNum1">
      <style:paragraph-properties fo:margin-left="3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4" style:family="paragraph" style:parent-style-name="Standard" style:list-style-name="WWNum2">
      <style:paragraph-properties fo:margin-left="3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5" style:family="paragraph" style:parent-style-name="Standard" style:list-style-name="WWNum3">
      <style:paragraph-properties fo:margin-left="3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6" style:family="paragraph" style:parent-style-name="Standard" style:list-style-name="WWNum7">
      <style:paragraph-properties fo:margin-left="3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7" style:family="paragraph" style:parent-style-name="Standard" style:list-style-name="WWNum5">
      <style:paragraph-properties fo:margin-left="3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8" style:family="paragraph" style:parent-style-name="Standard" style:list-style-name="WWNum6">
      <style:paragraph-properties fo:margin-left="3cm" fo:margin-right="0cm" fo:margin-top="0cm" fo:margin-bottom="0.423cm" style:contextual-spacing="false" fo:line-height="100%" fo:text-align="justify" style:justify-single-word="false" fo:keep-together="auto" fo:orphans="2" fo:widows="2" fo:text-indent="-1.49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99" style:family="paragraph" style:parent-style-name="Standard" style:master-page-name="Converted1">
      <style:paragraph-properties fo:margin-top="0cm" fo:margin-bottom="0.423cm" style:contextual-spacing="false" fo:line-height="100%" style:page-number="1" fo:padding="0cm" fo:border="none"/>
      <style:text-properties fo:font-weight="bold" style:font-weight-asian="bold"/>
    </style:style>
    <style:style style:name="P100" style:family="paragraph">
      <loext:graphic-properties draw:fill="solid" draw:fill-color="#ffff00"/>
      <style:paragraph-properties fo:text-align="start"/>
      <style:text-properties fo:font-size="18pt"/>
    </style:style>
    <style:style style:name="P101" style:family="paragraph">
      <loext:graphic-properties draw:fill="solid" draw:fill-color="#92d050"/>
      <style:paragraph-properties fo:text-align="start"/>
      <style:text-properties fo:font-size="18pt"/>
    </style:style>
    <style:style style:name="P102" style:family="paragraph">
      <loext:graphic-properties draw:fill="solid" draw:fill-color="#e06666"/>
      <style:paragraph-properties fo:text-align="start"/>
      <style:text-properties fo:font-size="18pt"/>
    </style:style>
    <style:style style:name="P103" style:family="paragraph">
      <loext:graphic-properties draw:fill="solid" draw:fill-color="#9bbb59"/>
      <style:paragraph-properties fo:text-align="start"/>
      <style:text-properties fo:font-size="18pt"/>
    </style:style>
    <style:style style:name="P104" style:family="paragraph">
      <loext:graphic-properties draw:fill="solid" draw:fill-color="#a4c2f4"/>
      <style:paragraph-properties fo:text-align="start"/>
      <style:text-properties fo:font-size="18pt"/>
    </style:style>
    <style:style style:name="P105" style:family="paragraph">
      <loext:graphic-properties draw:fill="solid" draw:fill-color="#ee4d9b"/>
      <style:paragraph-properties fo:text-align="start"/>
      <style:text-properties fo:font-size="18pt"/>
    </style:style>
    <style:style style:name="T1" style:family="text">
      <style:text-properties fo:color="#000000" loext:opacity="100%"/>
    </style:style>
    <style:style style:name="T2" style:family="text">
      <style:text-properties fo:color="#000000" loext:opacity="100%" fo:font-size="8pt" style:font-size-asian="8pt" style:font-size-complex="8pt"/>
    </style:style>
    <style:style style:name="T3" style:family="text">
      <style:text-properties fo:color="#000000" loext:opacity="100%" fo:font-weight="bold" style:font-weight-asian="bold"/>
    </style:style>
    <style:style style:name="T4" style:family="text">
      <style:text-properties fo:color="#ff0000" loext:opacity="100%" fo:font-weight="bold" style:font-weight-asian="bold"/>
    </style:style>
    <style:style style:name="T5" style:family="text">
      <style:text-properties fo:font-variant="normal" fo:text-transform="none" fo:color="#000000" loext:opacity="100%" style:text-line-through-style="none" style:text-line-through-type="none" style:text-position="0% 100%" style:font-name="Arial" fo:font-size="14pt" fo:font-style="normal" fo:font-weight="bold" style:font-name-asian="Arial1" style:font-size-asian="14pt" style:font-style-asian="normal" style:font-weight-asian="bold" style:font-name-complex="Arial1"/>
    </style:style>
    <style:style style:name="T6"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7"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ffffff" loext:char-shading-value="0" style:font-name-asian="Arial1" style:font-size-asian="10pt" style:font-style-asian="normal" style:font-weight-asian="normal" style:font-name-complex="Arial1" style:font-size-complex="10pt"/>
    </style:style>
    <style:style style:name="T8"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9"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bold" fo:background-color="#ffffff" loext:char-shading-value="0" style:font-name-asian="Arial1" style:font-size-asian="10pt" style:font-style-asian="normal" style:font-weight-asian="bold" style:font-name-complex="Arial1" style:font-size-complex="10pt"/>
    </style:style>
    <style:style style:name="T10" style:family="text">
      <style:text-properties fo:font-variant="normal" fo:text-transform="none" fo:color="#000000" loext:opacity="1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T11" style:family="text">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12"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3" style:family="text">
      <style:text-properties fo:font-variant="normal" fo:text-transform="none" fo:color="#0000ff" loext:opacity="100%"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14" style:family="text">
      <style:text-properties fo:font-variant="normal" fo:text-transform="none" fo:color="#0000ff" loext:opacity="100%" style:text-line-through-style="none" style:text-line-through-type="none" style:text-position="0% 100%" style:font-name="Arial" fo:font-size="10pt" fo:font-style="normal" style:text-underline-style="solid" style:text-underline-width="auto" style:text-underline-color="font-color" fo:font-weight="bold" style:font-name-asian="Arial1" style:font-size-asian="10pt" style:font-style-asian="normal" style:font-weight-asian="bold" style:font-name-complex="Arial1" style:font-size-complex="10pt"/>
    </style:style>
    <style:style style:name="T15" style:family="text">
      <style:text-properties style:text-position="0% 100%"/>
    </style:style>
    <style:style style:name="T16" style:family="text">
      <style:text-properties style:text-position="0% 100%" fo:font-weight="bold" style:font-weight-asian="bold"/>
    </style:style>
    <style:style style:name="T17" style:family="text">
      <style:text-properties fo:font-variant="small-caps"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fr1" style:family="graphic" style:parent-style-name="Frame">
      <style:graphic-properties fo:margin-left="0.318cm" fo:margin-right="0.318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textarea-vertical-align="middle"/>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draw:textarea-vertical-align="middl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ffff00" draw:textarea-vertical-align="middle" draw:auto-grow-height="false" fo:min-height="2.127cm" fo:min-width="20.47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92d050" draw:textarea-vertical-align="middle" draw:auto-grow-height="false" fo:min-height="2.127cm" fo:min-width="20.47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e06666" draw:textarea-vertical-align="middle" draw:auto-grow-height="false" fo:min-height="2.106cm" fo:min-width="20.47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9bbb59" draw:textarea-vertical-align="middle" draw:auto-grow-height="false" fo:min-height="2.127cm" fo:min-width="20.47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solid" draw:fill-color="#a4c2f4" draw:textarea-vertical-align="middle" draw:auto-grow-height="false" fo:min-height="2.106cm" fo:min-width="20.47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cm" draw:fill="solid" draw:fill-color="#a4c2f4" draw:textarea-vertical-align="middle" draw:auto-grow-height="false" fo:min-height="2.106cm" fo:min-width="20.47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cm" draw:fill="solid" draw:fill-color="#ffff00" draw:textarea-vertical-align="middle" draw:auto-grow-height="false" fo:min-height="2.127cm" fo:min-width="20.47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cm" draw:fill="solid" draw:fill-color="#ee4d9b" draw:textarea-vertical-align="middle" draw:auto-grow-height="false" fo:min-height="2.127cm" fo:min-width="20.47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cm" draw:fill="solid" draw:fill-color="#ee4d9b" draw:textarea-vertical-align="middle" draw:auto-grow-height="false" fo:min-height="2.127cm" fo:min-width="20.47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text:bookmark text:name="_heading=h.d8w53a2n3gxu"/>MEMORANDUM OF UNDERSTANDING FOR GOV.UK SIGN IN</text:h>
      <text:h text:style-name="P46" text:outline-level="2"><text:bookmark text:name="_heading=h.pl3ga8rxrfiw"/>Becoming a user of GOV.UK Sign In</text:h>
      <text:p text:style-name="P36">As part of the Onboarding Process to access GOV.UK Sign In, each Crown Body or Other Central Government Body must complete and submit an MoU Acceptance Form to GDS. <text:s/>The MoU Acceptance Form will be provided upon request. <text:s/>Following GDS signing and returning a completed MoU Acceptance Form to the Relying Party identified therein, this MoU (inclusive of any applicable Service Terms) is formed and applies in full between GDS and such Relying Party.</text:p>
      <text:h text:style-name="P46" text:outline-level="2"><text:bookmark text:name="_heading=h.lonokhz2q3ef"/>Purpose &amp; notes</text:h>
      <text:p text:style-name="P36">The purpose of this MoU is to set out the core terms that govern any Crown Body or Other Central Government Body (of which the Relying Party is one) accessing and utilising the GOV.UK Sign In services operated by GDS as part of its online delivery in a private beta, public beta or live environment. The Relying Party may elect to receive the services offered pursuant to GOV.UK Sign In in whole or in part and may, in accordance with the terms of this MoU, vary which GOV.UK Sign In services it receives from time to time. </text:p>
      <text:p text:style-name="P37">Please note: </text:p>
      <text:list xml:id="list3078850230" text:style-name="WWNum8">
        <text:list-item>
          <text:p text:style-name="P73">When reading this MoU please note that it is structured as follows:</text:p>
          <text:list>
            <text:list-item>
              <text:p text:style-name="P75">First it contains the Core Terms, Schedule 1 (Interpretation), and Schedule 2 (GOV.UK Sign In Terms). <text:s/>These apply to all of GOV.UK Sign In.</text:p>
            </text:list-item>
            <text:list-item>
              <text:p text:style-name="P75">Second it contains a number of Service Terms. Each of the Schedules setting out the Service Terms is specific to a particular part of GOV.UK Sign In: Authentication Services as set out in Schedule 3 (Authentication); and Identity Services as set out in Schedule 4 (Identity).</text:p>
            </text:list-item>
          </text:list>
        </text:list-item>
        <text:list-item>
          <text:p text:style-name="P74">This MoU is only required to be entered into once by each Relying Party. <text:s/>Once entered into, this MoU may be relied upon by one or multiple Relying Party Services within a Relying Party, and it is acknowledged that the Relying Party Services that do rely upon this MoU may change over time.</text:p>
        </text:list-item>
        <text:list-item>
          <text:p text:style-name="P74">This MoU includes requirements for each Relying Party Service to connect with GOV.UK Sign In via the Connecting Process, further details of which are set out in the relevant Service Terms. <text:s/>The MoU also sets out the obligations that apply as between the Relying Party and GDS in connection with the use of GOV.UK Sign In by each Relying Party Service. <text:s/>The MoU also provides escalation points for operational support in connection with GOV.UK Sign In. </text:p>
        </text:list-item>
      </text:list>
      <text:p text:style-name="P36"><text:bookmark text:name="_heading=h.2xcytpi"/>GOV.UK Sign In is provided pursuant to the One Login for Government Programme. </text:p>
      <text:h text:style-name="P47" text:outline-level="2"><text:bookmark text:name="_heading=h.u5lpunmu7gef"/>Version control</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1">Version</text:p>
            </table:table-cell>
            <table:table-cell table:style-name="Table1.A1" office:value-type="string">
              <text:p text:style-name="P41">Date</text:p>
            </table:table-cell>
            <table:table-cell table:style-name="Table1.A1" office:value-type="string">
              <text:p text:style-name="P41">Notes</text:p>
            </table:table-cell>
          </table:table-row>
        </table:table-header-rows>
        <table:table-row table:style-name="Table1.1">
          <table:table-cell table:style-name="Table1.A2" office:value-type="string">
            <text:p text:style-name="P40">V1.0</text:p>
          </table:table-cell>
          <table:table-cell table:style-name="Table1.A2" office:value-type="string">
            <text:p text:style-name="P40">21 June 2022</text:p>
          </table:table-cell>
          <table:table-cell table:style-name="Table1.A2" office:value-type="string">
            <text:p text:style-name="P40">Final form MoU issued.</text:p>
          </table:table-cell>
        </table:table-row>
      </table:table>
      <text:p text:style-name="P9"/>
      <text:h text:style-name="P26" text:outline-level="1"><text:bookmark text:name="_heading=h.vim2u7jm10sx"/>CONTENTS</text:h>
      <text:p text:style-name="P35">Page</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heading=h.3l18frh" text:style-name="Index_20_Link" text:visited-style-name="Index_20_Link"><text:span text:style-name="T17">1.</text:span></text:a><text:a xlink:type="simple" xlink:href="#_heading=h.3l18frh" text:style-name="Index_20_Link" text:visited-style-name="Index_20_Link"><text:span text:style-name="T12"><text:tab/></text:span></text:a><text:span text:style-name="T17">INTERPRETATION<text:tab/>1</text:span></text:p>
          <text:p text:style-name="P16"><text:a xlink:type="simple" xlink:href="#_heading=h.206ipza" text:style-name="Index_20_Link" text:visited-style-name="Index_20_Link"><text:span text:style-name="T17">2.</text:span></text:a><text:a xlink:type="simple" xlink:href="#_heading=h.206ipza" text:style-name="Index_20_Link" text:visited-style-name="Index_20_Link"><text:span text:style-name="T12"><text:tab/></text:span></text:a><text:span text:style-name="T17">Structure of, and accepting, this MoU<text:tab/>1</text:span></text:p>
          <text:p text:style-name="P16"><text:a xlink:type="simple" xlink:href="#_heading=h.2dlolyb" text:style-name="Index_20_Link" text:visited-style-name="Index_20_Link"><text:span text:style-name="T17">3.</text:span></text:a><text:a xlink:type="simple" xlink:href="#_heading=h.2dlolyb" text:style-name="Index_20_Link" text:visited-style-name="Index_20_Link"><text:span text:style-name="T12"><text:tab/></text:span></text:a><text:span text:style-name="T17">The Parties' Responsibilities<text:tab/>3</text:span></text:p>
          <text:p text:style-name="P16"><text:a xlink:type="simple" xlink:href="#_heading=h.1rvwp1q" text:style-name="Index_20_Link" text:visited-style-name="Index_20_Link"><text:span text:style-name="T17">4.</text:span></text:a><text:a xlink:type="simple" xlink:href="#_heading=h.1rvwp1q" text:style-name="Index_20_Link" text:visited-style-name="Index_20_Link"><text:span text:style-name="T12"><text:tab/></text:span></text:a><text:span text:style-name="T17">Completing the Connecting Process<text:tab/>4</text:span></text:p>
          <text:p text:style-name="P16"><text:a xlink:type="simple" xlink:href="#_heading=h.4bvk7pj" text:style-name="Index_20_Link" text:visited-style-name="Index_20_Link"><text:span text:style-name="T17">5.</text:span></text:a><text:a xlink:type="simple" xlink:href="#_heading=h.4bvk7pj" text:style-name="Index_20_Link" text:visited-style-name="Index_20_Link"><text:span text:style-name="T12"><text:tab/></text:span></text:a><text:span text:style-name="T17">Ongoing compliance<text:tab/>4</text:span></text:p>
          <text:p text:style-name="P16"><text:a xlink:type="simple" xlink:href="#_heading=h.2r0uhxc" text:style-name="Index_20_Link" text:visited-style-name="Index_20_Link"><text:span text:style-name="T17">6.</text:span></text:a><text:a xlink:type="simple" xlink:href="#_heading=h.2r0uhxc" text:style-name="Index_20_Link" text:visited-style-name="Index_20_Link"><text:span text:style-name="T12"><text:tab/></text:span></text:a><text:span text:style-name="T17">Principles of collaboration<text:tab/>5</text:span></text:p>
          <text:p text:style-name="P16"><text:a xlink:type="simple" xlink:href="#_heading=h.1x0gk37" text:style-name="Index_20_Link" text:visited-style-name="Index_20_Link"><text:span text:style-name="T17">7.</text:span></text:a><text:a xlink:type="simple" xlink:href="#_heading=h.1x0gk37" text:style-name="Index_20_Link" text:visited-style-name="Index_20_Link"><text:span text:style-name="T12"><text:tab/></text:span></text:a><text:span text:style-name="T17">Liaison between the Parties<text:tab/>5</text:span></text:p>
          <text:p text:style-name="P16"><text:a xlink:type="simple" xlink:href="#_heading=h.4h042r0" text:style-name="Index_20_Link" text:visited-style-name="Index_20_Link"><text:span text:style-name="T17">8.</text:span></text:a><text:a xlink:type="simple" xlink:href="#_heading=h.4h042r0" text:style-name="Index_20_Link" text:visited-style-name="Index_20_Link"><text:span text:style-name="T12"><text:tab/></text:span></text:a><text:span text:style-name="T17">Data protection<text:tab/>6</text:span></text:p>
          <text:p text:style-name="P16"><text:a xlink:type="simple" xlink:href="#_heading=h.184mhaj" text:style-name="Index_20_Link" text:visited-style-name="Index_20_Link"><text:span text:style-name="T17">9.</text:span></text:a><text:a xlink:type="simple" xlink:href="#_heading=h.184mhaj" text:style-name="Index_20_Link" text:visited-style-name="Index_20_Link"><text:span text:style-name="T12"><text:tab/></text:span></text:a><text:span text:style-name="T17">Charges<text:tab/>7</text:span></text:p>
          <text:p text:style-name="P16"><text:a xlink:type="simple" xlink:href="#_heading=h.3s49zyc" text:style-name="Index_20_Link" text:visited-style-name="Index_20_Link"><text:span text:style-name="T17">10.</text:span></text:a><text:a xlink:type="simple" xlink:href="#_heading=h.3s49zyc" text:style-name="Index_20_Link" text:visited-style-name="Index_20_Link"><text:span text:style-name="T12"><text:tab/></text:span></text:a><text:span text:style-name="T17">Liability<text:tab/>7</text:span></text:p>
          <text:p text:style-name="P16"><text:a xlink:type="simple" xlink:href="#_heading=h.302dr9l" text:style-name="Index_20_Link" text:visited-style-name="Index_20_Link"><text:span text:style-name="T17">11.</text:span></text:a><text:a xlink:type="simple" xlink:href="#_heading=h.302dr9l" text:style-name="Index_20_Link" text:visited-style-name="Index_20_Link"><text:span text:style-name="T12"><text:tab/></text:span></text:a><text:span text:style-name="T17">Use of third parties<text:tab/>8</text:span></text:p>
          <text:p text:style-name="P16"><text:a xlink:type="simple" xlink:href="#_heading=h.1f7o1he" text:style-name="Index_20_Link" text:visited-style-name="Index_20_Link"><text:span text:style-name="T17">12.</text:span></text:a><text:a xlink:type="simple" xlink:href="#_heading=h.1f7o1he" text:style-name="Index_20_Link" text:visited-style-name="Index_20_Link"><text:span text:style-name="T12"><text:tab/></text:span></text:a><text:span text:style-name="T17">Intellectual Property Rights<text:tab/>8</text:span></text:p>
          <text:p text:style-name="P16"><text:a xlink:type="simple" xlink:href="#_heading=h.2eclud0" text:style-name="Index_20_Link" text:visited-style-name="Index_20_Link"><text:span text:style-name="T17">13.</text:span></text:a><text:a xlink:type="simple" xlink:href="#_heading=h.2eclud0" text:style-name="Index_20_Link" text:visited-style-name="Index_20_Link"><text:span text:style-name="T12"><text:tab/></text:span></text:a><text:span text:style-name="T17">Freedom of Information and Communications to the Public<text:tab/>10</text:span></text:p>
          <text:p text:style-name="P16"><text:a xlink:type="simple" xlink:href="#_heading=h.thw4kt" text:style-name="Index_20_Link" text:visited-style-name="Index_20_Link"><text:span text:style-name="T17">14.</text:span></text:a><text:a xlink:type="simple" xlink:href="#_heading=h.thw4kt" text:style-name="Index_20_Link" text:visited-style-name="Index_20_Link"><text:span text:style-name="T12"><text:tab/></text:span></text:a><text:span text:style-name="T17">Confidential Information<text:tab/>10</text:span></text:p>
          <text:p text:style-name="P16"><text:a xlink:type="simple" xlink:href="#_heading=h.3dhjn8m" text:style-name="Index_20_Link" text:visited-style-name="Index_20_Link"><text:span text:style-name="T17">15.</text:span></text:a><text:a xlink:type="simple" xlink:href="#_heading=h.3dhjn8m" text:style-name="Index_20_Link" text:visited-style-name="Index_20_Link"><text:span text:style-name="T12"><text:tab/></text:span></text:a><text:span text:style-name="T17">Force majeure<text:tab/>11</text:span></text:p>
          <text:p text:style-name="P16"><text:a xlink:type="simple" xlink:href="#_heading=h.1smtxgf" text:style-name="Index_20_Link" text:visited-style-name="Index_20_Link"><text:span text:style-name="T17">16.</text:span></text:a><text:a xlink:type="simple" xlink:href="#_heading=h.1smtxgf" text:style-name="Index_20_Link" text:visited-style-name="Index_20_Link"><text:span text:style-name="T12"><text:tab/></text:span></text:a><text:span text:style-name="T17">Suspension<text:tab/>11</text:span></text:p>
          <text:p text:style-name="P16"><text:a xlink:type="simple" xlink:href="#_heading=h.4cmhg48" text:style-name="Index_20_Link" text:visited-style-name="Index_20_Link"><text:span text:style-name="T17">17.</text:span></text:a><text:a xlink:type="simple" xlink:href="#_heading=h.4cmhg48" text:style-name="Index_20_Link" text:visited-style-name="Index_20_Link"><text:span text:style-name="T12"><text:tab/></text:span></text:a><text:span text:style-name="T17">Dispute resolution<text:tab/>12</text:span></text:p>
          <text:p text:style-name="P16"><text:a xlink:type="simple" xlink:href="#_heading=h.2rrrqc1" text:style-name="Index_20_Link" text:visited-style-name="Index_20_Link"><text:span text:style-name="T17">18.</text:span></text:a><text:a xlink:type="simple" xlink:href="#_heading=h.2rrrqc1" text:style-name="Index_20_Link" text:visited-style-name="Index_20_Link"><text:span text:style-name="T12"><text:tab/></text:span></text:a><text:span text:style-name="T17">Term and Termination<text:tab/>12</text:span></text:p>
          <text:p text:style-name="P16"><text:a xlink:type="simple" xlink:href="#_heading=h.3qwpj7n" text:style-name="Index_20_Link" text:visited-style-name="Index_20_Link"><text:span text:style-name="T17">19.</text:span></text:a><text:a xlink:type="simple" xlink:href="#_heading=h.3qwpj7n" text:style-name="Index_20_Link" text:visited-style-name="Index_20_Link"><text:span text:style-name="T12"><text:tab/></text:span></text:a><text:span text:style-name="T17">Exit management<text:tab/>13</text:span></text:p>
          <text:p text:style-name="P16"><text:a xlink:type="simple" xlink:href="#_heading=h.l7a3n9" text:style-name="Index_20_Link" text:visited-style-name="Index_20_Link"><text:span text:style-name="T17">20.</text:span></text:a><text:a xlink:type="simple" xlink:href="#_heading=h.l7a3n9" text:style-name="Index_20_Link" text:visited-style-name="Index_20_Link"><text:span text:style-name="T12"><text:tab/></text:span></text:a><text:span text:style-name="T17">Consequences of termination<text:tab/>13</text:span></text:p>
          <text:p text:style-name="P16"><text:a xlink:type="simple" xlink:href="#_heading=h.1kc7wiv" text:style-name="Index_20_Link" text:visited-style-name="Index_20_Link"><text:span text:style-name="T17">21.</text:span></text:a><text:a xlink:type="simple" xlink:href="#_heading=h.1kc7wiv" text:style-name="Index_20_Link" text:visited-style-name="Index_20_Link"><text:span text:style-name="T12"><text:tab/></text:span></text:a><text:span text:style-name="T17">Review and audit of the MoU<text:tab/>14</text:span></text:p>
          <text:p text:style-name="P16"><text:a xlink:type="simple" xlink:href="#_heading=h.ymfzma" text:style-name="Index_20_Link" text:visited-style-name="Index_20_Link"><text:span text:style-name="T17">22.</text:span></text:a><text:a xlink:type="simple" xlink:href="#_heading=h.ymfzma" text:style-name="Index_20_Link" text:visited-style-name="Index_20_Link"><text:span text:style-name="T12"><text:tab/></text:span></text:a><text:span text:style-name="T17">Variations<text:tab/>14</text:span></text:p>
          <text:p text:style-name="P16"><text:a xlink:type="simple" xlink:href="#_heading=h.3im3ia3" text:style-name="Index_20_Link" text:visited-style-name="Index_20_Link"><text:span text:style-name="T17">23.</text:span></text:a><text:a xlink:type="simple" xlink:href="#_heading=h.3im3ia3" text:style-name="Index_20_Link" text:visited-style-name="Index_20_Link"><text:span text:style-name="T12"><text:tab/></text:span></text:a><text:span text:style-name="T17">Miscellaneous<text:tab/>16</text:span></text:p>
          <text:p text:style-name="P15"><text:a xlink:type="simple" xlink:href="#_heading=h.1xrdshw" text:style-name="Index_20_Link" text:visited-style-name="Index_20_Link"><text:span text:style-name="T17">Schedule 1 INTERPRETATION<text:tab/>17</text:span></text:a></text:p>
          <text:p text:style-name="P15"><text:a xlink:type="simple" xlink:href="#_heading=h.14ykbeg" text:style-name="Index_20_Link" text:visited-style-name="Index_20_Link"><text:span text:style-name="T17">Schedule 2 GOV.UK SIGN IN TERMS<text:tab/>23</text:span></text:a></text:p>
          <text:p text:style-name="P17"><text:a xlink:type="simple" xlink:href="#_heading=h.1c1lvlb" text:style-name="Index_20_Link" text:visited-style-name="Index_20_Link"><text:span text:style-name="T17">Part 1 SERVICE LEVELS<text:tab/>23</text:span></text:a></text:p>
          <text:p text:style-name="P17"><text:a xlink:type="simple" xlink:href="#_heading=h.42ddq1a" text:style-name="Index_20_Link" text:visited-style-name="Index_20_Link"><text:span text:style-name="T17">Part 2 RELYING PARTY OBLIGATIONS<text:tab/>26</text:span></text:a></text:p>
          <text:p text:style-name="P17"><text:a xlink:type="simple" xlink:href="#_heading=h.vgdtq7" text:style-name="Index_20_Link" text:visited-style-name="Index_20_Link"><text:span text:style-name="T17">Part 3 GDS COMMITMENTS<text:tab/>31</text:span></text:a></text:p>
          <text:p text:style-name="P15"><text:soft-page-break/><text:a xlink:type="simple" xlink:href="#_heading=h.1ulbmlt" text:style-name="Index_20_Link" text:visited-style-name="Index_20_Link"><text:span text:style-name="T17">Schedule 3 AUTHENTICATION<text:tab/>33</text:span></text:a></text:p>
          <text:p text:style-name="P17"><text:a xlink:type="simple" xlink:href="#_heading=h.4ekz59m" text:style-name="Index_20_Link" text:visited-style-name="Index_20_Link"><text:span text:style-name="T17">Part 1 INTRODUCTION<text:tab/>33</text:span></text:a></text:p>
          <text:p text:style-name="P17"><text:a xlink:type="simple" xlink:href="#_heading=h.1vsw3ci" text:style-name="Index_20_Link" text:visited-style-name="Index_20_Link"><text:span text:style-name="T17">Part 2 AUTHENTICATION SERVICES DESCRIPTION<text:tab/>34</text:span></text:a></text:p>
          <text:p text:style-name="P17"><text:a xlink:type="simple" xlink:href="#_heading=h.1a346fx" text:style-name="Index_20_Link" text:visited-style-name="Index_20_Link"><text:span text:style-name="T17">Part 3 DATA FLOW<text:tab/>35</text:span></text:a></text:p>
          <text:p text:style-name="P15"><text:a xlink:type="simple" xlink:href="#_heading=h.3sv78d1" text:style-name="Index_20_Link" text:visited-style-name="Index_20_Link"><text:span text:style-name="T17">Schedule 4 IDENTITY<text:tab/>36</text:span></text:a></text:p>
          <text:p text:style-name="P17"><text:a xlink:type="simple" xlink:href="#_heading=h.280hiku" text:style-name="Index_20_Link" text:visited-style-name="Index_20_Link"><text:span text:style-name="T17">Part 1 INTRODUCTION<text:tab/>36</text:span></text:a></text:p>
          <text:p text:style-name="P17"><text:a xlink:type="simple" xlink:href="#_heading=h.38czs75" text:style-name="Index_20_Link" text:visited-style-name="Index_20_Link"><text:span text:style-name="T17">Part 2 IDENTITY SERVICES DESCRIPTION<text:tab/>37</text:span></text:a></text:p>
          <text:p text:style-name="P17"><text:a xlink:type="simple" xlink:href="#_heading=h.2mn7vak" text:style-name="Index_20_Link" text:visited-style-name="Index_20_Link"><text:span text:style-name="T17">Part 3 ADDITIONAL GOV.UK SIGN IN TERMS<text:tab/>38</text:span></text:a></text:p>
          <text:p text:style-name="P17"><text:a xlink:type="simple" xlink:href="#_heading=h.20xfydz" text:style-name="Index_20_Link" text:visited-style-name="Index_20_Link"><text:span text:style-name="T17">Part 4 DATA FLOW<text:tab/>39</text:span></text:a></text:p>
          <text:p text:style-name="P36"/>
        </text:index-body>
      </text:table-of-content>
      <text:p text:style-name="P99"/>
      <text:h text:style-name="P23" text:outline-level="1"><text:bookmark text:name="_heading=h.rlc6nfl6pvdf"/>CORE TERMS</text:h>
      <text:p text:style-name="P22"><text:span text:style-name="T3">THIS MEMORANDUM OF UNDERSTANDING </text:span><text:span text:style-name="T1">(including its Schedules and Annexes)</text:span><text:span text:style-name="T3"> </text:span><text:span text:style-name="T1">("</text:span><text:span text:style-name="T3">MoU</text:span><text:span text:style-name="T1">") is between the following parties (the "</text:span><text:span text:style-name="T3">Parties</text:span><text:span text:style-name="T1">"):-</text:span></text:p>
      <text:list xml:id="list3992034419" text:style-name="WWNum4">
        <text:list-item>
          <text:p text:style-name="P66"><text:bookmark text:name="_heading=h.gjdgxs"/><text:span text:style-name="T6">The Crown Body or Other Central Government Body as specified in the MoU Acceptance Form ("</text:span><text:span text:style-name="T8">Relying Party</text:span><text:span text:style-name="T6">"); and</text:span></text:p>
        </text:list-item>
        <text:list-item>
          <text:p text:style-name="P66"><text:bookmark text:name="_heading=h.17dp8vu"/><text:span text:style-name="T6">The Minister for The Cabinet Office as Represented by the Government Digital Service, a Division of The Cabinet Office, of The White Chapel Building, 10 Whitechapel High Street, London E1 8QS ("</text:span><text:span text:style-name="T8">GDS</text:span><text:span text:style-name="T6">").</text:span></text:p>
        </text:list-item>
      </text:list>
      <text:h text:style-name="Heading_20_2" text:outline-level="2"><text:bookmark text:name="_heading=h.u9nlk15tpwzw"/>BACKGROUND</text:h>
      <text:list xml:id="list174552785565565" text:continue-numbering="true" text:style-name="WWNum4">
        <text:list-item>
          <text:list>
            <text:list-item>
              <text:p text:style-name="P76">Upon:-</text:p>
            </text:list-item>
          </text:list>
        </text:list-item>
      </text:list>
      <text:list xml:id="list4015242382" text:style-name="WWNum12">
        <text:list-item>
          <text:list>
            <text:list-item>
              <text:p text:style-name="P78"><text:bookmark text:name="_heading=h.46r0co2"/>the Relying Party agreeing to the terms of this MoU and selecting which GOV.UK Sign In services it wishes to receive from the Effective Date; and </text:p>
            </text:list-item>
            <text:list-item>
              <text:p text:style-name="P78">each Relying Party Service satisfying the Connecting Process, </text:p>
            </text:list-item>
          </text:list>
        </text:list-item>
      </text:list>
      <text:p text:style-name="P38">each Relying Party Service will be permitted to use the relevant GOV.UK Sign In services in accordance with this MoU.</text:p>
      <text:list xml:id="list174552821622857" text:continue-list="list174552785565565" text:style-name="WWNum4">
        <text:list-item>
          <text:list>
            <text:list-item>
              <text:p text:style-name="P77"><text:bookmark text:name="_heading=h.ihv636"/>This MoU establishes the responsibilities of the Parties and the general principles for their cooperation in this respect.</text:p>
            </text:list-item>
            <text:list-item>
              <text:p text:style-name="P77"><text:bookmark text:name="_heading=h.2lwamvv"/>This MoU adopts a modular structure, whereby a Relying Party may elect to receive GOV.UK Sign In in whole or in part (being either the Authentication Services or, if applicable in isolation, Identity Services). <text:s/>The Relying Party may also, in accordance with the terms of this MoU, vary which GOV.UK Sign In services it receives from time to time.</text:p>
            </text:list-item>
            <text:list-item>
              <text:p text:style-name="P77"><text:bookmark text:name="_heading=h.111kx3o"/>This MoU is not intended to create any binding legal obligations between the Parties. <text:s/>However, the Parties will observe the terms of this MoU as if it were legally binding, and it shall be construed in accordance with English law.</text:p>
            </text:list-item>
          </text:list>
        </text:list-item>
      </text:list>
      <text:p text:style-name="P18"><text:span text:style-name="T8">NOW THEREFORE</text:span><text:span text:style-name="T6"> the Parties have agreed to cooperate under this MoU as follows:-</text:span></text:p>
      <text:list xml:id="list4211694750" text:style-name="WWNum10">
        <text:list-item>
          <text:h text:style-name="P55" text:outline-level="2"><text:bookmark text:name="_heading=h.3l18frh"/><text:span text:style-name="T15">I</text:span>nterpretation</text:h>
        </text:list-item>
      </text:list>
      <text:p text:style-name="P38">The definitions and rules of interpretation set out in Schedule 1 (Interpretation) apply to this MoU.</text:p>
      <text:list xml:id="list174552627781907" text:continue-numbering="true" text:style-name="WWNum10">
        <text:list-item>
          <text:h text:style-name="P56" text:outline-level="2"><text:bookmark text:name="_heading=h.206ipza"/>Structure of, and accepting, this MoU</text:h>
        </text:list-item>
      </text:list>
      <text:h text:style-name="P45" text:outline-level="3"><text:bookmark text:name="_heading=h.wwtd5a4y51qj"/>Structure</text:h>
      <text:list xml:id="list174553520780163" text:continue-numbering="true" text:style-name="WWNum10">
        <text:list-item>
          <text:list>
            <text:list-item>
              <text:p text:style-name="P79">From the Effective Date and for the Term, this MoU creates a framework pursuant to which GDS may make available to a Relying Party, and a Relying Party may utilise, GOV.UK Sign In in whole or in part.</text:p>
            </text:list-item>
            <text:list-item>
              <text:p text:style-name="P67"><text:bookmark text:name="_heading=h.3vac5uf"/><text:span text:style-name="T6">The Core Terms, Schedule 1 (Interpretation), and Schedule 2 (GOV.UK Sign In Terms), apply in full to all of GOV.UK Sign In. <text:s/>In addition, specific service terms, which are those associated with certain of the GOV.UK Sign In services which the Relying Party is entitled to receive from time to time ("</text:span><text:span text:style-name="T8">Service Terms</text:span><text:span text:style-name="T6">"), will apply to this MoU depending upon which services the Relying Party has elected to receive in </text:span><text:soft-page-break/><text:span text:style-name="T6">its MoU Acceptance Form (and any subsequent Additional Services Form submitted by the Relying Party pursuant to Clause 2.8). <text:s/>The Service Terms are as follows:-</text:span></text:p>
              <text:list>
                <text:list-item>
                  <text:p text:style-name="P81">Schedule 3 (Authentication) for the Authentication Services; </text:p>
                </text:list-item>
                <text:list-item>
                  <text:p text:style-name="P81">Schedule 4 (Identity) for the Identity Services; and</text:p>
                </text:list-item>
                <text:list-item>
                  <text:p text:style-name="P81">such further terms as GDS may provide to or agree with the Relying Party from time to time in respect of another GOV.UK Sign In service (if any).</text:p>
                </text:list-item>
              </text:list>
            </text:list-item>
            <text:list-item>
              <text:p text:style-name="P80">Subject always to Clause 22, the current version of this MoU, Service Documents and all other associated documentation shall be the version published by GDS on the GOV.UK Sign In website or as available upon request (as applicable to the relevant document). </text:p>
            </text:list-item>
          </text:list>
        </text:list-item>
      </text:list>
      <text:h text:style-name="P45" text:outline-level="3"><text:bookmark text:name="_heading=h.brt5xtg86k8"/>MoU Acceptance Form submission and review</text:h>
      <text:list xml:id="list174552302495004" text:continue-numbering="true" text:style-name="WWNum10">
        <text:list-item>
          <text:list>
            <text:list-item>
              <text:p text:style-name="P80"><text:bookmark text:name="_heading=h.tyjcwt"/>By completing and submitting an MoU Acceptance Form to GDS:-</text:p>
              <text:list>
                <text:list-item>
                  <text:p text:style-name="P81"><text:bookmark text:name="_heading=h.3dy6vkm"/>the Relying Party confirms that it has reviewed the terms of this MoU and, subject to compliance with the remainder of this Clause 2, agrees to enter into and comply with the terms of this MoU; and</text:p>
                </text:list-item>
                <text:list-item>
                  <text:p text:style-name="P81"><text:bookmark text:name="_heading=h.1t3h5sf"/>the Relying Party agrees to, and undertakes to comply with, Clauses 2 (Accepting the terms of this MoU), 10 (Liability), 12 (Intellectual Property Rights), 13 (Freedom of Information and Communications to the Public), 14 (Confidential Information), 17 (Dispute Resolution) and 23 (Miscellaneous) from that time. <text:s/>The foregoing shall apply regardless of GDS' decision regarding the outcome of the Onboarding Process and the remainder of this MoU will not have effect unless and until GDS approves the MoU Acceptance Form in accordance with Clauses 2.6.</text:p>
                </text:list-item>
              </text:list>
            </text:list-item>
            <text:list-item>
              <text:p text:style-name="P80"><text:bookmark text:name="_heading=h.4d34og8"/>In relation to GDS' assessment of the MoU Acceptance Form, the Relying Party shall provide GDS with:-</text:p>
              <text:list>
                <text:list-item>
                  <text:p text:style-name="P81">the name and contact details of the person accepting this MoU;</text:p>
                </text:list-item>
                <text:list-item>
                  <text:p text:style-name="P81"><text:bookmark text:name="_heading=h.2afmg28"/>confirmation that the person accepting this MoU is authorised to enter into this MoU on behalf of the Relying Party; and</text:p>
                </text:list-item>
                <text:list-item>
                  <text:p text:style-name="P81"><text:bookmark text:name="_heading=h.4k668n3"/>such further information as is reasonably required on or in connection with the MoU Acceptance Form or Onboarding Process, or as may be requested by GDS in connection with assessing the same. </text:p>
                </text:list-item>
              </text:list>
            </text:list-item>
            <text:list-item>
              <text:p text:style-name="P67"><text:bookmark text:name="_heading=h.2s8eyo1"/><text:span text:style-name="T6">Notwithstanding Clause 2.4.2, this MoU is conditional upon, and shall become effective in full only upon the date GDS approves an MoU Acceptance Form received from the Relying Party, with such approval being represented by GDS returning a countersigned copy of the MoU Acceptance Form to the Relying Party ("</text:span><text:span text:style-name="T8">Effective Date</text:span><text:span text:style-name="T6">").</text:span></text:p>
            </text:list-item>
            <text:list-item>
              <text:p text:style-name="P79"><text:bookmark text:name="_heading=h.1egqt2p"/>The provisions of this MoU (inclusive of any applicable Service Terms) shall apply to the extent of the GOV.UK Sign In services requested by the Relying Party in the MoU Acceptance Form (subject to the Relying Party requesting Additional Services from time to time in accordance with Clause 2.8 below).</text:p>
            </text:list-item>
          </text:list>
        </text:list-item>
      </text:list>
      <text:h text:style-name="P45" text:outline-level="3"><text:bookmark text:name="_heading=h.tfnmbl2moo01"/>Subsequent addition or removal of GOV.UK Sign In services</text:h>
      <text:list xml:id="list174552472482213" text:continue-numbering="true" text:style-name="WWNum10">
        <text:list-item>
          <text:list>
            <text:list-item>
              <text:p text:style-name="P67"><text:bookmark text:name="_heading=h.pkwqa1"/><text:span text:style-name="T6">At any time during the Term, the Relying Party may request to utilise further GOV.UK Sign In services ("</text:span><text:span text:style-name="T8">Additional Services</text:span><text:span text:style-name="T6">") by submitting an Additional Services Form to GDS. </text:span></text:p>
            </text:list-item>
            <text:list-item>
              <text:p text:style-name="P67"><text:soft-page-break/><text:span text:style-name="T6">By completing and submitting an Additional Services Form to GDS, the Relying Party confirms that it has reviewed the Service Terms applicable to the relevant Additional Service and agrees to comply with the same from the date on which GDS approves the Additional Services Form received from the Relying Party, with such approval being represented by GDS returning a countersigned copy of the Additional Services Form to the Relying Party ("</text:span><text:span text:style-name="T8">Additional Services</text:span><text:span text:style-name="T6"> </text:span><text:span text:style-name="T8">Effective Date</text:span><text:span text:style-name="T6">").</text:span></text:p>
            </text:list-item>
            <text:list-item>
              <text:p text:style-name="P79">In relation to GDS' assessment of the Additional Services Form, the Relying Party will provide GDS with such information and assistance as envisaged by Clause 2.5.</text:p>
            </text:list-item>
            <text:list-item>
              <text:p text:style-name="P79">From and including the Additional Services Effective Date, the relevant Additional Service shall be provided to the Relying Party by GDS pursuant to the applicable Service Terms and the remaining provisions of this MoU.</text:p>
            </text:list-item>
            <text:list-item>
              <text:p text:style-name="P80"><text:bookmark text:name="_heading=h.3ygebqi"/>For the avoidance of doubt:-</text:p>
              <text:list>
                <text:list-item>
                  <text:p text:style-name="P81">the Effective Date will not be amended by the approval of an Additional Services Form; and <text:s text:c="2"/></text:p>
                </text:list-item>
                <text:list-item>
                  <text:p text:style-name="P81">Clause 4 shall not apply in respect of any Additional Service.</text:p>
                </text:list-item>
              </text:list>
            </text:list-item>
            <text:list-item>
              <text:p text:style-name="P79"><text:bookmark text:name="_heading=h.qsh70q"/>At any time during the Term the Relying Party may, in accordance with Clause 18.2, elect to cease receiving GOV.UK Sign In. </text:p>
            </text:list-item>
          </text:list>
        </text:list-item>
        <text:list-item>
          <text:h text:style-name="P56" text:outline-level="2"><text:bookmark text:name="_heading=h.2dlolyb"/>The Parties' Responsibilities</text:h>
          <text:list>
            <text:list-item>
              <text:p text:style-name="P79">The Relying Party shall comply with the Relying Party Obligations.</text:p>
            </text:list-item>
            <text:list-item>
              <text:p text:style-name="P79">GDS shall comply with the GDS Commitments, including in connection with its provision to the Relying Party of the applicable GOV.UK Sign In services.</text:p>
            </text:list-item>
            <text:list-item>
              <text:p text:style-name="P79">Each Party shall comply with all applicable laws to which it is subject in connection with the performance of its obligations and the exercise of its rights under this MoU.</text:p>
            </text:list-item>
            <text:list-item>
              <text:p text:style-name="P79"><text:bookmark text:name="_heading=h.sqyw64"/>GDS agrees that GOV.UK Sign In is intended to operate in line with the Service Levels (as set out in Part 1 of Schedule 2). <text:s/>Actual performance of the GOV.UK Sign In services against the Service Levels is intended to be regularly published by GDS.</text:p>
            </text:list-item>
            <text:list-item>
              <text:p text:style-name="P80">The Relying Party: </text:p>
              <text:list>
                <text:list-item>
                  <text:p text:style-name="P81">confirms to GDS that it has read and understood the MoU;</text:p>
                </text:list-item>
                <text:list-item>
                  <text:p text:style-name="P81">understands that it remains responsible for its own systems and for ensuring that the GOV.UK Sign In services that it receives are suitable for its intended use in relation to the Relying Party Services. <text:s/>This includes: (i) ensuring that the Relying Party Services remain accessible at all relevant times; and, (ii) in the case of Identity Services, confirming that the level of assurance provided by such services is appropriate for its needs – the Relying Party is free to apply additional checks to verify identities where it considers appropriate to supplement its use of the Identity Services; </text:p>
                </text:list-item>
                <text:list-item>
                  <text:p text:style-name="P81">acknowledges that GDS does not guarantee that: (a) GOV.UK Sign In will be error-free or uninterrupted, or that GDS will correct all errors that arise; or (b) GOV.UK Sign In will operate in combination with the Relying Party systems; and</text:p>
                </text:list-item>
                <text:list-item>
                  <text:p text:style-name="P81"><text:bookmark text:name="_heading=h.3cqmetx"/>acknowledges that GDS may vary this MoU and related matters from time to time and such variation shall be in accordance with the relevant procedure set out in Clause 22.</text:p>
                </text:list-item>
              </text:list>
            </text:list-item>
          </text:list>
        </text:list-item>
        <text:list-item>
          <text:h text:style-name="P61" text:outline-level="3"><text:bookmark text:name="_heading=h.1rvwp1q"/><text:soft-page-break/>Completing the Connecting Process</text:h>
          <text:list>
            <text:list-item>
              <text:p text:style-name="P80">Prior to each Relying Party Service being permitted to use GOV.UK Sign In:-</text:p>
              <text:list>
                <text:list-item>
                  <text:p text:style-name="P81">the Relying Party must have previously successfully signed up to the terms of this MoU in accordance with Clause 2 (Structure of, and accepting, this MoU); and</text:p>
                </text:list-item>
                <text:list-item>
                  <text:p text:style-name="P81">such Relying Party Service must be accepted by GDS through the Connecting Process.</text:p>
                </text:list-item>
              </text:list>
            </text:list-item>
            <text:list-item>
              <text:p text:style-name="P80"><text:bookmark text:name="_heading=h.meukdy"/>For each Relying Party Service going through the Connecting Process:</text:p>
              <text:list>
                <text:list-item>
                  <text:p text:style-name="P81">it is acknowledged that any facilities (such as test environments) or materials made available by GDS in relation to such Connecting Process may be withdrawn at any time;</text:p>
                </text:list-item>
                <text:list-item>
                  <text:p text:style-name="P81">the Relying Party shall provide GDS with evidence that is reasonably satisfactory to GDS that the Relying Party has complied with each element of the Connecting Process in respect of that Relying Party Service and that Relying Party can and will comply with the terms of this MoU (including the Relying Party Obligations) with respect to that Relying Party Service; and</text:p>
                </text:list-item>
                <text:list-item>
                  <text:p text:style-name="P81"><text:bookmark text:name="_heading=h.kgcv8k"/>the Connecting Process for a Relying Party Service is successfully completed once GDS issues the Relying Party Service with an Identity Token and an Access Token (each as defined within the GOV.UK Sign In Technical Policies).</text:p>
                </text:list-item>
              </text:list>
            </text:list-item>
            <text:list-item>
              <text:p text:style-name="P79">In respect of each GOV.UK Sign In service, continued acceptance of each Relying Party Service by GDS is subject to that Relying Party Service not having undergone a Material Change. Prior to any Relying Party Service that has undergone a Material Change continuing to use the relevant GOV.UK Sign In service, the Connecting Process for such Relying Party Service will be repeated and the provisions of Clause 4.2 shall apply. </text:p>
            </text:list-item>
            <text:list-item>
              <text:p text:style-name="P79"><text:bookmark text:name="_heading=h.39kk8xu"/>Reference in this MoU to the Relying Party includes each Relying Party Service that is going or has gone through the Connecting Process, excluding any that has been rejected by GDS.</text:p>
            </text:list-item>
          </text:list>
        </text:list-item>
        <text:list-item>
          <text:h text:style-name="P58" text:outline-level="2"><text:bookmark text:name="_heading=h.4bvk7pj"/>Ongoing compliance</text:h>
          <text:list>
            <text:list-item>
              <text:p text:style-name="P80"><text:bookmark text:name="_heading=h.26in1rg"/>The Relying Party shall be, and shall continue at all times to be, compliant with the terms of this MoU (including the Service Terms, to the extent only that such Service Terms are applicable to it). <text:s/>The Relying Party shall inform the GOV.UK Sign In operations team:</text:p>
              <text:list>
                <text:list-item>
                  <text:p text:style-name="P81">should any significant non-compliance occur; </text:p>
                </text:list-item>
                <text:list-item>
                  <text:p text:style-name="P81">if there is any change in the information previously provided to GDS (for example, a change in the intended use of GOV.UK Sign In); and</text:p>
                </text:list-item>
                <text:list-item>
                  <text:p text:style-name="P81">if it anticipates the occurrence of a Material Change to any Relying Party Service.</text:p>
                </text:list-item>
              </text:list>
            </text:list-item>
            <text:list-item>
              <text:p text:style-name="P79">The Relying Party accepts that failure to comply with this MoU may result in its access to GOV.UK Sign In being suspended or terminated in accordance with the terms of this MoU.</text:p>
            </text:list-item>
            <text:list-item>
              <text:p text:style-name="P79"><text:bookmark text:name="_heading=h.1opuj5n"/>The Relying Party shall notify GDS as soon as reasonably practicable and in any event within 10 calendar days of becoming aware of any actions, suits, proceedings, <text:soft-page-break/>audits or regulatory investigations being threatened or commenced which relate to, or which might affect the Relying Party's performance of, this MoU or that otherwise relates to GOV.UK Sign In. </text:p>
            </text:list-item>
          </text:list>
        </text:list-item>
        <text:list-item>
          <text:h text:style-name="P56" text:outline-level="2"><text:bookmark text:name="_heading=h.2r0uhxc"/>Principles of collaboration</text:h>
          <text:list>
            <text:list-item>
              <text:p text:style-name="P68"><text:span text:style-name="T6">At all times in connection with this MoU, the Parties shall comply with the following principles of collaboration ("</text:span><text:span text:style-name="T8">Principles</text:span><text:span text:style-name="T6">") – the Parties shall:-</text:span></text:p>
              <text:list>
                <text:list-item>
                  <text:p text:style-name="P81">be accountable to each other for performance of their respective roles and responsibilities as set out in this MoU; </text:p>
                </text:list-item>
                <text:list-item>
                  <text:p text:style-name="P81">recognise that GOV.UK Sign In operates on a one-to-many basis to enhance efficiency and adoption, and is not tailored to the needs of the Relying Party or other individual permitted service users; </text:p>
                </text:list-item>
                <text:list-item>
                  <text:p text:style-name="P81">share information, experience, materials and skills to learn from each other and develop effective working practices, work collaboratively to identify solutions, eliminate duplication of effort, mitigate risk and reduce cost; </text:p>
                </text:list-item>
                <text:list-item>
                  <text:p text:style-name="P81"><text:bookmark text:name="_heading=h.1664s55"/>adhere to statutory requirements and best practice (including any relevant Governmental protocols such as the Regulators Code, Ministerial and Civil Service Codes) as well as all applicable laws and standards including procurement rules, data protection and freedom of information legislation;</text:p>
                </text:list-item>
                <text:list-item>
                  <text:p text:style-name="P81">act in a timely manner; and</text:p>
                </text:list-item>
                <text:list-item>
                  <text:p text:style-name="P81">ensure sufficient and appropriately qualified employees and other necessary resources are available and (in the case of employees) authorised to fulfil the responsibilities set out in this MoU. <text:s/></text:p>
                </text:list-item>
              </text:list>
            </text:list-item>
            <text:list-item>
              <text:p text:style-name="P79"><text:bookmark text:name="_heading=h.35nkun2"/>To the extent that GDS is bound by contractual obligations to third party providers in connection with GOV.UK Sign In, the Relying Party shall provide all reasonable assistance to GDS in fulfilling its obligations to such third party providers, including providing relevant documents and information upon request and complying with use and behavioural restrictions. </text:p>
            </text:list-item>
          </text:list>
        </text:list-item>
        <text:list-item>
          <text:h text:style-name="P56" text:outline-level="2"><text:bookmark text:name="_heading=h.1x0gk37"/>Liaison between the Parties <text:s/></text:h>
          <text:list>
            <text:list-item>
              <text:p text:style-name="P79"><text:bookmark text:name="_heading=h.1ksv4uv"/>The relationship between GDS and the Relying Party relating to this MoU shall be managed primarily through a bilateral engagement between the MoU Representatives (as defined in Clause 7.3 below). </text:p>
            </text:list-item>
            <text:list-item>
              <text:p text:style-name="P79"><text:bookmark text:name="_heading=h.44sinio"/>Formal contact between GDS and the Relying Party as Parties to this MoU will be in writing (which includes email). <text:s/>Each Party shall nominate an MoU Representative to act as a point of contact for the other Party on matters relating to this MoU. An MoU Representative of a Party may be replaced as notified by that Party to the other Party in writing from time to time. <text:s/></text:p>
            </text:list-item>
            <text:list-item>
              <text:p text:style-name="P67"><text:bookmark text:name="_heading=h.36ei31r"/><text:span text:style-name="T6">The "</text:span><text:span text:style-name="T8">MoU Representative</text:span><text:span text:style-name="T6">" for the Relying Party is initially as identified on the countersigned MoU Acceptance Form. The "</text:span><text:span text:style-name="T8">MoU Representative</text:span><text:span text:style-name="T6">" for GDS will be as notified to the Relying Party from time to time.</text:span></text:p>
            </text:list-item>
            <text:list-item>
              <text:p text:style-name="P79"><text:bookmark text:name="_heading=h.1ljsd9k"/>Regardless of the number of Relying Party Services, there shall be a single MoU Representative for each Party unless otherwise agreed.</text:p>
            </text:list-item>
            <text:list-item>
              <text:p text:style-name="P80"><text:bookmark text:name="_heading=h.2jxsxqh"/><text:soft-page-break/>The MoU Representatives shall:-</text:p>
              <text:list>
                <text:list-item>
                  <text:p text:style-name="P81">meet at a time and place to be mutually agreed to review the activities carried out under, and the operation of, this MoU and to address any issues arising from this MoU;</text:p>
                </text:list-item>
                <text:list-item>
                  <text:p text:style-name="P81">provide assurance to the signatories that the activities agreed between the Parties are being undertaken and that work is proceeding in accordance with the Principles; and </text:p>
                </text:list-item>
                <text:list-item>
                  <text:p text:style-name="P81">document key decisions in writing and circulate them promptly following any meeting of the MoU Representatives.</text:p>
                </text:list-item>
              </text:list>
            </text:list-item>
          </text:list>
        </text:list-item>
        <text:list-item>
          <text:h text:style-name="P56" text:outline-level="2"><text:bookmark text:name="_heading=h.4h042r0"/>Data protection</text:h>
          <text:list>
            <text:list-item>
              <text:p text:style-name="P67"><text:span text:style-name="T6">GDS' collection, use and Processing of Personal Data under this MoU is governed by GDS' privacy policy. <text:s/>The Relying Party may view the privacy policy, and any amendments made to it at GDS' selected website (at the time of this MoU, being </text:span><text:a xlink:type="simple" xlink:href="https://signin.account.gov.uk/privacy-statement" text:style-name="ListLabel_20_21" text:visited-style-name="ListLabel_20_21"><text:span text:style-name="T13">https://signin.account.gov.uk/privacy-statement</text:span></text:a><text:span text:style-name="T6">).</text:span></text:p>
            </text:list-item>
            <text:list-item>
              <text:p text:style-name="P79">The data set to be used for the purposes of providing each GOV.UK Sign In service will be as referenced in Part 4 (Data Flow) of the relevant Service Terms. <text:s/></text:p>
            </text:list-item>
            <text:list-item>
              <text:p text:style-name="P80">Each Party shall ensure that if and to the extent that any Personal Data collected, Processed or exchanged under this MoU is transferred outside the United Kingdom, such transfer occurs in full compliance with the Data Protection Legislation, which shall include (without limitation):-</text:p>
              <text:list>
                <text:list-item>
                  <text:p text:style-name="P81">putting in place appropriate safeguards in relation to such transfer; </text:p>
                </text:list-item>
                <text:list-item>
                  <text:p text:style-name="P81"><text:bookmark text:name="_heading=h.1baon6m"/>ensuring that the Data Subjects have enforceable rights and effective legal remedies; and</text:p>
                </text:list-item>
                <text:list-item>
                  <text:p text:style-name="P81">providing an adequate level of protection to any Personal Data that is transferred.</text:p>
                </text:list-item>
              </text:list>
            </text:list-item>
            <text:list-item>
              <text:p text:style-name="P79">The Relying Party shall comply with the data management and privacy requirements of the Connecting Process and/or as set out in the relevant Service Terms. </text:p>
            </text:list-item>
            <text:list-item>
              <text:p text:style-name="P79"><text:bookmark text:name="_heading=h.2nusc19"/>The Parties acknowledge that, under the terms of this MoU, each Party shall act as an independent Controller and the data to be Processed by each Party in the course of using or operating GOV.UK Sign In shall be Personal Data. </text:p>
            </text:list-item>
            <text:list-item>
              <text:p text:style-name="P79"><text:bookmark text:name="_heading=h.45jfvxd"/>Each Party shall comply with its respective obligations under the Data Protection Legislation. <text:s/>Each Party is responsible for its own compliance with the Data Protection Legislation and neither Party relies on the other in this respect.</text:p>
            </text:list-item>
            <text:list-item>
              <text:p text:style-name="P79">Without prejudice to the generality of Clause 8.6, the Parties agree to co-operate and provide each other with all reasonable assistance and co-operation to enable the other Party to comply with its obligations under the Data Protection Legislation.</text:p>
            </text:list-item>
            <text:list-item>
              <text:p text:style-name="P79">Each Party shall implement and maintain such technical and organisational measures as are required to enable the Personal Data to be Processed in compliance with the Security Requirements.</text:p>
            </text:list-item>
            <text:list-item>
              <text:p text:style-name="P79">Each Party shall notify the other without undue delay upon becoming aware of any Personal Data Breach in relation to the Personal Data and, together with such notice, shall provide a written description of the Personal Data Breach particulars as required by Article 33(3) of the UK GDPR.</text:p>
            </text:list-item>
            <text:list-item>
              <text:p text:style-name="P79"><text:soft-page-break/>Each Party shall notify the other without undue delay following its receipt of any Data Subject Request or Regulator Correspondence which the receiving Party believes, acting reasonably, is likely to have a Material Adverse Impact on the other Party, and shall provide all reasonable co-operation and assistance required by the other Party in relation to any such Data Subject Request or Regulator Correspondence.</text:p>
            </text:list-item>
            <text:list-item>
              <text:p text:style-name="P80">Each Party shall:-</text:p>
              <text:list>
                <text:list-item>
                  <text:p text:style-name="P81"><text:bookmark text:name="_heading=h.3j2qqm3"/>ensure that it has identified an appropriate lawful basis under Article 6 of the UK GDPR and, where applicable, a condition under Article 9(2) of the UK GDPR in respect of any disclosure or receipt of Personal Data under this MoU, and, in the case of the Relying Party, any onward Processing of such Personal Data in its capacity as a Controller; and</text:p>
                </text:list-item>
                <text:list-item>
                  <text:p text:style-name="P82"><text:bookmark text:name="_heading=h.2koq656"/>ensure that all fair processing notices have been given (and, as applicable, valid Consents obtained that have not been withdrawn) and are sufficient in scope and kept up-to-date to enable the other Party to Process the Personal Data in order to fulfil its responsibilities under this MoU in accordance with the Data Protection Legislation. <text:s/>In particular, GDS requires that:- </text:p>
                  <text:list>
                    <text:list-item>
                      <text:p text:style-name="P83">the Relying Party's terms and conditions set out accurately and in a reasonable level of detail the ways in which the User's Personal Data will or may be Processed in connection with the provision of each Relying Party Service and otherwise; and </text:p>
                    </text:list-item>
                    <text:list-item>
                      <text:p text:style-name="P83">in respect of Identity Services, the Relying Party only requests from GDS and Processes Personal Data which is strictly necessary to enable the Relying Party to provide the Relying Party Services.</text:p>
                    </text:list-item>
                  </text:list>
                </text:list-item>
              </text:list>
            </text:list-item>
          </text:list>
        </text:list-item>
        <text:list-item>
          <text:h text:style-name="P56" text:outline-level="2"><text:bookmark text:name="_heading=h.184mhaj"/>Charges </text:h>
          <text:list>
            <text:list-item>
              <text:p text:style-name="P79"><text:bookmark text:name="_heading=h.1y810tw"/>Subject to Clauses 9.2 and 9.3, GOV.UK Sign In shall be provided by GDS at no charge to the Relying Party. </text:p>
            </text:list-item>
            <text:list-item>
              <text:p text:style-name="P79"><text:bookmark text:name="_heading=h.4i7ojhp"/>The Relying Party acknowledges that GDS may introduce Charges during the Term of this MoU and such Charges may also be varied. <text:s/>Any introduction or variation of Charges shall be governed by the variation procedure set out in Clause 22 (Variations). </text:p>
            </text:list-item>
            <text:list-item>
              <text:p text:style-name="P79"><text:bookmark text:name="_heading=h.1ci93xb"/>Except as otherwise provided in this MoU, each Party shall bear its own costs and expenses incurred in complying with its obligations under this MoU. <text:s/></text:p>
            </text:list-item>
          </text:list>
        </text:list-item>
        <text:list-item>
          <text:h text:style-name="P56" text:outline-level="2"><text:bookmark text:name="_heading=h.3s49zyc"/>Liability</text:h>
          <text:list>
            <text:list-item>
              <text:p text:style-name="P79"><text:bookmark text:name="_heading=h.zu0gcz"/>This MoU is not intended to create any binding legal obligations between the Parties and shall give rise to no liability of one Party to another. <text:s/>However, the Parties intend to observe the terms of this MoU as if it were legally binding.</text:p>
            </text:list-item>
            <text:list-item>
              <text:p text:style-name="P67"><text:bookmark text:name="_heading=h.3jtnz0s"/><text:span text:style-name="T6">Without prejudice to Clause 10.1 and subject always to Clause 10.3, if losses are suffered by the Relying Party as the result of the act or omission of a third party supplier to GDS ("</text:span><text:span text:style-name="T8">External Party</text:span><text:span text:style-name="T6">") and GDS makes recovery for those losses against the External Party in respect of that External Party's act or omission (with any right of appeal having been exhausted or foregone), then GDS shall remit to the Relying Party a proportionate amount of such recovery less: </text:span></text:p>
              <text:list>
                <text:list-item>
                  <text:p text:style-name="P81"><text:bookmark text:name="_heading=h.2uxtw84"/>the reasonable costs incurred by GDS in relation to that recovery; and </text:p>
                </text:list-item>
                <text:list-item>
                  <text:p text:style-name="P81">any amounts to which GDS or any other third party (including any other relying party, or insurer exercising its rights of subrogation) is entitled. </text:p>
                </text:list-item>
              </text:list>
            </text:list-item>
            <text:list-item>
              <text:p text:style-name="P80"><text:bookmark text:name="_heading=h.4kx3h1s"/><text:soft-page-break/>GDS acknowledges and agrees that the Relying Party has internal governance processes to follow when it is involved in, named in or in way connected to (in each case whether directly or indirectly) a third party claim. <text:s/>Accordingly, GDS shall use reasonable endeavours to notify the Relying Party of a relevant action to recover losses caused by an External Party, shall use reasonable endeavours to keep the Relying Party informed of progress of the relevant action (on a regular basis), shall have due regard to any comments that the Relying Party shall make in respect of such claim and shall comply with any instruction that the Relying Party may make to GDS requiring that GDS shall not take any action on behalf of the Relying Party in respect of such claim (therefore allowing the Relying Party to ‘opt-out’ of any particular claim).</text:p>
            </text:list-item>
            <text:list-item>
              <text:p text:style-name="P80">Subject always to Clause 10.3, in respect of Clause 10.2 it is agreed that:</text:p>
              <text:list>
                <text:list-item>
                  <text:p text:style-name="P81"><text:bookmark text:name="_heading=h.1yyy98l"/>GDS may act as agent for the Relying Party, and/or treat relevant losses as its own, solely for the purposes of recovery of any losses which the Relying Party may suffer by any act or omission of an External Party under or in relation to this MoU;</text:p>
                </text:list-item>
                <text:list-item>
                  <text:p text:style-name="P81">the Relying Party irrevocably authorises GDS to pursue such claims as GDS sees fit (including any decision to pursue, not to pursue or to compromise) regarding any such claim, including the manner of pursuing any such recovery; and</text:p>
                </text:list-item>
                <text:list-item>
                  <text:p text:style-name="P81">GDS shall act reasonably when exercising or declining to exercise such authority, and that authority shall not impose any new obligations on GDS (and all implied obligations are excluded), save that GDS shall keep the Relying Party informed, on a regular basis, of any claims and the progress thereof.</text:p>
                </text:list-item>
              </text:list>
            </text:list-item>
          </text:list>
        </text:list-item>
        <text:list-item>
          <text:h text:style-name="P56" text:outline-level="2"><text:bookmark text:name="_heading=h.302dr9l"/>Use of third parties </text:h>
          <text:list>
            <text:list-item>
              <text:p text:style-name="P80">The Relying Party must not, in each case without GDS' prior written consent:- </text:p>
              <text:list>
                <text:list-item>
                  <text:p text:style-name="P81">assign or otherwise transfer any of its rights or obligations under this MoU to a third party;</text:p>
                </text:list-item>
                <text:list-item>
                  <text:p text:style-name="P82">sub-contract the performance of any of its obligations under this MoU save as disclosed to and approved by GDS. <text:s/>Such consent shall not be unreasonably withheld or delayed by GDS upon production by the Relying Party of such documentary evidence which GDS may reasonably require to ascertain:-</text:p>
                  <text:list>
                    <text:list-item>
                      <text:p text:style-name="P83">the identity of the subcontractor; and</text:p>
                    </text:list-item>
                    <text:list-item>
                      <text:p text:style-name="P83">that the subcontractor appointment is both procured in accordance with, and engaged on written terms that comply with the Data Protection Legislation and GDS' security and other relevant requirements; or <text:s text:c="2"/></text:p>
                    </text:list-item>
                  </text:list>
                </text:list-item>
                <text:list-item>
                  <text:p text:style-name="P81">allow any third party or non-approved Relying Party Service to access or make use of GOV.UK Sign In.</text:p>
                </text:list-item>
              </text:list>
            </text:list-item>
          </text:list>
        </text:list-item>
        <text:list-item>
          <text:h text:style-name="P56" text:outline-level="2"><text:bookmark text:name="_heading=h.1f7o1he"/>Intellectual Property Rights <text:s/></text:h>
        </text:list-item>
      </text:list>
      <text:h text:style-name="P45" text:outline-level="3"><text:bookmark text:name="_heading=h.2250f4o"/>GOV.UK Sign In Brand</text:h>
      <text:list xml:id="list174552394861020" text:continue-numbering="true" text:style-name="WWNum10">
        <text:list-item>
          <text:list>
            <text:list-item>
              <text:p text:style-name="P79"><text:bookmark text:name="_heading=h.4iylrwe"/>GDS reserves the right to develop and apply a GDS Logo. Should GDS elect to develop and apply a GDS Logo, subject always to the Relying Party's continued compliance with any applicable Use Guidelines and Clauses 12.1 to 12.5 (inclusive):-</text:p>
              <text:list>
                <text:list-item>
                  <text:p text:style-name="P81"><text:bookmark text:name="_heading=h.3z7bk57"/><text:soft-page-break/>GDS grants to the Relying Party a royalty-free, non-exclusive, non-transferable licence (without the right to sub-license) to use a GDS Logo during the Term of this MoU in connection with providing Users access to the Relying Party Services via the GOV.UK Sign In product page on the terms of this Clause 12; </text:p>
                </text:list-item>
                <text:list-item>
                  <text:p text:style-name="P81">the Relying Party shall be permitted to use a GDS Logo solely in printed materials, emails and web content sent to or accessible by Users intending to use or actually using GOV.UK Sign In to access the Relying Party Services; </text:p>
                </text:list-item>
                <text:list-item>
                  <text:p text:style-name="P81">the Relying Party shall not use a GDS Logo in any promotional or marketing material without the prior written approval of GDS;</text:p>
                </text:list-item>
                <text:list-item>
                  <text:p text:style-name="P81">wherever the Relying Party displays a GDS Logo in web content or email, the Relying Party shall ensure that a GDS Logo contains a link to the GOV.UK Sign In product page or any other webpage as made known to the Relying Party from time to time;</text:p>
                </text:list-item>
                <text:list-item>
                  <text:p text:style-name="P81">the Relying Party shall ensure that all references to a GDS Logo are accompanied by™ or ® (as applicable, depending on whether the relevant mark is registered or not); </text:p>
                </text:list-item>
                <text:list-item>
                  <text:p text:style-name="P81">the Relying Party undertakes that it will not use a GDS Logo with any other mark, name, word, logo, symbol or device unless given express prior written consent of GDS, which consent, if given, shall be deemed to include a requirement and agreement that each trade mark is separated from the others so that each appears to be a trade mark in its own right distinct from the other; and</text:p>
                </text:list-item>
                <text:list-item>
                  <text:p text:style-name="P81">GDS may change or replace a GDS Logo or the Use Guidelines at any time in such manner as it thinks fit, in which case the Relying Party shall at its own cost implement any such changes or, if applicable, cease use of the old GDS Logo and replace it with the replacement GDS Logo as soon as reasonably practicable.</text:p>
                </text:list-item>
              </text:list>
            </text:list-item>
            <text:list-item>
              <text:p text:style-name="P80">The licence granted under Clause 12.1 shall terminate automatically on termination of the Relying Party's (and relevant Relying Party Service's) right to utilise GOV.UK Sign In or termination of this MoU, at which point the Relying Party shall:-</text:p>
              <text:list>
                <text:list-item>
                  <text:p text:style-name="P81">immediately cease all use of the relevant GDS Logo; and</text:p>
                </text:list-item>
                <text:list-item>
                  <text:p text:style-name="P81">at the discretion of GDS, return or destroy documents and other tangible materials that bear the relevant GDS Logo, provided that if GDS has not made an election within six (6) months of the termination of the licence, the Relying Party shall destroy the documents and other tangible materials that bear the relevant GDS Logo (as the case may be).</text:p>
                </text:list-item>
              </text:list>
            </text:list-item>
            <text:list-item>
              <text:p text:style-name="P79">The Relying Party acknowledges that all goodwill associated with the use of a GDS Logo vests and shall vest in GDS and that the Relying Party has no, and shall not by virtue of this MoU obtain any, rights in a GDS Logo other than those expressly set out in this Clause 12. <text:s/>The Relying Party undertakes that it shall make no claim to such goodwill or, save as set out in this Clause 12, to any rights in a GDS Logo. Without prejudice to the foregoing, if any goodwill or proprietary right in relation to a GDS Logo vests in the Relying Party, the Relying Party shall, immediately upon becoming aware of the vesting of such goodwill or right, assign, or procure the assignment of, such goodwill or right to GDS.</text:p>
            </text:list-item>
            <text:list-item>
              <text:p text:style-name="P80"><text:soft-page-break/>The Relying Party undertakes not to commit or omit any act, or pursue any course of conduct, where such act, omission or course of conduct might:-</text:p>
              <text:list>
                <text:list-item>
                  <text:p text:style-name="P81">bring a GDS Logo or any associated name or mark used by GDS into disrepute;</text:p>
                </text:list-item>
                <text:list-item>
                  <text:p text:style-name="P81">damage the goodwill or reputation attaching to a GDS Logo or any associated name or mark used by GDS; or</text:p>
                </text:list-item>
                <text:list-item>
                  <text:p text:style-name="P81">prejudice the validity or enforceability of a GDS Logo or any associated name or mark used by GDS.</text:p>
                </text:list-item>
              </text:list>
            </text:list-item>
            <text:list-item>
              <text:p text:style-name="P79"><text:bookmark text:name="_heading=h.haapch"/>GDS provides no representations or warranties to the Relying Party regarding a GDS Logo in any respect whatsoever.</text:p>
            </text:list-item>
          </text:list>
        </text:list-item>
      </text:list>
      <text:h text:style-name="P45" text:outline-level="3"><text:bookmark text:name="_heading=h.1ec3ibqyv9i8"/>General</text:h>
      <text:list xml:id="list174552492965208" text:continue-numbering="true" text:style-name="WWNum10">
        <text:list-item>
          <text:list>
            <text:list-item>
              <text:p text:style-name="P79">Any other Intellectual Property Rights that arise from, or are developed by, either Party in carrying out the requirements of this MoU shall be vested in and owned by the Crown.</text:p>
            </text:list-item>
            <text:list-item>
              <text:p text:style-name="P79"><text:bookmark text:name="_heading=h.34g0dwd"/>Both Parties will work together to ensure that the performance of this MoU does not infringe any Intellectual Property Rights belonging to a third party. <text:s/>Where use of Intellectual Property Rights belonging to a third party is required to perform any activities contemplated by this MoU, both Parties shall use all reasonable endeavours to secure licences from those third parties for those activities, on an irrevocable, royalty-free, non-exclusive basis. <text:s/>Where it is not possible to secure a licence of any third party Intellectual Property Rights required for the performance of activities contemplated by this MoU, the Parties shall use all reasonable endeavours to agree and implement an alternative means of carrying out those activities without making use of those Intellectual Property Rights (including agreement as to how any associated costs are to be allocated).</text:p>
            </text:list-item>
          </text:list>
        </text:list-item>
        <text:list-item>
          <text:h text:style-name="P58" text:outline-level="2"><text:bookmark text:name="_heading=h.2eclud0"/>Freedom of Information and Communications to the Public</text:h>
          <text:list>
            <text:list-item>
              <text:p text:style-name="P79">Each Party will provide to the other Party any information in its possession that may be reasonably requested by the other in connection with this MoU, subject to any confidentiality constraints, safeguards and statutory rules on disclosure. <text:s/>Each Party will consult the other Party before making to any third party any significant disclosures of information in connection with GOV.UK Sign In or this MoU, under the Freedom of Information Act 2000 and/or the Environmental Information Regulations 2004 or Code of Practice on Access to Government Information.</text:p>
            </text:list-item>
            <text:list-item>
              <text:p text:style-name="P79">The requirements in this Clause 13 and in Clause 14 (Confidential Information) are subject to any government requirements as to transparency which may apply to either or both Parties from time to time. </text:p>
            </text:list-item>
            <text:list-item>
              <text:p text:style-name="P79">GDS will be responsible for handling media enquiries relating to the activities under this MoU.</text:p>
            </text:list-item>
            <text:list-item>
              <text:p text:style-name="P79"><text:bookmark text:name="_heading=h.319y80a"/>Any external communications planned to be issued by the Relying Party that refer to GOV.UK Sign In, to GDS or to the Cabinet Office in the context of GOV.UK Sign In, must be shared with, and approved by, GDS prior to publication. </text:p>
            </text:list-item>
          </text:list>
        </text:list-item>
        <text:list-item>
          <text:h text:style-name="P56" text:outline-level="2"><text:bookmark text:name="_heading=h.thw4kt"/>Confidential Information </text:h>
          <text:list>
            <text:list-item>
              <text:p text:style-name="P79">Each Party understands and acknowledges that it may receive or become aware of Confidential Information of the other Party (which may include information where the other Party owes a duty of confidence to a third party) whether in the course of the performance of activities under this MoU or otherwise. </text:p>
            </text:list-item>
            <text:list-item>
              <text:p text:style-name="P79"><text:soft-page-break/>Except to the extent set out in this Clause 14 or where disclosure is expressly permitted elsewhere in this MoU, each Party shall treat the other Party's Confidential Information as confidential and safeguard it accordingly (which shall include complying with any protective markings on documents and instructions supplied by the other regarding such information). <text:s/>In particular, neither Party shall do anything that may place the other in breach of a duty of confidence owed to a third party. <text:s/>A Party receiving Confidential Information shall not disclose Confidential Information to any non-Crown Bodies without the prior written consent of the other and shall not use that Confidential Information other than for a purpose explicitly contemplated by this MoU.</text:p>
            </text:list-item>
            <text:list-item>
              <text:p text:style-name="P79">If a Party is required by law to disclose Confidential Information of the other Party, as soon as reasonably practicable it shall, to the extent permitted by law, first inform that other Party of the full circumstances of the matter and consult with that other Party about that disclosure.</text:p>
            </text:list-item>
            <text:list-item>
              <text:p text:style-name="P79">The obligations of confidentiality in this Clause 14 shall continue in force notwithstanding termination of this MoU. </text:p>
            </text:list-item>
          </text:list>
        </text:list-item>
        <text:list-item>
          <text:h text:style-name="P56" text:outline-level="2"><text:bookmark text:name="_heading=h.3dhjn8m"/>Force majeure </text:h>
          <text:list>
            <text:list-item>
              <text:p text:style-name="P67"><text:bookmark text:name="_heading=h.49x2ik5"/><text:span text:style-name="T6">If a Party's performance of its obligations under this MoU is affected by a Force Majeure Event, that Party (the "</text:span><text:span text:style-name="T8">Affected Party</text:span><text:span text:style-name="T6">") shall, as soon as reasonably practicable, issue a "</text:span><text:span text:style-name="T8">Force Majeure Notice</text:span><text:span text:style-name="T6">" in writing to the other Party. <text:s/>The Force Majeure Notice shall include details of the Force Majeure Event, its effect on the obligations of the Affected Party and the actions the Affected Party proposes to take to mitigate that effect.</text:span></text:p>
            </text:list-item>
            <text:list-item>
              <text:p text:style-name="P80">The Affected Party shall:-</text:p>
              <text:list>
                <text:list-item>
                  <text:p text:style-name="P81">at all times during the subsistence of the Force Majeure Event, use reasonable endeavours to prevent and mitigate its effects on the Affected Party's performance of its obligations under this MoU;</text:p>
                </text:list-item>
                <text:list-item>
                  <text:p text:style-name="P81">not be responsible for any breach of its obligations under this MoU (except an obligation to pay money) to the extent that breach is caused by the Force Majeure Event; and</text:p>
                </text:list-item>
                <text:list-item>
                  <text:p text:style-name="P81"><text:bookmark text:name="_heading=h.40ew0vw"/>notify the other Party as soon as reasonably practicable once the Force Majeure Event no longer affects the Affected Party's compliance with its obligations under this MoU.</text:p>
                </text:list-item>
              </text:list>
            </text:list-item>
          </text:list>
        </text:list-item>
        <text:list-item>
          <text:h text:style-name="P56" text:outline-level="2"><text:bookmark text:name="_heading=h.1smtxgf"/>Suspension</text:h>
          <text:list>
            <text:list-item>
              <text:p text:style-name="P79"><text:bookmark text:name="_heading=h.1jlao46"/>GDS may, at all times, take any measures it reasonably believes appropriate to mitigate Security Matters. <text:s/>In particular (but without limitation) GDS shall be entitled immediately to suspend the Relying Party's use of GOV.UK Sign In (in whole or in part) for a definite or indefinite period where necessary to address any Security Matters. <text:s/>Any suspension shall remain in force until such Security Matters have been addressed to GDS' reasonable satisfaction. </text:p>
            </text:list-item>
            <text:list-item>
              <text:p text:style-name="P79"><text:bookmark text:name="_heading=h.43ky6rz"/>Where it is reasonably practicable to do so without further compromising the Security Matters, GDS shall use reasonable endeavours to notify the Relying Party prior to any suspension pursuant to Clause 16.1 taking effect.</text:p>
            </text:list-item>
            <text:list-item>
              <text:p text:style-name="P79"><text:bookmark text:name="_heading=h.2p2csry"/>GDS will ordinarily seek to resolve any instances of non-compliance with this MoU in accordance with Clause 17 (Dispute resolution). <text:s/>However, in more urgent or serious cases, GDS may immediately suspend the Relying Party's use of GOV.UK Sign In (in whole or in part) if, and for so long as, GDS reasonably believes that the Relying Party is in material and/or persistent breach of this MoU and any relevant risks or issues <text:soft-page-break/>remain outstanding. <text:s/>Prior to any suspension taking effect under this Clause 16.3, and without prejudice to Clause 16.1, GDS shall have given notice to the Relying Party:-</text:p>
              <text:list>
                <text:list-item>
                  <text:p text:style-name="P81">detailing the nature of the Relying Party's material and/or persistent breach of this MoU; </text:p>
                </text:list-item>
                <text:list-item>
                  <text:p text:style-name="P81">warning the Relying Party that such conduct, if continued, would result in suspension of its use of GOV.UK Sign In (in whole or in part); and</text:p>
                </text:list-item>
                <text:list-item>
                  <text:p text:style-name="P81">providing the Relying Party with a reasonable period to remediate the breach giving rise to the proposed suspension.</text:p>
                </text:list-item>
              </text:list>
            </text:list-item>
            <text:list-item>
              <text:p text:style-name="P80">The Parties acknowledge and agree that GDS shall have the right to suspend GOV.UK Sign In (in whole or in part) in the event that any of the following occurs:-</text:p>
              <text:list>
                <text:list-item>
                  <text:p text:style-name="P81">upon GDS' receipt of a PKI Notification, regardless of whether such PKI Notification was issued by the Relying Party;</text:p>
                </text:list-item>
                <text:list-item>
                  <text:p text:style-name="P81">the Relying Party (or relevant Relying Party Service) breaches its obligations pursuant to Clause 14 (Confidential Information);</text:p>
                </text:list-item>
                <text:list-item>
                  <text:p text:style-name="P81">there is scheduled or unscheduled downtime for maintenance and/or upgrades. <text:s/>GDS shall provide reasonable notice of any scheduled downtime to the Relying Party and shall use reasonable endeavours to provide notice of unscheduled downtime as soon reasonably practicable upon the occurrence of unscheduled downtime;</text:p>
                </text:list-item>
                <text:list-item>
                  <text:p text:style-name="P81">the Relying Party neglects to keep the GDS-supplied software that is required to communicate with GOV.UK Sign In up-to-date, and to renew digital certificates before their expiry;</text:p>
                </text:list-item>
                <text:list-item>
                  <text:p text:style-name="P81">a regulator or regulatory authority, or a GDS' internal control body, requests that GDS suspends GOV.UK Sign In; and/or</text:p>
                </text:list-item>
                <text:list-item>
                  <text:p text:style-name="P81">GDS has reason to believe that GOV.UK Sign In (in whole or in part) should be suspended (including, without limitation, on the grounds of data breach, cyber-attack, to maintain integrity of the data, or for any other security or proper purposes).</text:p>
                </text:list-item>
              </text:list>
            </text:list-item>
            <text:list-item>
              <text:p text:style-name="P79">For the avoidance of doubt, in the event GDS avails itself of the right to suspend GOV.UK Sign In (in whole or in part) pursuant to the terms of this MoU, GDS shall have full discretion as to whether such suspension shall affect a particular GOV.UK Sign In service or GOV.UK Sign In as a whole. </text:p>
            </text:list-item>
          </text:list>
        </text:list-item>
        <text:list-item>
          <text:h text:style-name="P56" text:outline-level="2"><text:bookmark text:name="_heading=h.4cmhg48"/>Dispute resolution</text:h>
          <text:list>
            <text:list-item>
              <text:p text:style-name="P79">Any dispute between the Parties arising out of or in connection with this MoU shall in the first instance be resolved amicably between the Parties through the MoU Representatives and, if no resolution is reached, referred by either Party to senior personnel (at Director level) of each Party. </text:p>
            </text:list-item>
            <text:list-item>
              <text:p text:style-name="P79"><text:bookmark text:name="_heading=h.3o7alnk"/>The Parties acknowledge that such individuals and roles may change from time to time. Where the individual changes it will be the successor to the role, and where the role changes it will be the nearest equivalent replacement role.</text:p>
            </text:list-item>
          </text:list>
        </text:list-item>
        <text:list-item>
          <text:h text:style-name="P56" text:outline-level="2"><text:bookmark text:name="_heading=h.2rrrqc1"/>Term and Termination</text:h>
          <text:list>
            <text:list-item>
              <text:p text:style-name="P67"><text:bookmark text:name="_heading=h.1d96cc0"/><text:span text:style-name="T6">This MoU shall take effect from the Effective Date and shall continue in force unless and until terminated in accordance with this Clause 18 ("</text:span><text:span text:style-name="T8">Term</text:span><text:span text:style-name="T6">"). <text:s/></text:span></text:p>
            </text:list-item>
            <text:list-item>
              <text:p text:style-name="P79"><text:bookmark text:name="_heading=h.32hioqz"/><text:soft-page-break/>Either Party may terminate this MoU or GDS may terminate the Relying Party's right to utilise a GOV.UK Sign In service at any time without cause by giving not less than 12 months' written notice to the other. <text:s/>A Party terminating under this Clause 18.2 shall give as much notice as reasonably possible and will offer all reasonable assistance to ensure an effective handover of activities and to mitigate the effects of termination on the other. <text:s/>In particular, the terminating Party shall take reasonable steps to ensure the other is not put at risk of action for breach of any statutory or other legal obligations as a result of any termination.</text:p>
            </text:list-item>
            <text:list-item>
              <text:p text:style-name="P79"><text:bookmark text:name="_heading=h.1hmsyys"/>Either Party may terminate this MoU or GDS may terminate the Relying Party's right to utilise a GOV.UK Sign In service <text:s/>immediately by notice in writing to the other Party if a Force Majeure Event materially affects a Party's compliance with this MoU for a continuous period of 90 days or more. </text:p>
            </text:list-item>
            <text:list-item>
              <text:p text:style-name="P79"><text:bookmark text:name="_heading=h.41mghml"/>Either Party may terminate this MoU or GDS may terminate the Relying Party's right to utilise GOV.UK Sign In service with immediate effect by written notice if termination is recommended or required by a regulatory authority.</text:p>
            </text:list-item>
            <text:list-item>
              <text:p text:style-name="P79"><text:bookmark text:name="_heading=h.16x20ju"/>For the avoidance of doubt, in the event the Relying Party's right to use each of the services that it receives under this MoU in connection with GOV.UK Sign In is terminated, this MoU will terminate automatically unless otherwise agreed by the Parties.</text:p>
            </text:list-item>
          </text:list>
        </text:list-item>
        <text:list-item>
          <text:h text:style-name="P56" text:outline-level="2"><text:bookmark text:name="_heading=h.3qwpj7n"/>Exit management </text:h>
          <text:list>
            <text:list-item>
              <text:p text:style-name="P79"><text:bookmark text:name="_heading=h.2iq8gzs"/>From the date that a notice to terminate (i) this MoU is received by a Party, or (ii) the Relying Party's right to utilise a GOV.UK Sign In service is received by the Relying Party, in each case until such termination becomes effective, the Parties shall work together in good faith to agree and implement an appropriate programme of exit activities to ensure:-</text:p>
              <text:list>
                <text:list-item>
                  <text:p text:style-name="P81">a proper and timely disconnection of all of the Relying Party Services from the relevant GOV.UK Sign In services; and</text:p>
                </text:list-item>
                <text:list-item>
                  <text:p text:style-name="P81"><text:bookmark text:name="_heading=h.261ztfg"/>the Relying Party's orderly transition to a replacement service, </text:p>
                </text:list-item>
              </text:list>
            </text:list-item>
          </text:list>
        </text:list-item>
      </text:list>
      <text:p text:style-name="P38">taking into account always the interests of Users of the Relying Party Services and GDS' need for Relying Parties to adopt a common approach to exit.</text:p>
      <text:list xml:id="list174553244212930" text:continue-numbering="true" text:style-name="WWNum10">
        <text:list-item>
          <text:list>
            <text:list-item>
              <text:p text:style-name="P79"><text:bookmark text:name="_heading=h.2fk6b3p"/>The Parties shall use reasonable endeavours to agree and implement a plan which addresses the requirements of Clause 19.1 prior to any termination taking effect.</text:p>
            </text:list-item>
            <text:list-item>
              <text:p text:style-name="P79">Each Party shall bear its own costs and expenses incurred in relation to compliance with its obligations set out in Clauses 19.1 and 19.2, however GDS shall not be required to incur any material expense in relation thereto without prior agreement between the Parties. <text:s/></text:p>
            </text:list-item>
          </text:list>
        </text:list-item>
        <text:list-item>
          <text:h text:style-name="P58" text:outline-level="2"><text:bookmark text:name="_heading=h.l7a3n9"/>Consequences of termination</text:h>
          <text:list>
            <text:list-item>
              <text:p text:style-name="P80"><text:bookmark text:name="_heading=h.2grqrue"/>On termination of this MoU or the Relying Party's right to utilise GOV.UK Sign In (in whole or in part):-</text:p>
              <text:list>
                <text:list-item>
                  <text:p text:style-name="P81">the Relying Party must immediately cease all use of any relevant GOV.UK Sign In service;</text:p>
                </text:list-item>
                <text:list-item>
                  <text:p text:style-name="P81">the Relying Party shall pay to GDS all Charges, if any, which have accrued as at the date of termination; and</text:p>
                </text:list-item>
                <text:list-item>
                  <text:p text:style-name="P82"><text:soft-page-break/>without prejudice to the generality of Clause 21.3, each Party must, as soon as reasonably practicable and in any event within thirty (30) days of that termination, securely return or permanently destroy:-</text:p>
                  <text:list>
                    <text:list-item>
                      <text:p text:style-name="P83">all Confidential Information, including copies, at the other Party's election; and</text:p>
                    </text:list-item>
                    <text:list-item>
                      <text:p text:style-name="P83"><text:bookmark text:name="_heading=h.356xmb2"/>all Personal Data of the other Party, including copies, in accordance with that Party's own privacy policies, retention policies and at all times in compliance with Data Protection Legislation. </text:p>
                    </text:list-item>
                  </text:list>
                </text:list-item>
              </text:list>
            </text:list-item>
          </text:list>
        </text:list-item>
        <text:list-item>
          <text:h text:style-name="P56" text:outline-level="2"><text:bookmark text:name="_heading=h.1kc7wiv"/>Review and audit of the MoU </text:h>
          <text:list>
            <text:list-item>
              <text:p text:style-name="P79"><text:bookmark text:name="_heading=h.44bvf6o"/>In addition to the regular review meetings to discuss performance in accordance with Clause 7.5 (Liaison between the Parties), GDS shall consult with the Relying Parties on this MoU at least every two (2) years, and whenever substantial changes occur to the policies, external relationships and structures of the Parties concerned. </text:p>
            </text:list-item>
            <text:list-item>
              <text:p text:style-name="P80"><text:bookmark text:name="_heading=h.xvir7l"/>Subject to the requirements of applicable law (including Data Protection Legislation):-</text:p>
              <text:list>
                <text:list-item>
                  <text:p text:style-name="P81"><text:bookmark text:name="_heading=h.2ce457m"/>the Relying Party must maintain audit records relevant to GOV.UK Sign In and keep those records securely in line with the Relying Party's retention policies for such information (including at least to the level required by Data Protection Legislation) for no less than 6 months after the termination date. Subject to the requirements of applicable law, these audit records must include information regarding requests made by the Relying Party Services to GOV.UK Sign In and a log of the response received to each request. This is to ensure the future protection of citizens and the investigation of any fraudulent use of GOV.UK Sign In connected to the Relying Party Service(s). The format of the audit logs may be chosen by the Relying Party but they must be easily able to be made available to GDS on request; and</text:p>
                </text:list-item>
                <text:list-item>
                  <text:p text:style-name="P81"><text:bookmark text:name="_heading=h.1tuee74"/>notwithstanding the Relying Party's obligation in Clause 21.2.1, each Party shall use reasonable endeavours to keep and maintain full and accurate records of the GOV.UK Sign In services provided by GDS under this MoU for a period of six (6) years from the date on which such records are created and such requirement shall continue to apply notwithstanding the termination of this MoU or the Relying Party's right to utilise a GOV.UK Sign In service. </text:p>
                </text:list-item>
              </text:list>
            </text:list-item>
            <text:list-item>
              <text:p text:style-name="P79"><text:bookmark text:name="_heading=h.2jh5peh"/>GDS shall, as soon as reasonably practicable following the Effective Date and on a regular basis thereafter, agree with the Relying Party the extent of the records that it expects the Relying Party to maintain pursuant to this Clause 21.2. <text:s/></text:p>
            </text:list-item>
            <text:list-item>
              <text:p text:style-name="P67"><text:bookmark text:name="_heading=h.rjefff"/><text:span text:style-name="T6">For the avoidance of doubt, nothing in Clauses 21.2 will require the Relying Party to breach Article 5(1)(e) of the UK GDPR regarding the principle that Personal Data shall not be retained for longer than is necessary in relation to the purposes for which the Personal Data is being Processed</text:span><text:span text:style-name="T10">.</text:span></text:p>
            </text:list-item>
            <text:list-item>
              <text:p text:style-name="P79">Each Party shall, on request, afford the other Party or their representatives such access to those records as may be requested in connection with this MoU or as otherwise required in connection with any audit (including, without limitation, audit by the National Audit Office).</text:p>
            </text:list-item>
          </text:list>
        </text:list-item>
        <text:list-item>
          <text:h text:style-name="P56" text:outline-level="2"><text:bookmark text:name="_heading=h.ymfzma"/>Variations</text:h>
        </text:list-item>
      </text:list>
      <text:h text:style-name="P45" text:outline-level="3"><text:bookmark text:name="_heading=h.3fwokq0"/>General</text:h>
      <text:list xml:id="list174551953025749" text:continue-numbering="true" text:style-name="WWNum10">
        <text:list-item>
          <text:list>
            <text:list-item>
              <text:p text:style-name="P67"><text:span text:style-name="T6">Changes to the Service Documents, Service Changes</text:span><text:span text:style-name="T11"> </text:span><text:span text:style-name="T6">and variations to this MoU may be made from time to time by GDS in accordance with this Clause 22.</text:span></text:p>
            </text:list-item>
          </text:list>
        </text:list-item>
      </text:list>
      <text:h text:style-name="P45" text:outline-level="3"><text:bookmark text:name="_heading=h.xectbt6r57sh"/><text:soft-page-break/>Changes to Service Documents</text:h>
      <text:list xml:id="list174552819237598" text:continue-numbering="true" text:style-name="WWNum10">
        <text:list-item>
          <text:list>
            <text:list-item>
              <text:p text:style-name="P79"><text:bookmark text:name="_heading=h.1v1yuxt"/>Service Documents, technical standards, processes and technical documentation which are referred to in this MoU may be updated or replaced by GDS from time to time at its discretion. <text:s/>GDS will notify the Relying Party of any substantive updates or replacements that will have or will likely have an impact on the operation of GOV.UK Sign In through service notifications (including by email), with such changes taking effect in accordance with such service notifications. GDS will use reasonable endeavours to ensure that updated processes and documents are provided to the Relying Party in advance of any changes to the same taking effect.</text:p>
            </text:list-item>
          </text:list>
        </text:list-item>
      </text:list>
      <text:h text:style-name="P45" text:outline-level="3"><text:bookmark text:name="_heading=h.ik3052g977wi"/>Service Changes</text:h>
      <text:list xml:id="list174552702873599" text:continue-numbering="true" text:style-name="WWNum10">
        <text:list-item>
          <text:list>
            <text:list-item>
              <text:p text:style-name="P79"><text:bookmark text:name="_heading=h.3bj1y38"/>Notwithstanding the above, GDS may make Service Changes from time to time at its discretion. GDS will provide reasonable notice to the Relying Party of such Service Changes through service notifications (including by email), with such changes taking effect in accordance with such service notifications. </text:p>
            </text:list-item>
            <text:list-item>
              <text:p text:style-name="P79">For the avoidance of doubt, Service Changes shall not be subject to the variation procedure set out in Clauses 22.6 to 22.11 (inclusive).</text:p>
            </text:list-item>
          </text:list>
        </text:list-item>
      </text:list>
      <text:h text:style-name="P45" text:outline-level="3"><text:bookmark text:name="_heading=h.cu8iant7o8rc"/>Introduction of new GOV.UK Sign In services</text:h>
      <text:list xml:id="list174553145491813" text:continue-numbering="true" text:style-name="WWNum10">
        <text:list-item>
          <text:list>
            <text:list-item>
              <text:p text:style-name="P79">GDS may introduce new services pursuant to GOV.UK Sign In and associated Service Terms without notice and without requiring the consent of the Relying Party. <text:s/>The introduction of the foregoing shall not be subject to the variation procedure set out in Clauses 22.6 to 22.11 (inclusive). <text:s/>Should the Relying Party wish to access such services, the provisions of Clauses 2.7 to 2.12 (inclusive) of this MoU shall apply.</text:p>
            </text:list-item>
          </text:list>
        </text:list-item>
      </text:list>
      <text:h text:style-name="P45" text:outline-level="3"><text:bookmark text:name="_heading=h.wiiuzb7r7jh5"/>MoU Variation Procedure</text:h>
      <text:list xml:id="list174551992992746" text:continue-numbering="true" text:style-name="WWNum10">
        <text:list-item>
          <text:list>
            <text:list-item>
              <text:p text:style-name="P68"><text:bookmark text:name="_heading=h.4f1mdlm"/><text:span text:style-name="T6">GDS shall provide written notice to a Relying Party of its intention to vary this MoU ("</text:span><text:span text:style-name="T8">Notice of Variation</text:span><text:span text:style-name="T6">"). <text:s/>A Notice of Variation shall contain, amongst other information:-</text:span></text:p>
              <text:list>
                <text:list-item>
                  <text:p text:style-name="P81">sufficient details of the proposed variation to allow the Relying Party to make an informed decision about the effect and impact of the intended variation;</text:p>
                </text:list-item>
                <text:list-item>
                  <text:p text:style-name="P69"><text:span text:style-name="T6">the date the Notice of Variation was issued to the Relying Party ("</text:span><text:span text:style-name="T8">Issue Date</text:span><text:span text:style-name="T6">"); and </text:span></text:p>
                </text:list-item>
                <text:list-item>
                  <text:p text:style-name="P69"><text:span text:style-name="T6">the date on which the proposed variation is to come into effect ("</text:span><text:span text:style-name="T8">Variation Effective Date</text:span><text:span text:style-name="T6">"). </text:span></text:p>
                </text:list-item>
              </text:list>
            </text:list-item>
            <text:list-item>
              <text:p text:style-name="P79">Subject to Clause 22.8, the Variation Effective Date shall be no earlier than 28 days from the Issue Date.</text:p>
            </text:list-item>
            <text:list-item>
              <text:p text:style-name="P80"><text:bookmark text:name="_heading=h.3hv69ve"/>If the Notice of Variation proposes to introduce or vary Charges:-</text:p>
              <text:list>
                <text:list-item>
                  <text:p text:style-name="P69"><text:bookmark text:name="_heading=h.2szc72q"/><text:span text:style-name="T6">the period between the Issue Date and the Variation Effective Date shall be not less than 6 months ("</text:span><text:span text:style-name="T8">Charge Variation Period</text:span><text:span text:style-name="T6">"); and</text:span></text:p>
                </text:list-item>
                <text:list-item>
                  <text:p text:style-name="P81">the Variation Effective Date shall be the first day of the Financial Year following the expiration of the Charge Variation Period.</text:p>
                </text:list-item>
              </text:list>
            </text:list-item>
          </text:list>
        </text:list-item>
      </text:list>
      <text:h text:style-name="P45" text:outline-level="3"><text:bookmark text:name="_heading=h.19c6y18"/><text:soft-page-break/>Acceptance Process</text:h>
      <text:list xml:id="list174551738209588" text:continue-numbering="true" text:style-name="WWNum10">
        <text:list-item>
          <text:list>
            <text:list-item>
              <text:p text:style-name="P68"><text:bookmark text:name="_heading=h.3tbugp1"/><text:span text:style-name="T6">The Relying Party shall have 21 days from the date it receives the Notice of Variation to accept or reject the proposed variation ("</text:span><text:span text:style-name="T8">Consideration Period</text:span><text:span text:style-name="T6">"). <text:s/>In the event that:-</text:span></text:p>
              <text:list>
                <text:list-item>
                  <text:p text:style-name="P81"><text:bookmark text:name="_heading=h.28h4qwu"/>a Relying Party provides written notice to GDS accepting the proposed variation ("Acceptance Notice"); or</text:p>
                </text:list-item>
                <text:list-item>
                  <text:p text:style-name="P81">no written notice of rejection is received by GDS by the expiration of the Consideration Period, <text:s/></text:p>
                </text:list-item>
              </text:list>
            </text:list-item>
          </text:list>
        </text:list-item>
      </text:list>
      <text:p text:style-name="P11">such variation shall be effective from the Variation Effective Date. <text:s/></text:p>
      <text:h text:style-name="P45" text:outline-level="3"><text:bookmark text:name="_heading=h.c12ta0cloio2"/>Rejection Process</text:h>
      <text:list xml:id="list174552906642182" text:continue-numbering="true" text:style-name="WWNum10">
        <text:list-item>
          <text:list>
            <text:list-item>
              <text:p text:style-name="P79"><text:bookmark text:name="_heading=h.nmf14n"/>If during the Consideration Period a Relying Party notifies GDS in writing that it rejects the proposed variation, such variation shall not be effective and the MoU Representatives shall discuss the proposed variation and seek to agree its terms. </text:p>
            </text:list-item>
            <text:list-item>
              <text:p text:style-name="P79"><text:bookmark text:name="_heading=h.37m2jsg"/>If agreement is not reached within 14 days of the Relying Party's notification under Clause 22.10, the Parties shall escalate the issue in accordance with Clause 17 (Dispute resolution). </text:p>
            </text:list-item>
          </text:list>
        </text:list-item>
        <text:list-item>
          <text:h text:style-name="P56" text:outline-level="2"><text:bookmark text:name="_heading=h.3im3ia3"/>Miscellaneous </text:h>
          <text:list>
            <text:list-item>
              <text:p text:style-name="P79">GDS reserves the right to notify any appropriate agency or relevant body in the event GDS becomes aware of any suspicious User activity or interaction with a Relying Party in respect of GOV.UK Sign In. <text:s/></text:p>
            </text:list-item>
            <text:list-item>
              <text:p text:style-name="P79">This MoU does not confer any rights on any third party. <text:s/>Nothing in this MoU shall be interpreted as limiting, superseding, or otherwise affecting any Party's normal operations in carrying out its statutory, regulatory or other duties. <text:s/>This MoU does not limit or restrict any Party from participating in similar activities or arrangements with other entities. </text:p>
            </text:list-item>
            <text:list-item>
              <text:p text:style-name="P79">Without prejudice to Clause 10 (Liability), this MoU shall be construed in accordance with English law and any dispute (whether contractual or non-contractual) arising out of or in connection with this MoU shall be governed by English law.</text:p>
            </text:list-item>
          </text:list>
        </text:list-item>
      </text:list>
      <text:list xml:id="list3739655079" text:style-name="WWNum6">
        <text:list-item>
          <text:h text:style-name="P51" text:outline-level="1"><text:bookmark text:name="_heading=h.1xrdshw"/><text:line-break/>INTERPRETATION</text:h>
          <text:list>
            <text:list-item>
              <text:list>
                <text:list-item>
                  <text:h text:style-name="P57" text:outline-level="2"><text:bookmark text:name="_heading=h.su473g501otn"/>DEFINITIONS</text:h>
                  <text:list>
                    <text:list-item>
                      <text:p text:style-name="P84">Unless the context otherwise requires, in this MoU, the following defined terms shall have the following meanings:-</text:p>
                    </text:list-item>
                  </text:list>
                </text:list-item>
              </text:list>
            </text:list-item>
          </text:list>
        </text:list-item>
      </text:list>
      <text:p text:style-name="P19"><text:span text:style-name="T6">"</text:span><text:span text:style-name="T8">Additional Services</text:span><text:span text:style-name="T6">" has the meaning given in Clause 2.8;</text:span></text:p>
      <text:p text:style-name="P20"><text:span text:style-name="T6">"</text:span><text:span text:style-name="T8">Additional Services Form</text:span><text:span text:style-name="T6">" means the form, as made available to any existing Relying Party from time to time by GDS, by which the Relying Party shall indicate:-</text:span></text:p>
      <text:list xml:id="list977386946" text:style-name="WWNum9">
        <text:list-item>
          <text:list>
            <text:list-item>
              <text:p text:style-name="P89">the further GOV.UK Sign In services that the Relying Party wishes to utilise; and</text:p>
            </text:list-item>
            <text:list-item>
              <text:p text:style-name="P89">formal acceptance of the relevant Service Terms;</text:p>
            </text:list-item>
          </text:list>
        </text:list-item>
      </text:list>
      <text:p text:style-name="P19"><text:span text:style-name="T6">"</text:span><text:span text:style-name="T8">Affected Party</text:span><text:span text:style-name="T6">" has the meaning given in Clause 15.1 (Force Majeure);</text:span></text:p>
      <text:p text:style-name="P19"><text:span text:style-name="T6">"</text:span><text:span text:style-name="T8">Authentication Services</text:span><text:span text:style-name="T6">" has the meaning given in Paragraph 1.1 of Part 2 (Authentication Services Description) of the Authentication Terms;</text:span></text:p>
      <text:p text:style-name="P19"><text:span text:style-name="T6">"</text:span><text:span text:style-name="T8">Authentication Terms</text:span><text:span text:style-name="T6">" means the Service Terms that specifically relate to the provision of the Authentication Services, as set out in Schedule 3 (Authentication) to this MoU;</text:span></text:p>
      <text:p text:style-name="P19"><text:span text:style-name="T6">"</text:span><text:span text:style-name="T8">Charges</text:span><text:span text:style-name="T6">" means any charges for GOV.UK Sign In introduced pursuant to Clauses 9.2 (Charges) and 22 (Variations);</text:span></text:p>
      <text:p text:style-name="P19"><text:bookmark text:name="_heading=h.30j0zll"/><text:span text:style-name="T6">"</text:span><text:span text:style-name="T8">Confidential Information</text:span><text:span text:style-name="T6">" means any information which has been designated as confidential by either Party in writing or that ought to be considered as confidential (howsoever it is conveyed or on whatever media it is stored) including information the disclosure of which would, or would be likely to, prejudice the commercial interests of any person or trade secrets, and all Personal Data obtained from the other Party under or in connection with this MoU. <text:s/>However, Confidential Information shall not include information which:-</text:span></text:p>
      <text:list xml:id="list1975221212" text:style-name="WWNum11">
        <text:list-item>
          <text:list>
            <text:list-item>
              <text:p text:style-name="P90"><text:bookmark text:name="_heading=h.1fob9te"/>was public knowledge at the time of disclosure (otherwise than by breach of a duty of confidence by either Party); <text:s/></text:p>
            </text:list-item>
            <text:list-item>
              <text:p text:style-name="P90">was in the possession of the receiving Party, without restriction as to its disclosure, before receiving it from the disclosing Party; <text:s/></text:p>
            </text:list-item>
            <text:list-item>
              <text:p text:style-name="P90"><text:bookmark text:name="_heading=h.4hr1b5p"/>is received from a third party (who lawfully acquired it) without restriction as to its disclosure; or </text:p>
            </text:list-item>
            <text:list-item>
              <text:p text:style-name="P90">is independently developed without access to any relevant Confidential Information;</text:p>
            </text:list-item>
          </text:list>
        </text:list-item>
      </text:list>
      <text:p text:style-name="P19"><text:span text:style-name="T6">"</text:span><text:span text:style-name="T8">Connecting Process</text:span><text:span text:style-name="T6">" means the connecting process for each Relying Party Service (as detailed in the Service Document made available on </text:span><text:a xlink:type="simple" xlink:href="https://www.sign-in.service.gov.uk/getting-started/" text:style-name="ListLabel_20_21" text:visited-style-name="ListLabel_20_21"><text:span text:style-name="T13">https://www.sign-in.service.gov.uk/getting-started/</text:span></text:a><text:span text:style-name="T6"> or any other website as GDS may use and as may be updated by GDS from time to time), successful completion of which is a condition for that Relying Party Service to use GOV.UK Sign In;</text:span></text:p>
      <text:p text:style-name="P19"><text:span text:style-name="T6">"</text:span><text:span text:style-name="T8">Consent</text:span><text:span text:style-name="T6">" means consent of an individual that is freely given, explicit, specific, informed, unambiguous and follows that individual having been provided with a clear and complete explanation of the relevant Processing, the purposes of that Processing and the significance and envisaged consequences of that Processing, and that </text:span><text:soft-page-break/><text:span text:style-name="T6">otherwise complies with the requirements for consent in the Data Protection Legislation;</text:span></text:p>
      <text:p text:style-name="P19"><text:span text:style-name="T6">"</text:span><text:span text:style-name="T8">Controller</text:span><text:span text:style-name="T6">" has the meaning given in the Data Protection Legislation;</text:span></text:p>
      <text:p text:style-name="P19"><text:span text:style-name="T8">"Core Terms"</text:span><text:span text:style-name="T6"> means the provisions of Clauses 1 to 23 (inclusive) of this MoU (as the same may be updated from time to time in accordance with the provisions of this MoU);</text:span></text:p>
      <text:p text:style-name="P19"><text:span text:style-name="T6">"</text:span><text:span text:style-name="T8">Counter-Fraud Process</text:span><text:span text:style-name="T6">" means the Service Document which details guidance in the event of suspected or actual fraudulent use of GOV.UK Sign In;</text:span></text:p>
      <text:p text:style-name="P19"><text:span text:style-name="T8">"Critical Incident</text:span><text:span text:style-name="T6">" has the meaning given to it in Paragraph  1 of Part 1 (Service Levels) of Schedule 2 (GOV.UK Sign In Terms);</text:span></text:p>
      <text:p text:style-name="P19"><text:span text:style-name="T6">"</text:span><text:span text:style-name="T8">Crown</text:span><text:span text:style-name="T6">" means the government of the United Kingdom (including the Northern Ireland Executive Committee and Northern Ireland Departments, the Scottish Executive and the National Assembly for Wales), including, but not limited to, government ministers, government departments, government offices and government agencies and "</text:span><text:span text:style-name="T8">Crown Body</text:span><text:span text:style-name="T6">" is an emanation of the foregoing;</text:span></text:p>
      <text:p text:style-name="P19"><text:span text:style-name="T6">"</text:span><text:span text:style-name="T8">Data Protection Legislation</text:span><text:span text:style-name="T6">" means: (a) any law, statute, declaration, decree, directive, legislative enactment, order, ordinance, regulation, rule or other binding restriction (as amended, consolidated or re-enacted from time to time) which relates to the protection of individuals with regards to the processing of Personal Data to which a Party is subject, including the UK Data Protection Legislation; and (b) any code of practice or guidance published by the Regulator from time to time, and in each case, as amended or replaced from time to time;</text:span></text:p>
      <text:p text:style-name="P19"><text:span text:style-name="T6">"</text:span><text:span text:style-name="T8">Data Subject</text:span><text:span text:style-name="T6">" has the meaning given to that term in the Data Protection Legislation;</text:span></text:p>
      <text:p text:style-name="P19"><text:span text:style-name="T6">"</text:span><text:span text:style-name="T8">Data Subject Request</text:span><text:span text:style-name="T6">" means an actual or purported subject access request or notice or complaint or query from a Data Subject (or a third party acting on a Data Subject's behalf) exercising their rights under the Data Protection Legislation;</text:span></text:p>
      <text:p text:style-name="P19"><text:span text:style-name="T6">"</text:span><text:span text:style-name="T8">Effective Date</text:span><text:span text:style-name="T6">" has the meaning given in Clause 2.6;</text:span></text:p>
      <text:p text:style-name="P19"><text:span text:style-name="T6">"</text:span><text:span text:style-name="T8">External Party</text:span><text:span text:style-name="T6">" has the meaning given in Clause 10.2;</text:span></text:p>
      <text:p text:style-name="P19"><text:span text:style-name="T6">"</text:span><text:span text:style-name="T8">Financial Year</text:span><text:span text:style-name="T6">" means 1 April to 31 March each year;</text:span></text:p>
      <text:p text:style-name="P19"><text:span text:style-name="T6">"</text:span><text:span text:style-name="T8">Force Majeure Event</text:span><text:span text:style-name="T6">" means an event outside the reasonable control of a Party and affecting that Party's performance of its obligations under this MoU, including acts of God, riots, war or armed conflict, acts of terrorism, fire, flood, storm, earthquake or natural disaster, but excluding any industrial dispute relating to that Party or to any permitted sub-contractor of that Party or any failure in that Party's supply chain not caused by an event in the foregoing list;</text:span></text:p>
      <text:p text:style-name="P19"><text:span text:style-name="T6">"</text:span><text:span text:style-name="T8">Force Majeure Notice</text:span><text:span text:style-name="T6">" has the meaning given in Clause 15.1 (Force Majeure);</text:span></text:p>
      <text:p text:style-name="P20"><text:span text:style-name="T6">"</text:span><text:span text:style-name="T8">GDS Commitments</text:span><text:span text:style-name="T6">" means, collectively:</text:span></text:p>
      <text:list xml:id="list728315744" text:style-name="WWNum13">
        <text:list-item>
          <text:list>
            <text:list-item>
              <text:p text:style-name="P91"><text:bookmark text:name="_heading=h.2wwbldi"/>the provisions of Part 3 (GDS Commitments) of Schedule 2 (GOV.UK Sign In Terms);</text:p>
            </text:list-item>
            <text:list-item>
              <text:p text:style-name="P91">any obligations on GDS as set out in the applicable Service Terms; and</text:p>
            </text:list-item>
            <text:list-item>
              <text:p text:style-name="P91">any obligations and use terms applicable to GDS that are set out in the relevant GOV.UK Sign In Technical Policies; </text:p>
            </text:list-item>
          </text:list>
        </text:list-item>
      </text:list>
      <text:p text:style-name="P19"><text:soft-page-break/><text:span text:style-name="T6">"</text:span><text:span text:style-name="T8">GDS Logo</text:span><text:span text:style-name="T6">" means, collectively or individually, the public facing names, logos or other signs related to GOV.UK Sign In and/or the One Login for Government Programme, as notified by GDS to the Relying Party in writing and/or updated by GDS from time to time;</text:span></text:p>
      <text:p text:style-name="P20"><text:bookmark text:name="_heading=h.3znysh7"/><text:span text:style-name="T6">"</text:span><text:span text:style-name="T8">GOV.UK Sign In</text:span><text:span text:style-name="T6">" means such of the following services as GDS accepts the Relying Party as recipient of from time to time under and subject to this MoU (in particular, subject to the processes described in Clause 2):-</text:span></text:p>
      <text:list xml:id="list3287594532" text:style-name="WWNum14">
        <text:list-item>
          <text:list>
            <text:list-item>
              <text:p text:style-name="P92">Authentication Services; </text:p>
            </text:list-item>
            <text:list-item>
              <text:p text:style-name="P92">Identity Services; and</text:p>
            </text:list-item>
            <text:list-item>
              <text:p text:style-name="P92">such further services as GDS may agree to provide under this MoU for the Relying Party in addition to the foregoing, such as trials for new products;</text:p>
            </text:list-item>
          </text:list>
        </text:list-item>
      </text:list>
      <text:p text:style-name="P19"><text:span text:style-name="T6">"</text:span><text:span text:style-name="T8">GOV.UK Sign In Technical Policies</text:span><text:span text:style-name="T6">" means the Service Documents which detail technical policies, procedures and specifications which may be specific to Identity Services or Authentication Services or generically applicable to GOV.UK Sign In, as made available by GDS in writing (via </text:span><text:a xlink:type="simple" xlink:href="https://auth-tech-docs.london.cloudapps.digital/" text:style-name="ListLabel_20_21" text:visited-style-name="ListLabel_20_21"><text:span text:style-name="T13">https://auth-tech-docs.london.cloudapps.digital/</text:span></text:a><text:span text:style-name="T6"> and </text:span><text:a xlink:type="simple" xlink:href="https://www.sign-in.service.gov.uk/" text:style-name="ListLabel_20_21" text:visited-style-name="ListLabel_20_21"><text:span text:style-name="T13">https://www.sign-in.service.gov.uk/</text:span></text:a><text:span text:style-name="T6"> or such other website as GDS may use from time to time) and as updated or replaced by GDS in writing from time to time;</text:span></text:p>
      <text:p text:style-name="P19"><text:bookmark text:name="_heading=h.4anzqyu"/><text:span text:style-name="T6">"</text:span><text:span text:style-name="T8">Identity Services</text:span><text:span text:style-name="T6">" has the meaning given in Part 2 (Identity Services Description) of the Identity Terms;</text:span></text:p>
      <text:p text:style-name="P19"><text:span text:style-name="T6">"</text:span><text:span text:style-name="T8">Identity Terms</text:span><text:span text:style-name="T6">" means the Service Terms that specifically relate to the provision of the Identity Services, as set out in Schedule 4 (Identity) to this MoU;</text:span></text:p>
      <text:p text:style-name="P19"><text:span text:style-name="T6">"</text:span><text:span text:style-name="T8">Incident</text:span><text:span text:style-name="T6">" has the meaning given to it in Paragraph  1 of Part 1 (Service Levels) of Schedule 2 (GOV.UK Sign In Terms);</text:span></text:p>
      <text:p text:style-name="P19"><text:span text:style-name="T6">"</text:span><text:span text:style-name="T8">Incident Response Plan</text:span><text:span text:style-name="T6">" has the meaning given to it in Paragraph  1 of Part 1 (Service Levels) of Schedule 2 (GOV.UK Sign In Terms);</text:span></text:p>
      <text:p text:style-name="P19"><text:span text:style-name="T6">"</text:span><text:span text:style-name="T8">Intellectual Property Rights</text:span><text:span text:style-name="T6">" means patents, utility models, inventions, trade marks, service marks, logos, design rights (whether registrable or otherwise), applications for any of the foregoing, copyright, database rights, domain names, plant variety rights, know-how, trade or business names, moral rights and other similar rights or obligations whether registrable or not in any country (including but not limited to the United Kingdom) and the right to sue for passing off;</text:span></text:p>
      <text:p text:style-name="P19"><text:span text:style-name="T6">"</text:span><text:span text:style-name="T8">Material Adverse Impact</text:span><text:span text:style-name="T6">" means a materially detrimental effect on a Party's relationship with a Data Subject, including, in each case, as a result of such Data Subject Request or Regulator Correspondence resulting in: (i) threatened or actual enforcement action (whether formal or informal) by a Regulator against that Party for an infringement of the Data Protection Legislation; or (ii) a prospective or actual claim by a Data Subject or third party against that Party (whether for breach of contract, negligence or any other tort, under statute or otherwise);</text:span></text:p>
      <text:p text:style-name="P20"><text:span text:style-name="T6">"</text:span><text:span text:style-name="T8">Material Change</text:span><text:span text:style-name="T6">" means any change in respect of a Relying Party Service which may reasonably be considered to have a material and/or adverse effect on GOV.UK Sign In (in whole or in part), the Relying Party's compliance with this MoU or the requirements under the Connecting Process, which may include, without limitation:- </text:span></text:p>
      <text:list xml:id="list3328081053" text:style-name="WWNum1">
        <text:list-item>
          <text:list>
            <text:list-item>
              <text:p text:style-name="P93">any change of status of the Relying Party Service such as moving from a private beta to a public beta or from a public beta to live operation;</text:p>
            </text:list-item>
            <text:list-item>
              <text:p text:style-name="P93"><text:soft-page-break/>any substantive changes to the Relying Party Service, such as substantive additional features or services being added to existing accounts or platform services; </text:p>
            </text:list-item>
            <text:list-item>
              <text:p text:style-name="P93">any substantive changes to the Relying Party's operational policies (for example, those that could affect the assessment by GDS as to whether the use of a GOV.UK Sign In service in connection with that Relying Party or the relevant Relying Party Service(s) remains appropriate); or</text:p>
            </text:list-item>
            <text:list-item>
              <text:p text:style-name="P93">particularly in respect of Identity Services, the occurrence of any incident in respect of a Relying Party Service which GDS, acting reasonably, determines to be a Security Matter;</text:p>
            </text:list-item>
          </text:list>
        </text:list-item>
      </text:list>
      <text:p text:style-name="P20"><text:span text:style-name="T6">"</text:span><text:span text:style-name="T8">MoU Acceptance Form</text:span><text:span text:style-name="T6">" means the acceptance form, as made available to any prospective Relying Party from time to time, by which a Relying Party shall indicate:-</text:span></text:p>
      <text:list xml:id="list4127508725" text:style-name="WWNum2">
        <text:list-item>
          <text:list>
            <text:list-item>
              <text:p text:style-name="P94">the GOV.UK Sign In services which the Relying Party wishes to utilise from the Effective Date; and</text:p>
            </text:list-item>
            <text:list-item>
              <text:p text:style-name="P94">formal acceptance of the terms of this MoU;</text:p>
            </text:list-item>
          </text:list>
        </text:list-item>
      </text:list>
      <text:p text:style-name="P19"><text:span text:style-name="T6">"</text:span><text:span text:style-name="T8">MoU Representative</text:span><text:span text:style-name="T6">" has the meaning given in Clause 7.3 (Liaison between the Parties); </text:span></text:p>
      <text:p text:style-name="P19"><text:span text:style-name="T6">"</text:span><text:span text:style-name="T8">Onboarding Process</text:span><text:span text:style-name="T6">" means the onboarding process to be undertaken by a Relying Party, successful completion of which permits the Relying Party to access GOV.UK Sign In and commence the first Connecting Process; </text:span></text:p>
      <text:p text:style-name="P20"><text:span text:style-name="T6">"</text:span><text:span text:style-name="T8">One Login for Government Programme</text:span><text:span text:style-name="T6">" means the GDS programme to build a solution which will:-</text:span></text:p>
      <text:list xml:id="list1709206835" text:style-name="WWNum3">
        <text:list-item>
          <text:list>
            <text:list-item>
              <text:p text:style-name="P95"><text:bookmark text:name="_heading=h.2u6wntf"/>provide the user with a single, ubiquitous way to prove their identity online, log in to any Government service and see their GOV.UK account;</text:p>
            </text:list-item>
            <text:list-item>
              <text:p text:style-name="P95">provide Crown Bodies and/or Other Central Government Departments with customisable levels of identity verification and facilitate user-based data exchange between Crown Bodies and/or Other Central Government Departments so that users only need to provide their information once; and</text:p>
            </text:list-item>
            <text:list-item>
              <text:p text:style-name="P95">be a cross-government solution;</text:p>
            </text:list-item>
          </text:list>
        </text:list-item>
      </text:list>
      <text:p text:style-name="P20"><text:span text:style-name="T6">"</text:span><text:span text:style-name="T8">Other Central Government Body</text:span><text:span text:style-name="T6">" means a body listed in one of the following sub-categories of the Central Government classification of the Public Sector Classification Guide, as published and amended from time to time by the Office for National Statistics:-</text:span></text:p>
      <text:list xml:id="list2029298690" text:style-name="WWNum7">
        <text:list-item>
          <text:list>
            <text:list-item>
              <text:p text:style-name="P96">Non-Departmental Public Body or Assembly Sponsored Public Body; </text:p>
            </text:list-item>
            <text:list-item>
              <text:p text:style-name="P96">Non-Ministerial Department; or</text:p>
            </text:list-item>
            <text:list-item>
              <text:p text:style-name="P96">Executive Agency,</text:p>
            </text:list-item>
          </text:list>
        </text:list-item>
      </text:list>
      <text:p text:style-name="P38">excluding any Crown Body;</text:p>
      <text:p text:style-name="P19"><text:span text:style-name="T6">"</text:span><text:span text:style-name="T8">Personal Data</text:span><text:span text:style-name="T6">" has the meaning given in the Data Protection Legislation;</text:span></text:p>
      <text:p text:style-name="P19"><text:span text:style-name="T6">"</text:span><text:span text:style-name="T8">Personal Data Breach</text:span><text:span text:style-name="T6">" has the meaning given in the Data Protection Legislation, and shall include a breach of the Security Requirements;</text:span></text:p>
      <text:p text:style-name="P19"><text:span text:style-name="T6">"</text:span><text:span text:style-name="T8">PKI</text:span><text:span text:style-name="T6">" means public key infrastructure;</text:span></text:p>
      <text:p text:style-name="P19"><text:soft-page-break/><text:span text:style-name="T6">"</text:span><text:span text:style-name="T8">PKI Assets</text:span><text:span text:style-name="T6">" means public key infrastructure assets (such as private keys) issued to or managed by the Relying Party for the purposes of interoperating with GOV.UK Sign In;</text:span></text:p>
      <text:p text:style-name="P19"><text:span text:style-name="T6">"</text:span><text:span text:style-name="T8">PKI Notification</text:span><text:span text:style-name="T6">" means a notification of any event, act or omission that may reasonably be considered to compromise any PKI Assets;</text:span></text:p>
      <text:p text:style-name="P19"><text:span text:style-name="T6">"</text:span><text:span text:style-name="T8">Principles</text:span><text:span text:style-name="T6">" has the meaning given in Clause 6 (Principles of collaboration);</text:span></text:p>
      <text:p text:style-name="P19"><text:span text:style-name="T6">"</text:span><text:span text:style-name="T8">Processing</text:span><text:span text:style-name="T6">" shall have the meaning given in the Data Protection Legislation, and "</text:span><text:span text:style-name="T8">Process</text:span><text:span text:style-name="T6">" and "</text:span><text:span text:style-name="T8">Processed</text:span><text:span text:style-name="T6">" shall be construed accordingly;</text:span></text:p>
      <text:p text:style-name="P19"><text:span text:style-name="T6">"</text:span><text:span text:style-name="T8">Processor</text:span><text:span text:style-name="T6">" has the meaning given in the Data Protection Legislation;</text:span></text:p>
      <text:p text:style-name="P19"><text:span text:style-name="T6">"</text:span><text:span text:style-name="T8">Regulator</text:span><text:span text:style-name="T6">" means the UK Information Commissioner's Office, or any successor or replacement body from time to time;</text:span></text:p>
      <text:p text:style-name="P19"><text:span text:style-name="T6">"</text:span><text:span text:style-name="T8">Regulator Correspondence</text:span><text:span text:style-name="T6">" means any correspondence (whether written or verbal) from a Regulator in relation to the Processing of the Personal Data;</text:span></text:p>
      <text:p text:style-name="P20"><text:span text:style-name="T6">"</text:span><text:span text:style-name="T8">Relying Party Obligations</text:span><text:span text:style-name="T6">" means, collectively: </text:span></text:p>
      <text:list xml:id="list2209561880" text:style-name="WWNum5">
        <text:list-item>
          <text:list>
            <text:list-item>
              <text:p text:style-name="P97"><text:bookmark text:name="_heading=h.2pta16n"/>the provisions of Part 2 (Relying Party Obligations) of Schedule 2 (GOV.UK Sign In Terms);</text:p>
            </text:list-item>
            <text:list-item>
              <text:p text:style-name="P97">any obligations on the Relying Party as set out in the applicable Service Terms; and</text:p>
            </text:list-item>
            <text:list-item>
              <text:p text:style-name="P97">any obligations and use terms applicable to the Relying Party that are set out in the relevant GOV.UK Sign In Technical Policies; </text:p>
            </text:list-item>
          </text:list>
        </text:list-item>
      </text:list>
      <text:p text:style-name="P19"><text:span text:style-name="T6">"</text:span><text:span text:style-name="T8">Relying Party Service</text:span><text:span text:style-name="T6">" means a service provided by the Relying Party using, or in respect of which the Relying Party wishes to use, GOV.UK Sign In; </text:span></text:p>
      <text:p text:style-name="P19"><text:span text:style-name="T6">"</text:span><text:span text:style-name="T8">Security Matters</text:span><text:span text:style-name="T6">" means any circumstance or set of circumstances which pose a risk, or can be reasonably considered to pose a risk, to users of GOV.UK Sign In, to GOV.UK Sign In and any related infrastructure, to GDS or otherwise to the Crown;</text:span></text:p>
      <text:p text:style-name="P19"><text:bookmark text:name="_heading=h.25b2l0r"/><text:span text:style-name="T6">"</text:span><text:span text:style-name="T8">Security Requirements</text:span><text:span text:style-name="T6">" means the information security requirements which apply to all categories of information including, but not limited to, the security of Personal Data (as set out in the Data Protection Legislation (including, in particular, the measures set out in Article 32(1) of the UK GDPR (taking due account of the matters described in Article 32(2) of the UK GDPR)) as applicable) and any further security requirements which are set out in the Service Terms;</text:span></text:p>
      <text:p text:style-name="P19"><text:span text:style-name="T6">"</text:span><text:span text:style-name="T8">Service Change</text:span><text:span text:style-name="T6">" means any change to a GOV.UK Sign In service;</text:span></text:p>
      <text:p text:style-name="P19"><text:span text:style-name="T6">"</text:span><text:span text:style-name="T8">Service Documents</text:span><text:span text:style-name="T6">" means the GOV.UK Sign In related documents which detail technical and/or procedural requirements (i) relating specifically to one or more of the services offered as part of GOV.UK Sign In, or (ii) which are generally applicable to GOV.UK Sign In, as made available by GDS in writing (including via its nominated developer portal or website) and as updated or replaced by GDS in writing from time to time;</text:span></text:p>
      <text:p text:style-name="P19"><text:span text:style-name="T6">"</text:span><text:span text:style-name="T8">Service Levels</text:span><text:span text:style-name="T6"> has the meaning given to it in Paragraph  1 of Part 1 (Service Levels) of Schedule 2 (GOV.UK Sign In Terms);</text:span></text:p>
      <text:p text:style-name="P19"><text:span text:style-name="T6">"</text:span><text:span text:style-name="T8">Service Terms</text:span><text:span text:style-name="T6">" has the meaning given in Clause 2.2;</text:span></text:p>
      <text:p text:style-name="P19"><text:span text:style-name="T6">"</text:span><text:span text:style-name="T8">Term</text:span><text:span text:style-name="T6">" has the meaning given in Clause 18.1 (Term and Termination);</text:span></text:p>
      <text:p text:style-name="P19"><text:soft-page-break/><text:span text:style-name="T6">"</text:span><text:span text:style-name="T8">UK Data Protection Legislation</text:span><text:span text:style-name="T6">" means a) the UK GDPR; and (b) the Privacy and Electronic Communications Regulations 2003 (as amended by SI 2011 no. 6) and the Data Protection Act 2018 as each is amended in accordance with the Data Protection, Privacy and Electronic Communications (Amendments etc) (EU Exit) Regulations 2019 (as amended by SI 2020 no. 1586) and incorporated into UK law under the UK European Union (Withdrawal) Act 2018;</text:span></text:p>
      <text:p text:style-name="P19"><text:span text:style-name="T6">"</text:span><text:span text:style-name="T8">UK GDPR</text:span><text:span text:style-name="T6">" means Regulation (EU) 2016/679 of the European Parliament and of the Council of 27 April 2016 on the protection of natural persons with regard to the processing of personal data and repealing Directive 95/46/EC (General Data Protection Regulation) OJ L 119/1, 4.5.2016, as amended in accordance with the Data Protection, Privacy and Electronic Communications (Amendments etc) (EU Exit) Regulations 2019 (as amended by SI 2020 no. 1586) and incorporated into UK law under the UK European Union (Withdrawal) Act 2018; </text:span></text:p>
      <text:p text:style-name="P19"><text:span text:style-name="T6">"</text:span><text:span text:style-name="T8">Use Guidelines</text:span><text:span text:style-name="T6">" means the Service Document which, if applicable, includes any guidelines governing the use of a GDS Logo, as amended or replaced by GDS from time to time; and</text:span></text:p>
      <text:p text:style-name="P19"><text:span text:style-name="T6">"</text:span><text:span text:style-name="T8">User</text:span><text:span text:style-name="T6">" means any person seeking to access or who has accessed a Relying Party Service through GOV.UK Sign In.</text:span></text:p>
      <text:list xml:id="list174551817180942" text:continue-list="list3739655079" text:style-name="WWNum6">
        <text:list-item>
          <text:list>
            <text:list-item>
              <text:list>
                <text:list-item>
                  <text:h text:style-name="P57" text:outline-level="2"><text:bookmark text:name="_heading=h.fceu73ffm1uv"/>INTERPRETATION</text:h>
                  <text:list>
                    <text:list-item>
                      <text:p text:style-name="P84">Unless the context otherwise requires, in this MoU:-</text:p>
                      <text:list>
                        <text:list-item>
                          <text:p text:style-name="P70"><text:span text:style-name="T6">references to "</text:span><text:span text:style-name="T8">Clauses</text:span><text:span text:style-name="T6">" and "</text:span><text:span text:style-name="T8">Schedules</text:span><text:span text:style-name="T6">" are to clauses and schedules to this MoU, and any reference to a "</text:span><text:span text:style-name="T8">Paragraph</text:span><text:span text:style-name="T6">" or "</text:span><text:span text:style-name="T8">Part</text:span><text:span text:style-name="T6">" or "</text:span><text:span text:style-name="T8">Annex</text:span><text:span text:style-name="T6">" is to the relevant paragraph or part of, or annex to, the Schedule in which it appears;</text:span></text:p>
                        </text:list-item>
                        <text:list-item>
                          <text:p text:style-name="P86">references to this MoU or to any other document or instrument, or to any part of any of these, shall be construed as a reference to that thing or part thereof, as varied, amended, replaced or substituted from time to time in accordance with its terms;</text:p>
                        </text:list-item>
                        <text:list-item>
                          <text:p text:style-name="P86">reference to a person includes a legal entity, words importing a gender include all genders and words importing the singular include the plural and vice versa;</text:p>
                        </text:list-item>
                        <text:list-item>
                          <text:p text:style-name="P86">references to any statute, regulation, directive or other written law shall include a reference to that law as amended, varied, re-enacted, replaced or substituted from time to time; </text:p>
                        </text:list-item>
                        <text:list-item>
                          <text:p text:style-name="P70"><text:span text:style-name="T6">use of phrases such as "</text:span><text:span text:style-name="T8">including</text:span><text:span text:style-name="T6">", "</text:span><text:span text:style-name="T8">for example</text:span><text:span text:style-name="T6">" or "</text:span><text:span text:style-name="T8">such as</text:span><text:span text:style-name="T6">" shall be read as if those phrases were followed by the words "without limitation"; and</text:span></text:p>
                        </text:list-item>
                        <text:list-item>
                          <text:p text:style-name="P70"><text:span text:style-name="T6">this MoU shall be deemed to include any applicable Service Terms, with the term "</text:span><text:span text:style-name="T8">MoU</text:span><text:span text:style-name="T6">" being construed accordingly.</text:span></text:p>
                        </text:list-item>
                      </text:list>
                    </text:list-item>
                    <text:list-item>
                      <text:p text:style-name="P84">In the event of any conflict between the relevant terms, the conflict shall be resolved in accordance with the following order of precedence (highest priority at the top):-</text:p>
                      <text:list>
                        <text:list-item>
                          <text:p text:style-name="P86">the Core Terms, Schedule 1 (Interpretation) and Part 1 (Service Levels) of Schedule 2 (GOV.UK Sign In Terms); then </text:p>
                        </text:list-item>
                        <text:list-item>
                          <text:p text:style-name="P86">the applicable Service Terms; then</text:p>
                        </text:list-item>
                        <text:list-item>
                          <text:p text:style-name="P86">Part 2 (Relying Party Obligations) and Part 3 (GDS Commitments) of Schedule 2 (GOV.UK Sign In Terms); then</text:p>
                        </text:list-item>
                        <text:list-item>
                          <text:p text:style-name="P86"><text:soft-page-break/>the Service Documents.</text:p>
                        </text:list-item>
                      </text:list>
                    </text:list-item>
                  </text:list>
                </text:list-item>
              </text:list>
            </text:list-item>
          </text:list>
        </text:list-item>
        <text:list-item>
          <text:h text:style-name="P52" text:outline-level="1"><text:bookmark text:name="_heading=h.14ykbeg"/><text:line-break/><text:line-break/>GOV.UK SIGN IN TERMS</text:h>
          <text:list>
            <text:list-item>
              <text:h text:style-name="P59" text:outline-level="2"><text:bookmark text:name="_heading=h.1c1lvlb"/><text:line-break/><text:line-break/>SERVICE LEVELS</text:h>
              <text:list>
                <text:list-item>
                  <text:h text:style-name="P62" text:outline-level="3"><text:bookmark text:name="_heading=h.3w19e94"/>DEFINITIONS</text:h>
                  <text:list>
                    <text:list-item>
                      <text:p text:style-name="P85">The following defined terms apply to this Schedule in addition to those set out in Schedule 1 (Interpretation):</text:p>
                    </text:list-item>
                  </text:list>
                </text:list-item>
              </text:list>
            </text:list-item>
          </text:list>
        </text:list-item>
      </text:list>
      <text:p text:style-name="P19"><text:span text:style-name="T6">"</text:span><text:span text:style-name="T8">Critical Incident</text:span><text:span text:style-name="T6">" means an Incident which is ascribed a "Critical Incident" classification in accordance with the Incident Response Plan;</text:span></text:p>
      <text:p text:style-name="P19"><text:span text:style-name="T6">"</text:span><text:span text:style-name="T8">HTTP Request</text:span><text:span text:style-name="T6">" means any HTTP request to GOV.UK Sign In;</text:span></text:p>
      <text:p text:style-name="P19"><text:span text:style-name="T6">"</text:span><text:span text:style-name="T8">Incident</text:span><text:span text:style-name="T6">" means an occurrence of a failure to deliver any part of GOV.UK Sign In in accordance with the terms of this MoU; <text:s/></text:span></text:p>
      <text:p text:style-name="P19"><text:span text:style-name="T6">"</text:span><text:span text:style-name="T8">Incident Response Plan</text:span><text:span text:style-name="T6">" means the Service Document which contains the procedures to be implemented by GDS upon the occurrence of an Incident;</text:span></text:p>
      <text:p text:style-name="P19"><text:span text:style-name="T6">"</text:span><text:span text:style-name="T8">Measurement Period</text:span><text:span text:style-name="T6">" means a calendar month;</text:span></text:p>
      <text:p text:style-name="P19"><text:span text:style-name="T6">"</text:span><text:span text:style-name="T8">Permitted Service</text:span><text:span text:style-name="T6">" has the meaning given in Paragraph 1.1Part 21 of Part 2 (Relying Party Obligations) of Schedule 2 (GOV.UK Sign In Terms);</text:span></text:p>
      <text:p text:style-name="P19"><text:span text:style-name="T6">"</text:span><text:span text:style-name="T8">Service Level Failure</text:span><text:span text:style-name="T6">" means where GDS has failed to achieve an SLO in respect of an SLI within a Measurement Period;</text:span></text:p>
      <text:p text:style-name="P19"><text:bookmark text:name="_heading=h.j8sehv"/><text:span text:style-name="T6">"</text:span><text:span text:style-name="T8">Service Levels</text:span><text:span text:style-name="T6">" means the service levels, in the form of SLOs and SLIs, as set out in the table at Paragraph 2.5; </text:span></text:p>
      <text:p text:style-name="P19"><text:span text:style-name="T6">"</text:span><text:span text:style-name="T8">SLI</text:span><text:span text:style-name="T6">" means the service level indicators as set out in the table at Paragraph 2.5; </text:span></text:p>
      <text:p text:style-name="P19"><text:span text:style-name="T6">"</text:span><text:span text:style-name="T8">SLO</text:span><text:span text:style-name="T6">" means the service level objectives as set out in the table at Paragraph 2.5; and</text:span></text:p>
      <text:p text:style-name="P19"><text:span text:style-name="T6">"</text:span><text:span text:style-name="T8">Successful HTTP Request</text:span><text:span text:style-name="T6">" means any HTTP Request which returns a response with status code outside the range of 500-599.</text:span></text:p>
      <text:list xml:id="list174552241050103" text:continue-numbering="true" text:style-name="WWNum6">
        <text:list-item>
          <text:list>
            <text:list-item>
              <text:list>
                <text:list-item>
                  <text:h text:style-name="P62" text:outline-level="3"><text:bookmark text:name="_heading=h.9p1se91pn9sw"/>SERVICE LEVELS</text:h>
                  <text:list>
                    <text:list-item>
                      <text:p text:style-name="P84">The Service Levels are applicable to all of GOV.UK Sign In unless otherwise noted. SLIs are measured from platform-level metrics or reports generated from web server logs and SLOs are measured over a Measurement Period. </text:p>
                    </text:list-item>
                    <text:list-item>
                      <text:p text:style-name="P84"><text:bookmark text:name="_heading=h.2b6jogx"/>GDS will make available to the Relying Party details of the performance of GOV.UK Sign In against the Service Levels. <text:s/>GDS will have sole discretion as to the frequency, format and content of such reports.</text:p>
                    </text:list-item>
                    <text:list-item>
                      <text:p text:style-name="P85"><text:bookmark text:name="_heading=h.qbtyoq"/>Service Levels shall not be measured during periods that any applicable GOV.UK Sign In services are:</text:p>
                      <text:list>
                        <text:list-item>
                          <text:p text:style-name="P86"><text:bookmark text:name="_heading=h.3abhhcj"/>subject to planned or emergency downtime; or</text:p>
                        </text:list-item>
                        <text:list-item>
                          <text:p text:style-name="P86"><text:bookmark text:name="_heading=h.1pgrrkc"/><text:s/>suspended in accordance with the terms of this MoU.</text:p>
                        </text:list-item>
                      </text:list>
                    </text:list-item>
                    <text:list-item>
                      <text:p text:style-name="P84"><text:soft-page-break/>GDS will not be responsible for any Service Level Failure which is caused by any factor outside of GDS' reasonable control however, for the avoidance of doubt, in such circumstances GDS will seek to remedy such Service Level Failure in accordance with the provisions of this Schedule and, if applicable, the Incident Response Plan. </text:p>
                    </text:list-item>
                    <text:list-item>
                      <text:p text:style-name="P85"><text:bookmark text:name="_heading=h.338fx5o"/>The Service Levels are set out in the table below:</text:p>
                    </text:list-item>
                  </text:list>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2">Category</text:p>
          </table:table-cell>
          <table:table-cell table:style-name="Table4.A1" office:value-type="string">
            <text:p text:style-name="P32">SLIs</text:p>
          </table:table-cell>
          <table:table-cell table:style-name="Table4.A1" office:value-type="string">
            <text:p text:style-name="P32">SLOs</text:p>
          </table:table-cell>
          <table:table-cell table:style-name="Table4.A1" office:value-type="string">
            <text:p text:style-name="P32">Form of measure </text:p>
          </table:table-cell>
        </table:table-row>
        <table:table-row table:style-name="Table4.1">
          <table:table-cell table:style-name="Table4.A2" office:value-type="string">
            <text:p text:style-name="P25">Availability <text:s/>- OIDC API</text:p>
          </table:table-cell>
          <table:table-cell table:style-name="Table4.B2" office:value-type="string">
            <text:p text:style-name="P31">The amount of Successful HTTP Requests as a proportion of all HTTP Requests.</text:p>
          </table:table-cell>
          <table:table-cell table:style-name="Table4.C2" office:value-type="string">
            <text:p text:style-name="P31">95% of HTTP Requests are Successful HTTP Requests.</text:p>
          </table:table-cell>
          <table:table-cell table:style-name="Table4.D2" office:value-type="string">
            <text:p text:style-name="P31">Data from the relevant cloud platform.</text:p>
          </table:table-cell>
        </table:table-row>
        <table:table-row table:style-name="Table4.1">
          <table:table-cell table:style-name="Table4.A3" office:value-type="string">
            <text:p text:style-name="P25">Availability - Client Registry API</text:p>
          </table:table-cell>
          <table:table-cell table:style-name="Table4.B3" office:value-type="string">
            <text:p text:style-name="P31">The amount of Successful HTTP Requests as a proportion of all HTTP Requests.</text:p>
          </table:table-cell>
          <table:table-cell table:style-name="Table4.C3" office:value-type="string">
            <text:p text:style-name="P31">95% of HTTP Requests are Successful HTTP Requests.</text:p>
          </table:table-cell>
          <table:table-cell table:style-name="Table4.D3" office:value-type="string">
            <text:p text:style-name="P31">Data from the relevant cloud platform.</text:p>
          </table:table-cell>
        </table:table-row>
        <table:table-row table:style-name="Table4.1">
          <table:table-cell table:style-name="Table4.A4" office:value-type="string">
            <text:p text:style-name="P25">Availability - Log In UI</text:p>
          </table:table-cell>
          <table:table-cell table:style-name="Table4.B4" office:value-type="string">
            <text:p text:style-name="P31">The amount of Successful HTTP Requests as a proportion of all HTTP Requests.</text:p>
          </table:table-cell>
          <table:table-cell table:style-name="Table4.C4" office:value-type="string">
            <text:p text:style-name="P30">95% of HTTP Requests are Successful HTTP Requests.</text:p>
          </table:table-cell>
          <table:table-cell table:style-name="Table4.D4" office:value-type="string">
            <text:p text:style-name="P31">Report from application logs</text:p>
          </table:table-cell>
        </table:table-row>
        <table:table-row table:style-name="Table4.1">
          <table:table-cell table:style-name="Table4.A5" office:value-type="string">
            <text:p text:style-name="P25">Availability - Account Management UI</text:p>
          </table:table-cell>
          <table:table-cell table:style-name="Table4.B5" office:value-type="string">
            <text:p text:style-name="P31">The amount of Successful HTTP Requests as a proportion of all HTTP Requests.</text:p>
          </table:table-cell>
          <table:table-cell table:style-name="Table4.C5" office:value-type="string">
            <text:p text:style-name="P30">95% of HTTP Requests are Successful HTTP Requests.</text:p>
          </table:table-cell>
          <table:table-cell table:style-name="Table4.D5" office:value-type="string">
            <text:p text:style-name="P31">Report from application logs</text:p>
          </table:table-cell>
        </table:table-row>
        <table:table-row table:style-name="Table4.1">
          <table:table-cell table:style-name="Table4.A6" office:value-type="string">
            <text:p text:style-name="P25">Latency - OIDC API</text:p>
          </table:table-cell>
          <table:table-cell table:style-name="Table4.B6" office:value-type="string">
            <text:p text:style-name="P31">The percentage of HTTP Requests completing within a set time. </text:p>
          </table:table-cell>
          <table:table-cell table:style-name="Table4.C6" office:value-type="string">
            <text:p text:style-name="P31">95% of HTTP Requests complete in under 3 seconds.</text:p>
          </table:table-cell>
          <table:table-cell table:style-name="Table4.D6" office:value-type="string">
            <text:p text:style-name="P31">Data from the relevant cloud platform.</text:p>
          </table:table-cell>
        </table:table-row>
        <table:table-row table:style-name="Table4.1">
          <table:table-cell table:style-name="Table4.A7" office:value-type="string">
            <text:p text:style-name="P25">Latency - Client Registry API</text:p>
          </table:table-cell>
          <table:table-cell table:style-name="Table4.B7" office:value-type="string">
            <text:p text:style-name="P31">The percentage of HTTP Requests completing within a set time. </text:p>
          </table:table-cell>
          <table:table-cell table:style-name="Table4.C7" office:value-type="string">
            <text:p text:style-name="P31">95% of HTTP Requests complete in under 3 seconds.</text:p>
          </table:table-cell>
          <table:table-cell table:style-name="Table4.D7" office:value-type="string">
            <text:p text:style-name="P31">Data from the relevant cloud platform.</text:p>
          </table:table-cell>
        </table:table-row>
        <table:table-row table:style-name="Table4.1">
          <table:table-cell table:style-name="Table4.A8" office:value-type="string">
            <text:p text:style-name="P25">Latency - Log In UI</text:p>
          </table:table-cell>
          <table:table-cell table:style-name="Table4.B8" office:value-type="string">
            <text:p text:style-name="P30">The percentage of HTTP Requests completing within a set time. </text:p>
          </table:table-cell>
          <table:table-cell table:style-name="Table4.C8" office:value-type="string">
            <text:p text:style-name="P30">95% of HTTP Requests complete in under 3 seconds.</text:p>
          </table:table-cell>
          <table:table-cell table:style-name="Table4.D8" office:value-type="string">
            <text:p text:style-name="P31">Report from application logs</text:p>
          </table:table-cell>
        </table:table-row>
        <table:table-row table:style-name="Table4.1">
          <table:table-cell table:style-name="Table4.A9" office:value-type="string">
            <text:p text:style-name="P25">Latency - Account Management UI</text:p>
          </table:table-cell>
          <table:table-cell table:style-name="Table4.B9" office:value-type="string">
            <text:p text:style-name="P30">The percentage of HTTP Requests completing within a set time. </text:p>
          </table:table-cell>
          <table:table-cell table:style-name="Table4.C9" office:value-type="string">
            <text:p text:style-name="P30">95% of HTTP Requests complete in under 3 seconds.</text:p>
          </table:table-cell>
          <table:table-cell table:style-name="Table4.D9" office:value-type="string">
            <text:p text:style-name="P31">Report from application logs</text:p>
          </table:table-cell>
        </table:table-row>
      </table:table>
      <text:p text:style-name="P42"><text:bookmark text:name="_heading=h.1tkp7yisuvit"/></text:p>
      <text:list xml:id="list174553083042848" text:continue-numbering="true" text:style-name="WWNum6">
        <text:list-item>
          <text:list>
            <text:list-item>
              <text:list>
                <text:list-item>
                  <text:h text:style-name="P62" text:outline-level="3"><text:bookmark text:name="_heading=h.gipfpgcmzyfh"/>SERVICE LEVEL FAILURE PROCEDURE AND INCIDENT RESPONSE PLAN</text:h>
                  <text:list>
                    <text:list-item>
                      <text:p text:style-name="P84">Upon a Service Level Failure being identified by GDS, GDS will assign such staff and resources as is reasonable to undertake the activities necessary to remedy the Service Level Failure in a timely manner, taking always into account the nature of the <text:soft-page-break/>Service Level Failure and the operational and reputational impact that such Service Level Failure has upon the Relying Party, any Relying Party Service, the Users and the Crown. <text:s/></text:p>
                    </text:list-item>
                    <text:list-item>
                      <text:p text:style-name="P84">In the event a Service Level Failure constitutes an Incident, GDS will implement the Incident Response Plan.</text:p>
                    </text:list-item>
                  </text:list>
                </text:list-item>
                <text:list-item>
                  <text:h text:style-name="P62" text:outline-level="3"><text:bookmark text:name="_heading=h.418z5ql003rj"/>POST SERVICE LEVEL FAILURE PROCESS</text:h>
                  <text:list>
                    <text:list-item>
                      <text:p text:style-name="P84">Upon any Service Level Failure being successfully remedied to GDS' satisfaction, GDS will, as appropriate and to the extent necessary, provide the Relying Party with any such information relating to the Service Level Failure as is reasonably required to enable the Relying Party and Relying Party Services to continue utilising GOV.UK Sign In (in whole or in part). GDS has sole discretion as to the method by which such information is communicated to the Relying Party.</text:p>
                    </text:list-item>
                    <text:list-item>
                      <text:p text:style-name="P85"><text:bookmark text:name="_heading=h.1idq7dh"/>GDS may undertake a review of such Service Level Failure with the primary objectives of:</text:p>
                      <text:list>
                        <text:list-item>
                          <text:p text:style-name="P86"><text:bookmark text:name="_heading=h.49gfa85"/>understanding how the Service Level Failure occurred; and</text:p>
                        </text:list-item>
                        <text:list-item>
                          <text:p text:style-name="P86">identifying how such Service Level Failure can be avoided or mitigated in the future. </text:p>
                        </text:list-item>
                      </text:list>
                    </text:list-item>
                    <text:list-item>
                      <text:p text:style-name="P84">The Relying Party agrees to provide GDS with reasonable assistance if requested in respect of such review referred to in Paragraph 4.2. <text:s/></text:p>
                    </text:list-item>
                  </text:list>
                </text:list-item>
                <text:list-item>
                  <text:h text:style-name="P62" text:outline-level="3"><text:bookmark text:name="_heading=h.xoqddekv9ppu"/>VARIATIONS</text:h>
                  <text:list>
                    <text:list-item>
                      <text:p text:style-name="P84">Where possible, GDS aims to improve the Service Levels over time for the benefit of the Relying Party and each Relying Party Service. </text:p>
                    </text:list-item>
                    <text:list-item>
                      <text:p text:style-name="P84">Any variations to this Schedule shall be subject to Clause 22 (Variations) of this MoU.</text:p>
                    </text:list-item>
                  </text:list>
                </text:list-item>
              </text:list>
            </text:list-item>
          </text:list>
        </text:list-item>
      </text:list>
      <text:p text:style-name="P8"/>
      <text:list xml:id="list174553388827111" text:continue-numbering="true" text:style-name="WWNum6">
        <text:list-item>
          <text:list>
            <text:list-item>
              <text:h text:style-name="P60" text:outline-level="2"><text:bookmark text:name="_heading=h.42ddq1a"/><text:line-break/><text:line-break/>RELYING PARTY OBLIGATIONS</text:h>
              <text:list>
                <text:list-item>
                  <text:h text:style-name="P62" text:outline-level="3"><text:bookmark text:name="_heading=h.2olpkfy"/>APPLICABILITY OF THE CONNECTING PROCESS</text:h>
                  <text:list>
                    <text:list-item>
                      <text:p text:style-name="P71"><text:bookmark text:name="_heading=h.13qzunr"/><text:span text:style-name="T6">The Relying Party must only use a GOV.UK Sign In service that it is permitted to use in accordance with the terms of the MoU ("</text:span><text:span text:style-name="T8">Permitted Service</text:span><text:span text:style-name="T6">"). <text:s/>The Relying Party must use any data obtained from, or interface with, such Permitted Service, in connection with:-</text:span></text:p>
                      <text:list>
                        <text:list-item>
                          <text:p text:style-name="P86">the Connecting Process for a Relying Party Service; or </text:p>
                        </text:list-item>
                        <text:list-item>
                          <text:p text:style-name="P86"><text:bookmark text:name="_heading=h.3nqndbk"/>one or more Relying Party Services for which the Connecting Process has been successfully completed.</text:p>
                        </text:list-item>
                      </text:list>
                    </text:list-item>
                    <text:list-item>
                      <text:p text:style-name="P85">The Relying Party must not use a Permitted Service in connection with any Relying Party Service and must not make a Material Change to any Relying Party Service using a Permitted Service, without:-</text:p>
                      <text:list>
                        <text:list-item>
                          <text:p text:style-name="P86">completing the Connecting Process in respect of that new or changed Relying Party Service; or </text:p>
                        </text:list-item>
                        <text:list-item>
                          <text:p text:style-name="P86">otherwise obtaining the prior written consent of GDS.</text:p>
                        </text:list-item>
                      </text:list>
                    </text:list-item>
                    <text:list-item>
                      <text:p text:style-name="P84">Where a Material Change in relation to a Relying Party Service is a change in status of the Relying Party Service (such as, by way of example, moving from a private beta to a public beta or from a public beta to live operation), GDS will use reasonable endeavours to expedite any relevant sections of the Connecting Process. </text:p>
                    </text:list-item>
                  </text:list>
                </text:list-item>
                <text:list-item>
                  <text:h text:style-name="P62" text:outline-level="3"><text:bookmark text:name="_heading=h.g5sxyrndpqoz"/>GOV.UK SIGN IN TECHNICAL POLICY COMPLIANCE REQUIREMENTS</text:h>
                  <text:list>
                    <text:list-item>
                      <text:p text:style-name="P84">The Relying Party shall at all times comply with the GOV.UK Sign In Technical Policies (to the extent they are applicable) in connection with its use of a Permitted Service.</text:p>
                    </text:list-item>
                  </text:list>
                </text:list-item>
                <text:list-item>
                  <text:h text:style-name="P62" text:outline-level="3"><text:bookmark text:name="_heading=h.y4yck94am317"/>RELYING PARTY TERMS AND CONDITIONS AND ACCESSIBILITY</text:h>
                  <text:list>
                    <text:list-item>
                      <text:p text:style-name="P85">The Relying Party shall as soon as reasonably practicable:-</text:p>
                      <text:list>
                        <text:list-item>
                          <text:p text:style-name="P86">following each Relying Party Service's completion of the Connecting Process; and</text:p>
                        </text:list-item>
                        <text:list-item>
                          <text:p text:style-name="P86">to the extent applicable, following any variation of this MoU, </text:p>
                        </text:list-item>
                      </text:list>
                    </text:list-item>
                  </text:list>
                </text:list-item>
              </text:list>
            </text:list-item>
          </text:list>
        </text:list-item>
      </text:list>
      <text:p text:style-name="P12">put in place terms and conditions to govern the legal relationship between it and each User in respect of each Relying Party Service that:-</text:p>
      <text:list xml:id="list174552018617140" text:continue-numbering="true" text:style-name="WWNum6">
        <text:list-item>
          <text:list>
            <text:list-item>
              <text:list>
                <text:list-item>
                  <text:list>
                    <text:list-item>
                      <text:list>
                        <text:list-item>
                          <text:list>
                            <text:list-item>
                              <text:p text:style-name="P88">comply with the Relying Party's obligations under this MoU (in particular, they shall include or reference the information required by Clause 8.11.2 (Data Protection) of this MoU); and</text:p>
                            </text:list-item>
                            <text:list-item>
                              <text:p text:style-name="P88">comply with applicable law (including the Data Protection Legislation) and are reasonable in all respects. </text:p>
                            </text:list-item>
                          </text:list>
                        </text:list-item>
                      </text:list>
                    </text:list-item>
                    <text:list-item>
                      <text:p text:style-name="P84">At GDS' request, the Relying Party must promptly provide GDS with a copy of the Relying Party's User terms and conditions.</text:p>
                    </text:list-item>
                  </text:list>
                </text:list-item>
                <text:list-item>
                  <text:h text:style-name="P62" text:outline-level="3"><text:bookmark text:name="_heading=h.2lmt6da21axm"/>MAINTAINING COMPLIANCE (NORMAL OPERATIONS)</text:h>
                  <text:list>
                    <text:list-item>
                      <text:p text:style-name="P84"><text:soft-page-break/>It is the responsibility of the Relying Party to ensure that all Relying Party Services and/or end-points involved in the use of, or communication with, GOV.UK Sign In and any Permitted Service comply with the terms described in this MoU at all times. </text:p>
                    </text:list-item>
                  </text:list>
                </text:list-item>
                <text:list-item>
                  <text:h text:style-name="P62" text:outline-level="3"><text:bookmark text:name="_heading=h.61g1tu9etqp3"/>RISK ASSESSMENT CAPABILITY</text:h>
                  <text:list>
                    <text:list-item>
                      <text:p text:style-name="P85">The Relying Party is responsible for an ongoing process for the assessment of risk with respect to the correct and secure operation of the Relying Party Services and any corrective action that may be required when reacting to threats and vulnerabilities. The Relying Party shall perform the following functions:- </text:p>
                      <text:list>
                        <text:list-item>
                          <text:p text:style-name="P86">The Relying Party shall provide a process for assessing risk based on recognised best practice (departmentally approved risk assessment methodology), and proof of regular exercising of this process. </text:p>
                        </text:list-item>
                        <text:list-item>
                          <text:p text:style-name="P86">The Relying Party shall notify GDS if the risk/threat has increased or changed to the extent that this would be potentially harmful to GOV.UK Sign In, any <text:s/>Permitted Service and/or the GOV.UK Sign In infrastructure as a whole. </text:p>
                        </text:list-item>
                      </text:list>
                    </text:list-item>
                  </text:list>
                </text:list-item>
                <text:list-item>
                  <text:h text:style-name="P65" text:outline-level="3"><text:bookmark text:name="_heading=h.22vxnjd"/><text:span text:style-name="T16">INCIDENT NOTIFICATION AND RESPONSE</text:span><text:span text:style-name="T15"> </text:span></text:h>
                  <text:list>
                    <text:list-item>
                      <text:p text:style-name="P84"><text:bookmark text:name="_heading=h.i17xr6"/>The Relying Party shall notify GDS as soon as reasonably practicable (and within 48 hours) should any breach of this MoU by the Relying Party occur, or should any other relevant event or incident arise in connection with any Relying Party Services, GOV.UK Sign In or any Permitted Service.</text:p>
                    </text:list-item>
                    <text:list-item>
                      <text:p text:style-name="P84">The Relying Party shall assist GDS in connection with any breach or other event or incident referred to in Paragraph 6.1, through a process of review set out in the Service Documents or (if not so specified) to be decided between GDS and the Relying Party as appropriate.</text:p>
                    </text:list-item>
                    <text:list-item>
                      <text:p text:style-name="P84">It is acknowledged that GDS may define particular procedures to be followed for different incident types, such as the Incident Response Plan in respect of Critical Incidents (each as defined in Schedule 1 of this MoU). </text:p>
                    </text:list-item>
                  </text:list>
                </text:list-item>
                <text:list-item>
                  <text:h text:style-name="P62" text:outline-level="3"><text:bookmark text:name="_heading=h.geoje5mxzu7s"/>DIGITAL SERVICE ASSESSMENT</text:h>
                  <text:list>
                    <text:list-item>
                      <text:p text:style-name="P72"><text:span text:style-name="T6">The Relying Party shall, as part of each Connecting Process, unless exempt by GDS, complete and pass a </text:span><text:span text:style-name="T7">digital service assessment in respect of each Relying Party Service ("</text:span><text:span text:style-name="T9">Digital Service Assessment</text:span><text:span text:style-name="T7">"). <text:s/>For the avoidance of doubt, and subject to any provision of this MoU to the contrary, </text:span><text:span text:style-name="T6">the Relying Party shall not be required to repeat the Digital Service Assessment in respect of a Relying Party Service where further Permitted Services are received pursuant to this MoU.</text:span></text:p>
                    </text:list-item>
                  </text:list>
                </text:list-item>
                <text:list-item>
                  <text:h text:style-name="P62" text:outline-level="3"><text:bookmark text:name="_heading=h.oso66qen9wqs"/>USE AND METRICS</text:h>
                </text:list-item>
              </text:list>
            </text:list-item>
          </text:list>
        </text:list-item>
      </text:list>
      <text:h text:style-name="P43" text:outline-level="4"><text:bookmark text:name="_heading=h.b558l4m5r0oy"/>Volumes and peaks </text:h>
      <text:list xml:id="list174553299202707" text:continue-numbering="true" text:style-name="WWNum6">
        <text:list-item>
          <text:list>
            <text:list-item>
              <text:list>
                <text:list-item>
                  <text:list>
                    <text:list-item>
                      <text:p text:style-name="P84">The Relying Party shall regularly analyse the volumes of Users accessing the Relying Party Services via each Permitted Service and any peaks in User traffic and shall: </text:p>
                      <text:list>
                        <text:list-item>
                          <text:p text:style-name="P87">report to GDS upon GDS' request:-</text:p>
                          <text:list>
                            <text:list-item>
                              <text:p text:style-name="P88">any information regarding known peaks in User traffic; and</text:p>
                            </text:list-item>
                            <text:list-item>
                              <text:p text:style-name="P88">the projected volumes of Users accessing the Relying Party Services via each Permitted Service over the coming month and any anticipated peaks (including times and days of the week where <text:soft-page-break/>usage is projected to be higher – for example, a deadline by which Users are required to complete a particular transaction); and</text:p>
                            </text:list-item>
                          </text:list>
                        </text:list-item>
                        <text:list-item>
                          <text:p text:style-name="P86">notify GDS as soon as it becomes aware of any circumstances that may lead to a peak in User traffic to a Permitted Service, including but not limited to deadlines placed on Users for completion of certain transactions or planned promotions of the Relying Party Services.</text:p>
                        </text:list-item>
                      </text:list>
                    </text:list-item>
                  </text:list>
                </text:list-item>
              </text:list>
            </text:list-item>
          </text:list>
        </text:list-item>
      </text:list>
      <text:h text:style-name="P43" text:outline-level="4"><text:bookmark text:name="_heading=h.c8ggbo4h81eq"/>Demographic breakdown </text:h>
      <text:list xml:id="list174553544922884" text:continue-numbering="true" text:style-name="WWNum6">
        <text:list-item>
          <text:list>
            <text:list-item>
              <text:list>
                <text:list-item>
                  <text:list>
                    <text:list-item>
                      <text:p text:style-name="P84"><text:bookmark text:name="_heading=h.320vgez"/>On or around the Effective Date, the Relying Party shall provide GDS with such information that the Relying Party may have concerning the demographic breakdown of its intended audience and shall update this breakdown from time to time if it alters significantly since it was last provided to GDS.</text:p>
                    </text:list-item>
                  </text:list>
                </text:list-item>
              </text:list>
            </text:list-item>
          </text:list>
        </text:list-item>
      </text:list>
      <text:h text:style-name="P43" text:outline-level="4"><text:bookmark text:name="_heading=h.rgcadqajx9u1"/>Private, public and live distinctions </text:h>
      <text:list xml:id="list174551888526926" text:continue-numbering="true" text:style-name="WWNum6">
        <text:list-item>
          <text:list>
            <text:list-item>
              <text:list>
                <text:list-item>
                  <text:list>
                    <text:list-item>
                      <text:p text:style-name="P84">During a private beta of the Relying Party Service, GDS or the Relying Party may implement a system to limit the number of Users or specifically identify invited participants to the beta. Details of any tokening or invitation system or any other methods of limiting access to a Relying Party Service to be implemented by a Relying Party must be provided to GDS. The variation or removal of such safeguards by the Relying Party shall amount to a Material Change. </text:p>
                    </text:list-item>
                  </text:list>
                </text:list-item>
              </text:list>
            </text:list-item>
          </text:list>
        </text:list-item>
      </text:list>
      <text:h text:style-name="P43" text:outline-level="4"><text:bookmark text:name="_heading=h.y2l9anvpdlbe"/>Management information </text:h>
      <text:list xml:id="list174553079773227" text:continue-numbering="true" text:style-name="WWNum6">
        <text:list-item>
          <text:list>
            <text:list-item>
              <text:list>
                <text:list-item>
                  <text:list>
                    <text:list-item>
                      <text:p text:style-name="P84">The Relying Party shall promptly comply with any reasonable request from GDS to provide management information regarding access to the Relying Party Services via a Permitted Service. </text:p>
                    </text:list-item>
                  </text:list>
                </text:list-item>
                <text:list-item>
                  <text:h text:style-name="P62" text:outline-level="3"><text:bookmark text:name="_heading=h.c29nxwiszg2j"/>DATA MANAGEMENT AND PRIVACY</text:h>
                  <text:list>
                    <text:list-item>
                      <text:p text:style-name="P85">The Relying Party shall comply with the following in relation to its use of any Permitted Service and the data set that it provides:-</text:p>
                      <text:list>
                        <text:list-item>
                          <text:p text:style-name="P70"><text:span text:style-name="T6">the Relying Party shall ensure it is using a GDS supported version of the application programming interface ("</text:span><text:span text:style-name="T8">API</text:span><text:span text:style-name="T6">") at all times. GDS may release newer versions of the API from time to time and may cease to support earlier versions at GDS' discretion; and</text:span></text:p>
                        </text:list-item>
                        <text:list-item>
                          <text:p text:style-name="P86">the Relying Party shall handle the data provided by GDS in an appropriately secure environment.</text:p>
                        </text:list-item>
                      </text:list>
                    </text:list-item>
                    <text:list-item>
                      <text:p text:style-name="P84">The Relying Party must not attempt to send messages to a Permitted Service or GOV.UK Sign In that have been generated by any software or system other than a supported version of the applicable Permitted Service supplied by GDS.</text:p>
                    </text:list-item>
                    <text:list-item>
                      <text:p text:style-name="P84"><text:bookmark text:name="_heading=h.1h65qms"/>The Relying Party shall provide evidence reasonably satisfactory to GDS that it has carried out a data protection impact assessment that is compliant with Data Protection Legislation in connection with each Relying Party Service and its use of GOV.UK Sign In and any Permitted Service. </text:p>
                    </text:list-item>
                  </text:list>
                </text:list-item>
                <text:list-item>
                  <text:h text:style-name="P62" text:outline-level="3"><text:bookmark text:name="_heading=h.t3mwoox80nob"/>SECURITY</text:h>
                </text:list-item>
              </text:list>
            </text:list-item>
          </text:list>
        </text:list-item>
      </text:list>
      <text:h text:style-name="P43" text:outline-level="4"><text:bookmark text:name="_heading=h.7dm88ozc49zq"/>Information security</text:h>
      <text:list xml:id="list174552109059180" text:continue-numbering="true" text:style-name="WWNum6">
        <text:list-item>
          <text:list>
            <text:list-item>
              <text:list>
                <text:list-item>
                  <text:list>
                    <text:list-item>
                      <text:p text:style-name="P84">Without prejudice to the Relying Party's obligations under Data Protection Legislation, the Relying Party shall take all reasonable steps to ensure its IT systems and all information relating to GOV.UK Sign In and any Permitted Service, including all data <text:soft-page-break/>concerning Users, are protected against unauthorised access, use, modification or deletion.</text:p>
                    </text:list-item>
                    <text:list-item>
                      <text:p text:style-name="P84">The Relying Party shall take all reasonable steps to ensure that it does not introduce any bugs, viruses or other malicious code into any system forming part of, or interfacing with, any Permitted Service or GOV.UK Sign In. </text:p>
                    </text:list-item>
                  </text:list>
                </text:list-item>
              </text:list>
            </text:list-item>
          </text:list>
        </text:list-item>
      </text:list>
      <text:h text:style-name="P43" text:outline-level="4"><text:bookmark text:name="_heading=h.z2ytqcdziz25"/>PKI </text:h>
      <text:list xml:id="list174553757035776" text:continue-numbering="true" text:style-name="WWNum6">
        <text:list-item>
          <text:list>
            <text:list-item>
              <text:list>
                <text:list-item>
                  <text:list>
                    <text:list-item>
                      <text:p text:style-name="P84">It is the responsibility of the Relying Party to protect PKI Assets.</text:p>
                    </text:list-item>
                    <text:list-item>
                      <text:p text:style-name="P84">The Relying Party shall immediately furnish GDS with a PKI Notification upon becoming aware of any event, act or omission that may reasonably be considered to compromise any PKI Assets. </text:p>
                    </text:list-item>
                  </text:list>
                </text:list-item>
              </text:list>
            </text:list-item>
          </text:list>
        </text:list-item>
      </text:list>
      <text:h text:style-name="P43" text:outline-level="4"><text:bookmark text:name="_heading=h.wnyagw"/>Penetration and security testing</text:h>
      <text:list xml:id="list174552244920983" text:continue-numbering="true" text:style-name="WWNum6">
        <text:list-item>
          <text:list>
            <text:list-item>
              <text:list>
                <text:list-item>
                  <text:list>
                    <text:list-item>
                      <text:p text:style-name="P84"><text:bookmark text:name="_heading=h.415t9al"/>The Relying Party shall conduct regular penetration and security testing on each Relying Party Service, provided that:-</text:p>
                      <text:list>
                        <text:list-item>
                          <text:p text:style-name="P86">this must not be completed against any Permitted Service or GOV.UK Sign In production environment; and </text:p>
                        </text:list-item>
                        <text:list-item>
                          <text:p text:style-name="P86">this must not include any testing of a Permitted Service or GOV.UK Sign In integration environment, without the prior written consent of GDS.</text:p>
                        </text:list-item>
                      </text:list>
                    </text:list-item>
                    <text:list-item>
                      <text:p text:style-name="P84"><text:bookmark text:name="_heading=h.2gb3jie"/>The Relying Party shall:-</text:p>
                      <text:list>
                        <text:list-item>
                          <text:p text:style-name="P86">conduct regular penetration and security testing using appropriately qualified and competent individuals and/or contractors, the identity and credentials of such individuals and/or contractors to be provided as soon as reasonably practicable to GDS upon GDS' request; </text:p>
                        </text:list-item>
                        <text:list-item>
                          <text:p text:style-name="P86">have in place adequate disclosure procedures and protocols in respect of penetration and security testing and shall provide GDS with details of the nature of the penetration and security testing (eg frequency, internal, external etc); and </text:p>
                        </text:list-item>
                        <text:list-item>
                          <text:p text:style-name="P86">notify GDS immediately should any of the Relying Party's monitoring reveal an attack that is affecting them.</text:p>
                        </text:list-item>
                      </text:list>
                    </text:list-item>
                    <text:list-item>
                      <text:p text:style-name="P84">For the avoidance of doubt, the Relying Party obligations as set out in Paragraphs 10.5 and 10.6 shall only apply in respect of each Relying Party Service and not in respect of each Permitted Service. </text:p>
                    </text:list-item>
                  </text:list>
                </text:list-item>
                <text:list-item>
                  <text:h text:style-name="P62" text:outline-level="3"><text:bookmark text:name="_heading=h.h604wgms1vbz"/>SERVICE OPERATIONS AND SUPPORT ARRANGEMENTS</text:h>
                </text:list-item>
              </text:list>
            </text:list-item>
          </text:list>
        </text:list-item>
      </text:list>
      <text:h text:style-name="P43" text:outline-level="4"><text:bookmark text:name="_heading=h.fjtpy4keukd8"/>Contacts </text:h>
      <text:list xml:id="list174552111678578" text:continue-numbering="true" text:style-name="WWNum6">
        <text:list-item>
          <text:list>
            <text:list-item>
              <text:list>
                <text:list-item>
                  <text:list>
                    <text:list-item>
                      <text:p text:style-name="P84">As part of the Connecting Process, the Relying Party shall complete and return to GDS a list of Relying Party personnel to serve as the Relying Party's contacts in connection with GOV.UK Sign In and the relevant Permitted Services, in the form provided by GDS to the Relying Party. </text:p>
                    </text:list-item>
                  </text:list>
                </text:list-item>
              </text:list>
            </text:list-item>
          </text:list>
        </text:list-item>
      </text:list>
      <text:h text:style-name="P43" text:outline-level="4"><text:bookmark text:name="_heading=h.of09kv6hvlhv"/>User support </text:h>
      <text:list xml:id="list174552585552020" text:continue-numbering="true" text:style-name="WWNum6">
        <text:list-item>
          <text:list>
            <text:list-item>
              <text:list>
                <text:list-item>
                  <text:list>
                    <text:list-item>
                      <text:p text:style-name="P84">The Relying Party confirms and shall, upon request, provide evidence to GDS' reasonable satisfaction that it has sufficient personnel and processes in place to manage and support Users in connection with their use of any Permitted Service to access each Relying Party Service.</text:p>
                    </text:list-item>
                  </text:list>
                </text:list-item>
              </text:list>
            </text:list-item>
          </text:list>
        </text:list-item>
      </text:list>
      <text:h text:style-name="P43" text:outline-level="4"><text:bookmark text:name="_heading=h.4zb4zg5txncp"/><text:soft-page-break/>Transaction monitoring </text:h>
      <text:list xml:id="list174553775926320" text:continue-numbering="true" text:style-name="WWNum6">
        <text:list-item>
          <text:list>
            <text:list-item>
              <text:list>
                <text:list-item>
                  <text:list>
                    <text:list-item>
                      <text:p text:style-name="P84">As part of the Connecting Process, the Relying Party shall agree with GDS an appropriate level of transaction monitoring of User journeys sufficient to mitigate the risk of unauthorised access to each Relying Party Service.</text:p>
                    </text:list-item>
                  </text:list>
                </text:list-item>
              </text:list>
            </text:list-item>
          </text:list>
        </text:list-item>
      </text:list>
      <text:h text:style-name="P43" text:outline-level="4"><text:bookmark text:name="_heading=h.rs2kmqhooat5"/>Use of GOV.UK Sign In test environments </text:h>
      <text:list xml:id="list174553267111797" text:continue-numbering="true" text:style-name="WWNum6">
        <text:list-item>
          <text:list>
            <text:list-item>
              <text:list>
                <text:list-item>
                  <text:list>
                    <text:list-item>
                      <text:p text:style-name="P84">The Relying Party may be granted access to GOV.UK Sign In and/or Permitted Service test environments from time to time. <text:s/>The Relying Party must not expose those test environments to other services or publish or share their locations with any third party without the prior written consent of GDS.</text:p>
                    </text:list-item>
                  </text:list>
                </text:list-item>
                <text:list-item>
                  <text:h text:style-name="P62" text:outline-level="3"><text:bookmark text:name="_heading=h.ym46f1531f4"/>COMMUNICATION</text:h>
                  <text:list>
                    <text:list-item>
                      <text:p text:style-name="P84">The Relying Party is responsible for:-</text:p>
                      <text:list>
                        <text:list-item>
                          <text:p text:style-name="P86">providing contact details for key personnel to whom notifications should be sent in the event of an issue with a Permitted Service; and</text:p>
                        </text:list-item>
                        <text:list-item>
                          <text:p text:style-name="P86">ensuring that the Relying Party's privacy policies, and other applicable documents, correctly inform Users of how data will be Processed, shared and stored (as per Data Protection Legislation) and obtain appropriate consent.</text:p>
                        </text:list-item>
                      </text:list>
                    </text:list-item>
                  </text:list>
                </text:list-item>
                <text:list-item>
                  <text:h text:style-name="P62" text:outline-level="3"><text:bookmark text:name="_heading=h.uqfpjqf88o0j"/>SERVICE DOCUMENTS</text:h>
                  <text:list>
                    <text:list-item>
                      <text:p text:style-name="P84">The Relying Party shall comply with any applicable obligations imposed upon it in the Service Documents.</text:p>
                    </text:list-item>
                  </text:list>
                </text:list-item>
              </text:list>
            </text:list-item>
          </text:list>
        </text:list-item>
      </text:list>
      <text:p text:style-name="P10"/>
      <text:p text:style-name="Standard"/>
      <text:list xml:id="list174552204487648" text:continue-numbering="true" text:style-name="WWNum6">
        <text:list-item>
          <text:list>
            <text:list-item>
              <text:h text:style-name="P60" text:outline-level="2"><text:bookmark text:name="_heading=h.vgdtq7"/><text:line-break/><text:line-break/>GDS COMMITMENTS</text:h>
              <text:list>
                <text:list-item>
                  <text:h text:style-name="P62" text:outline-level="3"><text:bookmark text:name="_heading=h.3fg1ce0"/>Key responsibilities</text:h>
                </text:list-item>
              </text:list>
            </text:list-item>
          </text:list>
        </text:list-item>
      </text:list>
      <text:p text:style-name="P39">GDS shall provide each Permitted Service to the Relying Party and each Relying Party Service in accordance with this MoU. </text:p>
      <text:list xml:id="list174552133930595" text:continue-numbering="true" text:style-name="WWNum6">
        <text:list-item>
          <text:list>
            <text:list-item>
              <text:list>
                <text:list-item>
                  <text:h text:style-name="P63" text:outline-level="3"><text:bookmark text:name="_heading=h.h0qnzeps3ue3"/>Additional responsibilities</text:h>
                </text:list-item>
              </text:list>
            </text:list-item>
          </text:list>
        </text:list-item>
      </text:list>
      <text:h text:style-name="P44" text:outline-level="4"><text:bookmark text:name="_heading=h.un2n1or6dybr"/>Notification of excessive traffic</text:h>
      <text:list xml:id="list174552376517948" text:continue-numbering="true" text:style-name="WWNum6">
        <text:list-item>
          <text:list>
            <text:list-item>
              <text:list>
                <text:list-item>
                  <text:list>
                    <text:list-item>
                      <text:p text:style-name="P84">In cases where the traffic of Users to the Relying Party Services via a Permitted Service exceeds that previously notified by the Relying Party to GDS, but is not a threat to Users or to the availability of GOV.UK Sign In and/or the relevant Permitted Service, GDS may notify the Relying Party and request new forecasting information.</text:p>
                    </text:list-item>
                  </text:list>
                </text:list-item>
              </text:list>
            </text:list-item>
          </text:list>
        </text:list-item>
      </text:list>
      <text:h text:style-name="P44" text:outline-level="4"><text:bookmark text:name="_heading=h.wpach68420wu"/>Potential throttling of service traffic</text:h>
      <text:list xml:id="list174553510558254" text:continue-numbering="true" text:style-name="WWNum6">
        <text:list-item>
          <text:list>
            <text:list-item>
              <text:list>
                <text:list-item>
                  <text:list>
                    <text:list-item>
                      <text:p text:style-name="P84">In cases where the traffic of Users to the Relying Party Services via a Permitted Service consistently exceeds that previously notified by the Relying Party to GDS or where it exceeds that previously notified and that excess poses a threat to the availability of GOV.UK Sign In and/or the relevant Permitted Service to Users, GDS may throttle traffic to the Relying Party from the relevant Permitted Service. <text:s/>GDS shall give notice in advance of any planned throttling and, in the case of an emergency, notify the Relying Party as soon as reasonably practicable in the event that any throttling takes place. </text:p>
                    </text:list-item>
                  </text:list>
                </text:list-item>
              </text:list>
            </text:list-item>
          </text:list>
        </text:list-item>
      </text:list>
      <text:h text:style-name="P44" text:outline-level="4"><text:bookmark text:name="_heading=h.bxu110exjv4"/>User experience </text:h>
      <text:list xml:id="list174553374221902" text:continue-numbering="true" text:style-name="WWNum6">
        <text:list-item>
          <text:list>
            <text:list-item>
              <text:list>
                <text:list-item>
                  <text:list>
                    <text:list-item>
                      <text:p text:style-name="P84">GDS may assist the Relying Party where changes to the Relying Party User experience have an impact on parts of the User experience under the direct control of GDS, by conducting User experience testing. <text:s/>These arrangements are to be made on an ad-hoc basis by the mutual agreement of GDS and the Relying Party. </text:p>
                    </text:list-item>
                  </text:list>
                </text:list-item>
                <text:list-item>
                  <text:h text:style-name="P63" text:outline-level="3"><text:bookmark text:name="_heading=h.5he6gw76za3a"/>Resourcing</text:h>
                  <text:list>
                    <text:list-item>
                      <text:p text:style-name="P84">GDS shall ensure that its team will include personnel with:- </text:p>
                      <text:list>
                        <text:list-item>
                          <text:p text:style-name="P86">ability to ensure that the service IT is continuously supported to help Users with any problems, and to fix bugs in real time as soon as the service goes live; and </text:p>
                        </text:list-item>
                        <text:list-item>
                          <text:p text:style-name="P86">ability to monitor service transaction volumes and performance. </text:p>
                        </text:list-item>
                      </text:list>
                    </text:list-item>
                  </text:list>
                </text:list-item>
                <text:list-item>
                  <text:h text:style-name="P62" text:outline-level="3"><text:bookmark text:name="_heading=h.vlpww4ajxgma"/>Transparency</text:h>
                </text:list-item>
              </text:list>
            </text:list-item>
          </text:list>
        </text:list-item>
      </text:list>
      <text:p text:style-name="P39">GDS shall work in the open, contributing information to support the common business case for service transformation, and sharing lessons learnt. </text:p>
      <text:list xml:id="list174552382816619" text:continue-numbering="true" text:style-name="WWNum6">
        <text:list-item>
          <text:list>
            <text:list-item>
              <text:list>
                <text:list-item>
                  <text:h text:style-name="P65" text:outline-level="3"><text:bookmark text:name="_heading=h.ke6n7z4xs4x1"/><text:span text:style-name="T16">End to end digital service</text:span><text:span text:style-name="T15"> </text:span></text:h>
                </text:list-item>
              </text:list>
            </text:list-item>
          </text:list>
        </text:list-item>
      </text:list>
      <text:p text:style-name="P21"><text:span text:style-name="T6">GDS shall build a service that upholds the principles of the Service Standard, as set out at </text:span><text:a xlink:type="simple" xlink:href="https://www.gov.uk/service-manual/service-standard" text:style-name="ListLabel_20_21" text:visited-style-name="ListLabel_20_21"><text:span text:style-name="T13">https://www.gov.uk/service-manual/service-standard</text:span></text:a><text:span text:style-name="T6">. <text:s/></text:span></text:p>
      <text:list xml:id="list174552891458969" text:continue-numbering="true" text:style-name="WWNum6">
        <text:list-item>
          <text:list>
            <text:list-item>
              <text:list>
                <text:list-item>
                  <text:h text:style-name="P62" text:outline-level="3"><text:bookmark text:name="_heading=h.9ndfpixou23l"/>Standards</text:h>
                </text:list-item>
              </text:list>
            </text:list-item>
          </text:list>
        </text:list-item>
      </text:list>
      <text:p text:style-name="P21"><text:span text:style-name="T6">GDS shall implement GOV.UK Sign In in accordance with the Technology Code of Practice, as set out at </text:span><text:a xlink:type="simple" xlink:href="https://www.gov.uk/guidance/the-technology-code-of-practice" text:style-name="ListLabel_20_21" text:visited-style-name="ListLabel_20_21"><text:span text:style-name="T13">https://www.gov.uk/guidance/the-technology-code-of-practice</text:span></text:a><text:span text:style-name="T6">. </text:span></text:p>
      <text:list xml:id="list174552771330454" text:continue-numbering="true" text:style-name="WWNum6">
        <text:list-item>
          <text:list>
            <text:list-item>
              <text:list>
                <text:list-item>
                  <text:h text:style-name="P62" text:outline-level="3"><text:bookmark text:name="_heading=h.n45noilzyl20"/><text:soft-page-break/>Ownership</text:h>
                </text:list-item>
              </text:list>
            </text:list-item>
          </text:list>
        </text:list-item>
      </text:list>
      <text:p text:style-name="P39">GDS shall manage each GOV.UK Sign In service in-house and have the ability to change any part of the GOV.UK Sign In services, from web forms to CRM (either itself or via suppliers) in keeping with project timelines. </text:p>
      <text:list xml:id="list174553163809382" text:continue-numbering="true" text:style-name="WWNum6">
        <text:list-item>
          <text:list>
            <text:list-item>
              <text:list>
                <text:list-item>
                  <text:h text:style-name="P62" text:outline-level="3"><text:bookmark text:name="_heading=h.n49z8tjzovix"/>Security ownership</text:h>
                </text:list-item>
              </text:list>
            </text:list-item>
          </text:list>
        </text:list-item>
      </text:list>
      <text:p text:style-name="P39">The GDS Information Risk Owner confirms that the Relying Party can receive a Permitted Service by agreeing to this MoU, (including the relevant Service Terms) and the Service Documents in accordance with the terms of the same. </text:p>
      <text:list xml:id="list174552960545216" text:continue-numbering="true" text:style-name="WWNum6">
        <text:list-item>
          <text:list>
            <text:list-item>
              <text:list>
                <text:list-item>
                  <text:h text:style-name="P62" text:outline-level="3"><text:bookmark text:name="_heading=h.s7pia63edvpl"/>Information Security</text:h>
                </text:list-item>
              </text:list>
            </text:list-item>
          </text:list>
        </text:list-item>
      </text:list>
      <text:p text:style-name="P39">Without prejudice to GDS' obligations under Data Protection Legislation, GDS shall take reasonable steps to ensure its IT systems and all information that it has access to in relation to the Relying Party and each Relying Party Service including all data concerning Users, are protected against unauthorised access, use, modification or deletion. GDS shall take reasonable steps to ensure that it does not introduce any bugs, viruses or other malicious code into any system forming part of, or interfacing with, the Relying Party and/or any Relying Party Service.</text:p>
      <text:list xml:id="list174552916982133" text:continue-numbering="true" text:style-name="WWNum6">
        <text:list-item>
          <text:list>
            <text:list-item>
              <text:list>
                <text:list-item>
                  <text:h text:style-name="P62" text:outline-level="3"><text:bookmark text:name="_heading=h.f7ew7h3w54ti"/>Incident notification and response</text:h>
                </text:list-item>
              </text:list>
            </text:list-item>
          </text:list>
        </text:list-item>
      </text:list>
      <text:p text:style-name="P39">GDS may define particular procedures to be followed for different Incident types, such as the Incident Response Plan in respect of Critical Incidents (each as defined in Schedule 1 to this MoU). GDS shall ensure that it implements and follows such plan upon the occurrence of any such Incident.</text:p>
      <text:list xml:id="list174553024454142" text:continue-numbering="true" text:style-name="WWNum6">
        <text:list-item>
          <text:h text:style-name="P53" text:outline-level="1"><text:bookmark text:name="_heading=h.1ulbmlt"/><text:line-break/><text:line-break/>AUTHENTICATION</text:h>
          <text:list>
            <text:list-item>
              <text:h text:style-name="P59" text:outline-level="2"><text:bookmark text:name="_heading=h.4ekz59m"/><text:line-break/><text:line-break/>INTRODUCTION</text:h>
            </text:list-item>
          </text:list>
        </text:list-item>
      </text:list>
      <text:p text:style-name="P36"/>
      <text:list xml:id="list174553597684266" text:continue-numbering="true" text:style-name="WWNum6">
        <text:list-item>
          <text:list>
            <text:list-item>
              <text:list>
                <text:list-item>
                  <text:h text:style-name="P62" text:outline-level="3"><text:bookmark text:name="_heading=h.2tq9fhf"/>PURPOSE OF THE AUTHENTICATION TERMS</text:h>
                  <text:list>
                    <text:list-item>
                      <text:p text:style-name="P84">These Authentication Terms shall apply to the Relying Party if GDS has accepted the Relying Party as a recipient of Authentication Services under and subject to this MoU (in particular, Clause 2 of the Core Terms). <text:s/></text:p>
                    </text:list-item>
                  </text:list>
                </text:list-item>
                <text:list-item>
                  <text:h text:style-name="P62" text:outline-level="3"><text:bookmark text:name="_heading=h.8rrd08sgupkc"/>STRUCTURE OF THE AUTHENTICATION TERMS</text:h>
                  <text:list>
                    <text:list-item>
                      <text:p text:style-name="P84">The Authentication Terms incorporate the following:-</text:p>
                      <text:list>
                        <text:list-item>
                          <text:p text:style-name="P86">Part 1 (Introduction);</text:p>
                        </text:list-item>
                        <text:list-item>
                          <text:p text:style-name="P86">Part 2 (Authentication Services Description); and</text:p>
                        </text:list-item>
                        <text:list-item>
                          <text:p text:style-name="P86">Part 3 (Data Flow). </text:p>
                        </text:list-item>
                      </text:list>
                    </text:list-item>
                  </text:list>
                </text:list-item>
                <text:list-item>
                  <text:h text:style-name="P62" text:outline-level="3"><text:bookmark text:name="_heading=h.ltwehzj6fjtb"/>SERVICE DOCUMENTS</text:h>
                  <text:list>
                    <text:list-item>
                      <text:p text:style-name="P85">The following Service Documents shall apply to the Authentication Services:-</text:p>
                      <text:list>
                        <text:list-item>
                          <text:p text:style-name="P86">Counter-Fraud Process;</text:p>
                        </text:list-item>
                        <text:list-item>
                          <text:p text:style-name="P86">Incident Response Plan;</text:p>
                        </text:list-item>
                        <text:list-item>
                          <text:p text:style-name="P86">Connecting Process;</text:p>
                        </text:list-item>
                        <text:list-item>
                          <text:p text:style-name="P86">GOV.UK Sign In Technical Policies; and</text:p>
                        </text:list-item>
                        <text:list-item>
                          <text:p text:style-name="P70"><text:span text:style-name="T6">any other Service Document expressed as applying to the Authentication Services or GOV.UK Sign In more generally, which is made available to the Relying Party by GDS in writing (via </text:span><text:a xlink:type="simple" xlink:href="https://auth-tech-docs.london.cloudapps.digital/" text:style-name="ListLabel_20_21" text:visited-style-name="ListLabel_20_21"><text:span text:style-name="T13">https://auth-tech-docs.london.cloudapps.digital/</text:span></text:a><text:span text:style-name="T6"> and </text:span><text:a xlink:type="simple" xlink:href="https://www.sign-in.service.gov.uk/" text:style-name="ListLabel_20_21" text:visited-style-name="ListLabel_20_21"><text:span text:style-name="T13">https://www.sign-in.service.gov.uk/</text:span></text:a><text:span text:style-name="T6"> or such other website as GDS may use from time to time) and as updated or replaced by GDS in writing from time to time.</text:span></text:p>
                        </text:list-item>
                      </text:list>
                    </text:list-item>
                  </text:list>
                </text:list-item>
              </text:list>
            </text:list-item>
          </text:list>
        </text:list-item>
      </text:list>
      <text:p text:style-name="P36"/>
      <text:list xml:id="list174551974334335" text:continue-numbering="true" text:style-name="WWNum6">
        <text:list-item>
          <text:list>
            <text:list-item>
              <text:h text:style-name="P60" text:outline-level="2"><text:bookmark text:name="_heading=h.1vsw3ci"/><text:line-break/><text:line-break/>AUTHENTICATION SERVICES DESCRIPTION</text:h>
              <text:list>
                <text:list-item>
                  <text:h text:style-name="P64" text:outline-level="3"><text:bookmark text:name="_heading=h.4fsjm0b"/>SERVICE PROVISION</text:h>
                  <text:list>
                    <text:list-item>
                      <text:p text:style-name="P85">GDS shall provide the following services to each Relying Party Service that has been accepted through the Connecting Process:</text:p>
                      <text:list>
                        <text:list-item>
                          <text:p text:style-name="P86">the authentication services described in the GOV.UK Sign In Technical Policies, including service in line with the Service Levels set out in Part 1 of Schedule 2 (GOV.UK Sign In Terms);</text:p>
                        </text:list-item>
                        <text:list-item>
                          <text:p text:style-name="P86">a test environment for the Authentication Services;</text:p>
                        </text:list-item>
                        <text:list-item>
                          <text:p text:style-name="P86">PKI to support service to service communications;</text:p>
                        </text:list-item>
                        <text:list-item>
                          <text:p text:style-name="P70"><text:span text:style-name="T6">Relying Party</text:span><text:span text:style-name="T7">'s software to facilitate connecting to </text:span><text:span text:style-name="T6">the Authentication Services;</text:span></text:p>
                        </text:list-item>
                        <text:list-item>
                          <text:p text:style-name="P86">points of contact for technical, operational and other issues;</text:p>
                        </text:list-item>
                        <text:list-item>
                          <text:p text:style-name="P86">advice to the Relying Party in connection with its use of the Authentication Services;</text:p>
                        </text:list-item>
                        <text:list-item>
                          <text:p text:style-name="P86">performance data;</text:p>
                        </text:list-item>
                        <text:list-item>
                          <text:p text:style-name="P86">support to Users who raise issues relating to the Authentication Services. For issues relating to services provided by the Relying Party, GDS will refer Users to the Relying Party's support desk; and</text:p>
                        </text:list-item>
                        <text:list-item>
                          <text:p text:style-name="P86">an alert to the Relying Party in the event of interruptions to the service, or material security, technical or other service issues,</text:p>
                        </text:list-item>
                      </text:list>
                    </text:list-item>
                  </text:list>
                </text:list-item>
              </text:list>
            </text:list-item>
          </text:list>
        </text:list-item>
      </text:list>
      <text:p text:style-name="P19"><text:span text:style-name="T6">(together the "</text:span><text:span text:style-name="T8">Authentication Services</text:span><text:span text:style-name="T6">").</text:span></text:p>
      <text:p text:style-name="P34"><text:bookmark text:name="_heading=h.2w5ecyt"/></text:p>
      <text:list xml:id="list174552594218034" text:continue-numbering="true" text:style-name="WWNum6">
        <text:list-item>
          <text:list>
            <text:list-item>
              <text:h text:style-name="P60" text:outline-level="2"><text:bookmark text:name="_heading=h.1a346fx"/><text:line-break/><text:line-break/>DATA FLOW</text:h>
              <text:list>
                <text:list-item>
                  <text:p text:style-name="P72"><text:bookmark text:name="_heading=h.18vjpp8"/><text:span text:style-name="T6">The data set to be used for the purposes of providing the Authentication Services can be viewed via the link at Paragraph 2 below ("</text:span><text:span text:style-name="T8">Data Flow</text:span><text:span text:style-name="T6">"). <text:s/>The Data Flow is a Service Document. </text:span><text:bookmark text:name="_heading=h.279ka65"/></text:p>
                </text:list-item>
                <text:list-item>
                  <text:p text:style-name="P72"><text:a xlink:type="simple" xlink:href="https://auth-tech-docs.london.cloudapps.digital/how-govuk-sign-in-works/#how-gov-uk-sign-in-work" text:style-name="ListLabel_20_22" text:visited-style-name="ListLabel_20_22"><text:span text:style-name="T14">https://auth-tech-docs.london.cloudapps.digital/how-govuk-sign-in-works/#how-gov-uk-sign-in-work</text:span></text:a></text:p>
                </text:list-item>
              </text:list>
            </text:list-item>
          </text:list>
        </text:list-item>
        <text:list-item>
          <text:h text:style-name="P54" text:outline-level="1"><text:bookmark text:name="_heading=h.3sv78d1"/><text:line-break/><text:line-break/>IDENTITY</text:h>
          <text:list>
            <text:list-item>
              <text:h text:style-name="P59" text:outline-level="2"><text:bookmark text:name="_heading=h.280hiku"/><text:line-break/><text:line-break/>INTRODUCTION</text:h>
            </text:list-item>
          </text:list>
        </text:list-item>
      </text:list>
      <text:p text:style-name="P36"/>
      <text:list xml:id="list174553345425192" text:continue-numbering="true" text:style-name="WWNum6">
        <text:list-item>
          <text:list>
            <text:list-item>
              <text:list>
                <text:list-item>
                  <text:h text:style-name="P62" text:outline-level="3"><text:bookmark text:name="_heading=h.2981zbj"/>PURPOSE OF THE IDENTITY TERMS</text:h>
                  <text:list>
                    <text:list-item>
                      <text:p text:style-name="P84">These Identity Terms shall apply to the Relying Party if GDS has accepted the Relying Party as a recipient of Identity Services under and subject to this MoU (in particular, Clause 2 of the Core Terms). </text:p>
                    </text:list-item>
                  </text:list>
                </text:list-item>
                <text:list-item>
                  <text:h text:style-name="P62" text:outline-level="3"><text:bookmark text:name="_heading=h.albj60ggfr4o"/>STRUCTURE OF THE IDENTITY TERMS</text:h>
                  <text:list>
                    <text:list-item>
                      <text:p text:style-name="P84">The Identity Terms incorporate the following:</text:p>
                      <text:list>
                        <text:list-item>
                          <text:p text:style-name="P86">Part 1 (Introduction);</text:p>
                        </text:list-item>
                        <text:list-item>
                          <text:p text:style-name="P86"><text:bookmark text:name="_heading=h.n5rssn"/>Part 2 (Identity Services Description);</text:p>
                        </text:list-item>
                        <text:list-item>
                          <text:p text:style-name="P86">Part 3 (Additional GOV.UK Sign In Terms); and</text:p>
                        </text:list-item>
                        <text:list-item>
                          <text:p text:style-name="P86">Part 4 (Data Flow). </text:p>
                        </text:list-item>
                      </text:list>
                    </text:list-item>
                  </text:list>
                </text:list-item>
                <text:list-item>
                  <text:h text:style-name="P62" text:outline-level="3"><text:bookmark text:name="_heading=h.ped0hqw2pewq"/>SERVICE DOCUMENTS</text:h>
                  <text:list>
                    <text:list-item>
                      <text:p text:style-name="P85">The following Service Documents shall apply to the Identity Services:</text:p>
                      <text:list>
                        <text:list-item>
                          <text:p text:style-name="P86">Counter-Fraud Process;</text:p>
                        </text:list-item>
                        <text:list-item>
                          <text:p text:style-name="P86">Incident Response Plan;</text:p>
                        </text:list-item>
                        <text:list-item>
                          <text:p text:style-name="P86">Connecting Process;</text:p>
                        </text:list-item>
                        <text:list-item>
                          <text:p text:style-name="P86">GOV.UK Sign In Technical Policies; and</text:p>
                        </text:list-item>
                        <text:list-item>
                          <text:p text:style-name="P70"><text:bookmark text:name="_heading=h.odc9jc"/><text:span text:style-name="T6">any other Service Document expressed as applying to the Identity Services or GOV.UK Sign In more generally, which is made available to the Relying Party by GDS in writing (via </text:span><text:a xlink:type="simple" xlink:href="https://auth-tech-docs.london.cloudapps.digital/" text:style-name="ListLabel_20_21" text:visited-style-name="ListLabel_20_21"><text:span text:style-name="T13">https://auth-tech-docs.london.cloudapps.digital/</text:span></text:a><text:span text:style-name="T6"> and </text:span><text:a xlink:type="simple" xlink:href="https://www.sign-in.service.gov.uk/" text:style-name="ListLabel_20_21" text:visited-style-name="ListLabel_20_21"><text:span text:style-name="T13">https://www.sign-in.service.gov.uk/</text:span></text:a><text:span text:style-name="T6"> or such other website as GDS may use from time to time) and as updated or replaced by GDS in writing from time to time.</text:span></text:p>
                        </text:list-item>
                      </text:list>
                    </text:list-item>
                  </text:list>
                </text:list-item>
              </text:list>
            </text:list-item>
          </text:list>
        </text:list-item>
      </text:list>
      <text:p text:style-name="P8"/>
      <text:list xml:id="list174552437445900" text:continue-numbering="true" text:style-name="WWNum6">
        <text:list-item>
          <text:list>
            <text:list-item>
              <text:h text:style-name="P60" text:outline-level="2"><text:bookmark text:name="_heading=h.38czs75"/><text:line-break/><text:line-break/>IDENTITY SERVICES DESCRIPTION</text:h>
              <text:list>
                <text:list-item>
                  <text:h text:style-name="P65" text:outline-level="3"><text:bookmark text:name="_heading=h.1nia2ey"/><text:span text:style-name="T16">SERVICE PROVISION</text:span><text:span text:style-name="T15"> <text:s/></text:span></text:h>
                  <text:list>
                    <text:list-item>
                      <text:p text:style-name="P84">GDS shall provide the following services to each Relying Party Service that has been accepted through the Connecting Process:</text:p>
                      <text:list>
                        <text:list-item>
                          <text:p text:style-name="P70"><text:span text:style-name="T6">identity checks based on </text:span><text:a xlink:type="simple" xlink:href="https://www.gov.uk/government/publications/identity-proofing-and-verification-of-an-individual" text:style-name="ListLabel_20_23" text:visited-style-name="ListLabel_20_23"><text:span text:style-name="T6">Good Practice Guidance 45</text:span></text:a><text:span text:style-name="T6"> (</text:span><text:a xlink:type="simple" xlink:href="https://www.gov.uk/government/publications/identity-proofing-and-verification-of-an-individual/how-to-prove-and-verify-someones-identity" text:style-name="ListLabel_20_21" text:visited-style-name="ListLabel_20_21"><text:span text:style-name="T13">https://www.gov.uk/government/publications/identity-proofing-and-verification-of-an-individual/how-to-prove-and-verify-someones-identity</text:span></text:a><text:span text:style-name="T6">) against a requested level of identity confidence and attributes;</text:span></text:p>
                        </text:list-item>
                        <text:list-item>
                          <text:p text:style-name="P86"><text:bookmark text:name="_heading=h.375fbgg"/>data describing the outcome of identity checks and verified attributes (including name and date of birth);</text:p>
                        </text:list-item>
                        <text:list-item>
                          <text:p text:style-name="P86"><text:bookmark text:name="_heading=h.47hxl2r"/>fraud signal;</text:p>
                        </text:list-item>
                        <text:list-item>
                          <text:p text:style-name="P86">PKI to support service-to-service communication;</text:p>
                        </text:list-item>
                        <text:list-item>
                          <text:p text:style-name="P86">points of contact for technical, operational and other issues;</text:p>
                        </text:list-item>
                        <text:list-item>
                          <text:p text:style-name="P86">performance data;</text:p>
                        </text:list-item>
                        <text:list-item>
                          <text:p text:style-name="P86">support to Users who raise issues relating to the Identity Services - for issues relating to services provided by the Relying Party, GDS will refer Users to the Relying Party's support desk; and</text:p>
                        </text:list-item>
                        <text:list-item>
                          <text:p text:style-name="P86">an alert to the Relying Part in the event of interruptions to the service, or material security, technical or other service issues,</text:p>
                        </text:list-item>
                      </text:list>
                    </text:list-item>
                  </text:list>
                </text:list-item>
              </text:list>
            </text:list-item>
          </text:list>
        </text:list-item>
      </text:list>
      <text:p text:style-name="P24"><text:span text:style-name="T1">(together the "</text:span><text:span text:style-name="T3">Identity Services</text:span><text:span text:style-name="T1">").</text:span></text:p>
      <text:p text:style-name="P33"/>
      <text:list xml:id="list174552911436138" text:continue-numbering="true" text:style-name="WWNum6">
        <text:list-item>
          <text:list>
            <text:list-item>
              <text:h text:style-name="P60" text:outline-level="2"><text:bookmark text:name="_heading=h.2mn7vak"/><text:line-break/><text:line-break/>ADDITIONAL GOV.UK SIGN IN TERMS</text:h>
              <text:list>
                <text:list-item>
                  <text:p text:style-name="P84"><text:bookmark text:name="_heading=h.11si5id"/>The following amendments as set out in this Paragraph 1 shall be deemed incorporated into Part 2 (Relying Party Obligations) of Schedule 2 (GOV.UK Sign In Terms) in respect of Identity Services only.</text:p>
                  <text:list>
                    <text:list-item>
                      <text:p text:style-name="P85"><text:bookmark text:name="_heading=h.1maplo9"/>A new Paragraph 1.19A shall be added as follows:</text:p>
                    </text:list-item>
                  </text:list>
                </text:list-item>
              </text:list>
            </text:list-item>
          </text:list>
        </text:list-item>
      </text:list>
      <text:p text:style-name="P19"><text:span text:style-name="T6">"The Relying Party</text:span><text:span text:style-name="T11"> acknowledges that aspects of the data sets made available through the Identity Services may be sourced from third party attribute providers, and that additional terms and conditions may apply as a result of the requirements of those providers. In the event the aforementioned circumstances apply:</text:span></text:p>
      <text:list xml:id="list174553198269384" text:continue-numbering="true" text:style-name="WWNum6">
        <text:list-item>
          <text:list>
            <text:list-item>
              <text:list>
                <text:list-item>
                  <text:list>
                    <text:list-item>
                      <text:list>
                        <text:list-item>
                          <text:p text:style-name="P98">GDS will disclose such terms and conditions to the Relying Party as soon as reasonably practicable; and </text:p>
                        </text:list-item>
                        <text:list-item>
                          <text:p text:style-name="P70"><text:span text:style-name="T11">the Relying Party shall comply with such disclosed terms and conditions, in addition to the Relying Party's obligations pursuant to Clause 6.2 of the Core Terms.</text:span><text:span text:style-name="T6">" </text:span></text:p>
                        </text:list-item>
                      </text:list>
                    </text:list-item>
                  </text:list>
                </text:list-item>
              </text:list>
            </text:list-item>
          </text:list>
        </text:list-item>
      </text:list>
      <text:p text:style-name="P36"><text:bookmark text:name="_heading=h.3ls5o66"/></text:p>
      <text:list xml:id="list174553532683993" text:continue-numbering="true" text:style-name="WWNum6">
        <text:list-item>
          <text:list>
            <text:list-item>
              <text:h text:style-name="P60" text:outline-level="2"><text:bookmark text:name="_heading=h.20xfydz"/><text:line-break/><text:line-break/>DATA FLOW</text:h>
              <text:list>
                <text:list-item>
                  <text:p text:style-name="P72"><text:span text:style-name="T6">The data set to be used for the purposes of providing the Identity Services can be viewed via the link at paragraph 2 below ("</text:span><text:span text:style-name="T8">Data Flow</text:span><text:span text:style-name="T6">"). <text:s/>The Data Flow is a Service Document. </text:span></text:p>
                </text:list-item>
                <text:list-item>
                  <text:p text:style-name="P72"><text:bookmark text:name="_heading=h.46ad4c2"/><text:a xlink:type="simple" xlink:href="https://docs.sign-in.service.gov.uk/how-govuk-sign-in-works/" text:style-name="ListLabel_20_22" text:visited-style-name="ListLabel_20_22"><text:span text:style-name="T14">https://docs.sign-in.service.gov.uk/how-govuk-sign-in-works/</text:span></text:a></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Bliss 2 Regular" svg:font-family="'Bliss 2 Regular'"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vg:font-family="'Noto Sans'" style:font-family-generic="system" style:font-pitch="variable"/>
    <style:font-face style:name="Noto Sans1" svg:font-family="'Noto Sans'" style:font-adornments="Regular" style:font-family-generic="swiss"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GB"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0pt" fo:language="en" fo:country="GB"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cm" fo:margin-bottom="0.423cm" style:contextual-spacing="false" fo:keep-with-next="always"/>
      <style:text-properties fo:text-transform="uppercas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top="0cm" fo:margin-bottom="0.423cm" style:contextual-spacing="false"/>
      <style:text-properties fo:font-weight="bold" style:font-weight-asian="bold" style:font-size-complex="13pt"/>
    </style:style>
    <style:style style:name="Heading_20_3" style:display-name="Heading 3" style:family="paragraph" style:parent-style-name="normal" style:next-style-name="Standard" style:default-outline-level="3" style:list-style-name="" style:class="text">
      <style:paragraph-properties fo:margin-top="0cm" fo:margin-bottom="0.423cm" style:contextual-spacing="false"/>
      <style:text-properties fo:font-weight="bold" style:font-weight-asian="bold" style:font-size-complex="12pt"/>
    </style:style>
    <style:style style:name="Heading_20_4" style:display-name="Heading 4" style:family="paragraph" style:parent-style-name="normal" style:next-style-name="Text_20_body" style:default-outline-level="4" style:list-style-name="" style:class="text">
      <style:paragraph-properties fo:margin-top="0cm" fo:margin-bottom="0.423cm" style:contextual-spacing="false" fo:keep-together="always" fo:keep-with-next="always"/>
      <style:text-properties style:font-name-asian="Arial1" style:font-family-asian="Arial" style:font-family-generic-asian="system" style:font-pitch-asian="variable" style:font-name-complex="Arial1" style:font-family-complex="Arial" style:font-family-generic-complex="system" style:font-pitch-complex="variable" style:font-style-complex="italic"/>
    </style:style>
    <style:style style:name="Heading_20_5" style:display-name="Heading 5" style:family="paragraph" style:parent-style-name="normal" style:next-style-name="Text_20_body" style:default-outline-level="5" style:list-style-name="" style:class="text">
      <style:paragraph-properties fo:margin-top="0cm" fo:margin-bottom="0.423cm" style:contextual-spacing="false" fo:keep-together="always" fo:keep-with-next="always"/>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Heading_20_6" style:display-name="Heading 6" style:family="paragraph" style:parent-style-name="normal" style:next-style-name="Text_20_body" style:default-outline-level="6" style:list-style-name="" style:class="text">
      <style:paragraph-properties fo:margin-top="0cm" fo:margin-bottom="0.423cm" style:contextual-spacing="false" fo:keep-together="always" fo:keep-with-next="always"/>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Title" style:family="paragraph" style:parent-style-name="normal" style:next-style-name="Standard" style:default-outline-level="" style:class="chapter">
      <style:paragraph-properties fo:margin-top="0cm" fo:margin-bottom="0cm" style:contextual-spacing="true"/>
      <style:text-properties style:font-name="Cambria" fo:font-family="Cambria" style:font-family-generic="roman" style:font-pitch="variable" fo:font-size="28pt" fo:letter-spacing="-0.018cm" style:letter-kerning="true"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Heading_20_7" style:display-name="Heading 7" style:family="paragraph" style:parent-style-name="normal" style:next-style-name="Text_20_body" style:default-outline-level="7" style:list-style-name="" style:class="text">
      <style:paragraph-properties fo:margin-top="0cm" fo:margin-bottom="0.423cm" style:contextual-spacing="false" fo:keep-together="always" fo:keep-with-next="always"/>
      <style:text-properties style:font-name-asian="Arial1" style:font-family-asian="Arial" style:font-family-generic-asian="system" style:font-pitch-asian="variable" style:font-name-complex="Arial1" style:font-family-complex="Arial" style:font-family-generic-complex="system" style:font-pitch-complex="variable" style:font-style-complex="italic"/>
    </style:style>
    <style:style style:name="Heading_20_8" style:display-name="Heading 8" style:family="paragraph" style:parent-style-name="normal" style:next-style-name="Text_20_body" style:default-outline-level="8" style:list-style-name="" style:class="text">
      <style:paragraph-properties fo:margin-top="0cm" fo:margin-bottom="0.423cm" style:contextual-spacing="false" fo:keep-together="always" fo:keep-with-next="always"/>
      <style:text-properties fo:color="#272727" loext:opacity="100%" style:font-name-asian="Arial1" style:font-family-asian="Arial" style:font-family-generic-asian="system" style:font-pitch-asian="variable" style:font-name-complex="Arial1" style:font-family-complex="Arial" style:font-family-generic-complex="system" style:font-pitch-complex="variable" style:font-size-complex="10.5pt"/>
    </style:style>
    <style:style style:name="Heading_20_9" style:display-name="Heading 9" style:family="paragraph" style:parent-style-name="normal" style:next-style-name="Text_20_body" style:default-outline-level="9" style:list-style-name="" style:class="text">
      <style:paragraph-properties fo:margin-top="0cm" fo:margin-bottom="0.423cm" style:contextual-spacing="false" fo:keep-together="always" fo:keep-with-next="always"/>
      <style:text-properties fo:color="#272727" loext:opacity="100%"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default-outline-level="" style:class="extra">
      <style:paragraph-properties fo:text-align="start" style:justify-single-word="false">
        <style:tab-stops>
          <style:tab-stop style:position="8.502cm" style:type="center"/>
          <style:tab-stop style:position="17.002cm" style:type="right"/>
        </style:tab-stops>
      </style:paragraph-properties>
      <style:text-properties fo:font-size="8pt" style:font-size-asian="8pt"/>
    </style:style>
    <style:style style:name="Header" style:family="paragraph" style:parent-style-name="normal" style:default-outline-level="" style:class="extra">
      <style:text-properties fo:font-size="8pt" style:font-size-asian="8pt"/>
    </style:style>
    <style:style style:name="Footnote" style:family="paragraph" style:parent-style-name="normal" style:default-outline-level="" style:class="extra">
      <style:text-properties fo:font-size="8pt" style:font-size-asian="8pt"/>
    </style:style>
    <style:style style:name="Body" style:family="paragraph" style:parent-style-name="normal" style:default-outline-level="">
      <style:paragraph-properties fo:margin-top="0cm" fo:margin-bottom="0.423cm" style:contextual-spacing="false"/>
    </style:style>
    <style:style style:name="Body_20_1" style:display-name="Body 1" style:family="paragraph" style:parent-style-name="Body" style:default-outline-level="">
      <style:paragraph-properties fo:margin-left="1.501cm" fo:margin-right="0cm" fo:text-indent="0cm" style:auto-text-indent="false"/>
    </style:style>
    <style:style style:name="Level_20_1" style:display-name="Level 1" style:family="paragraph" style:parent-style-name="normal" style:default-outline-level="">
      <style:paragraph-properties fo:margin-top="0cm" fo:margin-bottom="0.423cm" style:contextual-spacing="false"/>
    </style:style>
    <style:style style:name="Body_20_2" style:display-name="Body 2" style:family="paragraph" style:parent-style-name="Body" style:default-outline-level="">
      <style:paragraph-properties fo:margin-left="1.501cm" fo:margin-right="0cm" fo:text-indent="0cm" style:auto-text-indent="false"/>
    </style:style>
    <style:style style:name="Level_20_2" style:display-name="Level 2" style:family="paragraph" style:parent-style-name="normal" style:default-outline-level="">
      <style:paragraph-properties fo:margin-top="0cm" fo:margin-bottom="0.423cm" style:contextual-spacing="false"/>
    </style:style>
    <style:style style:name="Body_20_3" style:display-name="Body 3" style:family="paragraph" style:parent-style-name="Body" style:default-outline-level=""/>
    <style:style style:name="Level_20_3" style:display-name="Level 3" style:family="paragraph" style:parent-style-name="normal" style:default-outline-level="">
      <style:paragraph-properties fo:margin-top="0cm" fo:margin-bottom="0.423cm" style:contextual-spacing="false"/>
    </style:style>
    <style:style style:name="Body_20_4" style:display-name="Body 4" style:family="paragraph" style:parent-style-name="Body" style:default-outline-level=""/>
    <style:style style:name="Level_20_4" style:display-name="Level 4" style:family="paragraph" style:parent-style-name="Body_20_4" style:default-outline-level=""/>
    <style:style style:name="Body_20_5" style:display-name="Body 5" style:family="paragraph" style:parent-style-name="Body" style:default-outline-level=""/>
    <style:style style:name="Level_20_5" style:display-name="Level 5" style:family="paragraph" style:parent-style-name="Body_20_5" style:default-outline-level=""/>
    <style:style style:name="Body_20_6" style:display-name="Body 6" style:family="paragraph" style:parent-style-name="Body" style:default-outline-level=""/>
    <style:style style:name="Level_20_6" style:display-name="Level 6" style:family="paragraph" style:parent-style-name="Body_20_6" style:default-outline-level=""/>
    <style:style style:name="Bullet_20_1" style:display-name="Bullet 1" style:family="paragraph" style:parent-style-name="Body" style:default-outline-level=""/>
    <style:style style:name="Bullet_20_2" style:display-name="Bullet 2" style:family="paragraph" style:parent-style-name="Body" style:default-outline-level=""/>
    <style:style style:name="Bullet_20_3" style:display-name="Bullet 3" style:family="paragraph" style:parent-style-name="Body" style:default-outline-level=""/>
    <style:style style:name="Bullet_20_4" style:display-name="Bullet 4" style:family="paragraph" style:parent-style-name="Body" style:default-outline-level=""/>
    <style:style style:name="Appendix_20__23_" style:display-name="Appendix #" style:family="paragraph" style:parent-style-name="Body" style:next-style-name="Body" style:default-outline-level="7" style:list-style-name="">
      <style:paragraph-properties fo:text-align="center" style:justify-single-word="false" fo:break-before="page" fo:keep-with-next="always"/>
      <style:text-properties fo:text-transform="uppercase" fo:font-weight="bold" style:font-weight-asian="bold"/>
    </style:style>
    <style:style style:name="Main_20_Heading" style:display-name="Main Heading" style:family="paragraph" style:parent-style-name="Body" style:default-outline-level="">
      <style:paragraph-properties fo:text-align="center" style:justify-single-word="false" fo:keep-together="always" fo:keep-with-next="always"/>
      <style:text-properties fo:text-transform="uppercase" fo:font-size="12pt" fo:font-weight="bold" style:font-size-asian="12pt" style:font-weight-asian="bold" style:font-size-complex="12pt" style:font-weight-complex="bold"/>
    </style:style>
    <style:style style:name="Schedule_20_Part_20__23_" style:display-name="Schedule Part #" style:family="paragraph" style:parent-style-name="Body" style:next-style-name="Body" style:default-outline-level="9" style:list-style-name="">
      <style:paragraph-properties fo:text-align="center" style:justify-single-word="false" fo:keep-with-next="always"/>
      <style:text-properties fo:text-transform="uppercase" style:font-name="Arial Bold" fo:font-family="'Arial Bold'" style:font-family-generic="roman" style:font-pitch="variable" fo:font-weight="bold" style:font-weight-asian="bold"/>
    </style:style>
    <style:style style:name="Schedule_20__23_" style:display-name="Schedule #" style:family="paragraph" style:parent-style-name="Body" style:next-style-name="Body" style:default-outline-level="8" style:list-style-name="">
      <style:paragraph-properties fo:text-align="center" style:justify-single-word="false" fo:break-before="page" fo:keep-with-next="always"/>
      <style:text-properties fo:text-transform="uppercase" fo:font-weight="bold" style:font-weight-asian="bold"/>
    </style:style>
    <style:style style:name="Sub_20_Heading" style:display-name="Sub Heading" style:family="paragraph" style:parent-style-name="Body" style:next-style-name="Body" style:default-outline-level="">
      <style:paragraph-properties fo:text-align="center" style:justify-single-word="false" fo:keep-with-next="always"/>
      <style:text-properties fo:text-transform="uppercase" fo:font-weight="bold" style:font-weight-asian="bold"/>
    </style:style>
    <style:style style:name="Endnote" style:family="paragraph" style:parent-style-name="normal" style:default-outline-level="" style:class="extra">
      <style:text-properties fo:font-size="8pt" style:font-size-asian="8pt"/>
    </style:style>
    <style:style style:name="Contents_20_1" style:display-name="Contents 1" style:family="paragraph" style:parent-style-name="normal" style:next-style-name="Standard" style:default-outline-level="" style:class="index">
      <style:paragraph-properties fo:margin-left="1.501cm" fo:margin-right="1cm" fo:margin-top="0cm" fo:margin-bottom="0.423cm" style:contextual-spacing="false" fo:text-align="start" style:justify-single-word="false" fo:text-indent="-1.501cm" style:auto-text-indent="false">
        <style:tab-stops>
          <style:tab-stop style:position="16.983cm" style:type="right"/>
        </style:tab-stops>
      </style:paragraph-properties>
      <style:text-properties fo:text-transform="uppercase"/>
    </style:style>
    <style:style style:name="Contents_20_2" style:display-name="Contents 2" style:family="paragraph" style:parent-style-name="Contents_20_1" style:next-style-name="Standard" style:default-outline-level="" style:class="index">
      <style:paragraph-properties fo:margin-left="3.002cm" fo:margin-right="1cm" fo:text-indent="-1.501cm" style:auto-text-indent="false"/>
      <style:text-properties fo:font-variant="normal" fo:text-transform="none"/>
    </style:style>
    <style:style style:name="Contents_20_3" style:display-name="Contents 3" style:family="paragraph" style:parent-style-name="Contents_20_1" style:next-style-name="Standard" style:default-outline-level="" style:class="index">
      <style:paragraph-properties fo:margin-left="4.501cm" fo:margin-right="1cm" fo:text-indent="-1.501cm" style:auto-text-indent="false"/>
      <style:text-properties fo:font-variant="normal" fo:text-transform="none"/>
    </style:style>
    <style:style style:name="Contents_20_4" style:display-name="Contents 4" style:family="paragraph" style:parent-style-name="Contents_20_1" style:next-style-name="Standard" style:default-outline-level="" style:class="index">
      <style:paragraph-properties fo:margin-left="0cm" fo:margin-right="1cm" fo:text-indent="0cm" style:auto-text-indent="false"/>
    </style:style>
    <style:style style:name="Contents_20_5" style:display-name="Contents 5" style:family="paragraph" style:parent-style-name="Contents_20_1" style:next-style-name="Standard" style:default-outline-level="" style:class="index">
      <style:paragraph-properties fo:margin-left="1.501cm" fo:margin-right="1cm" fo:text-indent="0cm" style:auto-text-indent="false"/>
    </style:style>
    <style:style style:name="Contents_20_6" style:display-name="Contents 6" style:family="paragraph" style:parent-style-name="Contents_20_1" style:next-style-name="Standard" style:default-outline-level="" style:class="index">
      <style:paragraph-properties fo:margin-left="0cm" fo:margin-right="1cm" fo:text-indent="0cm" style:auto-text-indent="false"/>
      <style:text-properties fo:font-variant="normal" fo:text-transform="none"/>
    </style:style>
    <style:style style:name="List_20_Bullet" style:display-name="List Bullet" style:family="paragraph" style:parent-style-name="normal" style:default-outline-level="">
      <style:paragraph-properties fo:margin-top="0cm" fo:margin-bottom="0cm" style:contextual-spacing="true"/>
    </style:style>
    <style:style style:name="List_20_Number" style:display-name="List Number" style:family="paragraph" style:parent-style-name="normal" style:default-outline-level="">
      <style:paragraph-properties fo:margin-top="0cm" fo:margin-bottom="0cm" style:contextual-spacing="true"/>
    </style:style>
    <style:style style:name="Frontpage_20_text" style:display-name="Frontpage text" style:family="paragraph" style:parent-style-name="normal" style:default-outline-level="">
      <style:paragraph-properties fo:text-align="start" style:justify-single-word="false">
        <style:tab-stops>
          <style:tab-stop style:position="6.502cm"/>
        </style:tab-stops>
      </style:paragraph-properties>
      <style:text-properties fo:text-transform="uppercase" style:font-name="Arial Bold" fo:font-family="'Arial Bold'" style:font-family-generic="roman" style:font-pitch="variable" fo:font-weight="bold" style:font-weight-asian="bold"/>
    </style:style>
    <style:style style:name="Frontpage_20_text_20_title" style:display-name="Frontpage text title" style:family="paragraph" style:parent-style-name="Frontpage_20_text" style:default-outline-level="">
      <style:paragraph-properties fo:margin-top="0cm" fo:margin-bottom="0.212cm" style:contextual-spacing="true" fo:text-align="center" style:justify-single-word="false"/>
      <style:text-properties fo:font-variant="normal" fo:text-transform="none" style:font-name="Arial" fo:font-family="Arial" style:font-family-generic="roman" style:font-pitch="variable"/>
    </style:style>
    <style:style style:name="No_20_Spacing" style:display-name="No Spacing" style:family="paragraph" style:default-outline-level="">
      <style:paragraph-properties fo:text-align="justify" style:justify-single-word="false" fo:orphans="2" fo:widows="2" style:writing-mode="lr-tb"/>
      <style:text-properties style:font-name-asian="Calibri1" style:font-family-asian="Calibri" style:font-family-generic-asian="system" style:font-pitch-asian="variable"/>
    </style:style>
    <style:style style:name="Background" style:family="paragraph" style:parent-style-name="Body" style:default-outline-level=""/>
    <style:style style:name="Definition_20_1" style:display-name="Definition 1" style:family="paragraph" style:parent-style-name="Body" style:default-outline-level=""/>
    <style:style style:name="Definition_20_2" style:display-name="Definition 2" style:family="paragraph" style:parent-style-name="Body" style:default-outline-level=""/>
    <style:style style:name="Definition_20_3" style:display-name="Definition 3" style:family="paragraph" style:parent-style-name="Body" style:default-outline-level=""/>
    <style:style style:name="Definition_20_4" style:display-name="Definition 4" style:family="paragraph" style:parent-style-name="Body" style:default-outline-level=""/>
    <style:style style:name="Intense_20_Quote" style:display-name="Intense Quote" style:family="paragraph" style:parent-style-name="normal"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00000" fo:border-bottom="0.51pt solid #000000"/>
      <style:text-properties fo:font-style="italic" style:font-style-asian="italic" style:font-style-complex="italic"/>
    </style:style>
    <style:style style:name="Letterhead_20_userprofile" style:display-name="Letterhead userprofile" style:family="paragraph" style:parent-style-name="normal" style:default-outline-level="">
      <style:paragraph-properties fo:text-align="end" style:justify-single-word="false"/>
      <style:text-properties fo:font-size="8pt" style:font-size-asian="8pt" style:font-size-complex="8pt"/>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Parties" style:family="paragraph" style:parent-style-name="Body" style:default-outline-level=""/>
    <style:style style:name="Partners" style:family="paragraph" style:parent-style-name="normal" style:default-outline-level="">
      <style:paragraph-properties fo:margin-top="0cm" fo:margin-bottom="0.071cm" style:contextual-spacing="false" fo:text-align="start" style:justify-single-word="false"/>
      <style:text-properties style:font-name="Bliss 2 Regular" fo:font-family="'Bliss 2 Regular'" style:font-family-generic="roman" style:font-pitch="variable" fo:font-size="5pt" style:font-size-asian="5pt" style:font-size-complex="5pt"/>
    </style:style>
    <style:style style:name="Quote" style:family="paragraph" style:parent-style-name="normal"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404040" loext:opacity="100%" fo:font-style="italic" style:font-style-asian="italic" style:font-style-complex="italic"/>
    </style:style>
    <style:style style:name="Signature" style:family="paragraph" style:parent-style-name="normal" style:default-outline-level="" style:class="text">
      <style:paragraph-properties fo:text-align="start" style:justify-single-word="false"/>
      <style:text-properties fo:font-weight="bold" style:font-weight-asian="bold"/>
    </style:style>
    <style:style style:name="Subtitle" style:family="paragraph" style:parent-style-name="normal" style:next-style-name="Standard" style:default-outline-level="" style:class="chapter">
      <style:paragraph-properties fo:margin-top="0cm" fo:margin-bottom="0.282cm" style:contextual-spacing="false" fo:line-height="100%"/>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Parties_20_-_20_Emphasis_20_-_20_Paragraph" style:display-name="Parties - Emphasis - Paragraph" style:family="paragraph" style:parent-style-name="Main_20_Heading" style:default-outline-level="">
      <style:text-properties style:font-name="Arial Bold" fo:font-family="'Arial Bold'" style:font-family-generic="roman" style:font-pitch="variable" fo:font-size="10pt" style:font-size-asian="10pt"/>
    </style:style>
    <style:style style:name="Definition" style:family="paragraph" style:parent-style-name="normal" style:next-style-name="Standard" style:default-outline-level="">
      <style:paragraph-properties fo:margin-top="0cm" fo:margin-bottom="0.423cm" style:contextual-spacing="false"/>
      <style:text-properties fo:font-weight="bold" style:font-weight-asian="bold"/>
    </style:style>
    <style:style style:name="Party_20_Name" style:display-name="Party Name" style:family="paragraph" style:parent-style-name="normal" style:next-style-name="Standard" style:default-outline-level="">
      <style:paragraph-properties fo:margin-top="0cm" fo:margin-bottom="0.423cm" style:contextual-spacing="false" fo:keep-with-next="always"/>
      <style:text-properties fo:text-transform="uppercase" fo:font-weight="bold" style:font-weight-asian="bold"/>
    </style:style>
    <style:style style:name="Add_20_to_20_TOC" style:display-name="Add to TOC" style:family="paragraph" style:parent-style-name="Heading_20_1" style:default-outline-level="">
      <style:paragraph-properties fo:text-align="start" style:justify-single-word="false"/>
      <style:text-properties fo:font-variant="normal" fo:text-transform="none" fo:font-weight="normal" style:font-weight-asian="normal"/>
    </style:style>
    <style:style style:name="Balloon_20_Text" style:display-name="Balloon Text" style:family="paragraph" style:parent-style-name="normal"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normal" style:default-outline-level="">
      <style:paragraph-properties fo:margin-left="2.032cm" fo:margin-right="2.032cm" fo:text-indent="0cm" style:auto-text-indent="false" fo:padding="0.353cm" fo:border="0.26pt solid #000000"/>
      <style:text-properties style:font-name="Calibri" fo:font-family="Calibri" style:font-family-generic="roman" style:font-pitch="variable" fo:font-style="italic" style:font-name-asian="Arial1" style:font-family-asian="Arial" style:font-family-generic-asian="system" style:font-pitch-asian="variable" style:font-style-asian="italic" style:font-style-complex="italic"/>
    </style:style>
    <style:style style:name="annotation_20_text" style:display-name="annotation text" style:family="paragraph" style:parent-style-name="normal"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Email_20_signoff" style:display-name="Email signoff" style:family="paragraph" style:parent-style-name="Body" style:default-outline-level="">
      <style:text-properties fo:font-weight="bold" style:font-weight-asian="bold"/>
    </style:style>
    <style:style style:name="index_20_1" style:display-name="index 1" style:family="paragraph" style:parent-style-name="normal" style:next-style-name="Standard" style:auto-update="true" style:default-outline-level="">
      <style:paragraph-properties fo:margin-left="0.353cm" fo:margin-right="0cm" fo:text-indent="-0.353cm" style:auto-text-indent="false"/>
    </style:style>
    <style:style style:name="index_20_2" style:display-name="index 2" style:family="paragraph" style:parent-style-name="normal" style:next-style-name="Standard" style:auto-update="true" style:default-outline-level="">
      <style:paragraph-properties fo:margin-left="0.706cm" fo:margin-right="0cm" fo:text-indent="-0.353cm" style:auto-text-indent="false"/>
    </style:style>
    <style:style style:name="index_20_3" style:display-name="index 3" style:family="paragraph" style:parent-style-name="normal" style:next-style-name="Standard" style:auto-update="true" style:default-outline-level="">
      <style:paragraph-properties fo:margin-left="1.058cm" fo:margin-right="0cm" fo:text-indent="-0.353cm" style:auto-text-indent="false"/>
    </style:style>
    <style:style style:name="index_20_4" style:display-name="index 4" style:family="paragraph" style:parent-style-name="normal" style:next-style-name="Standard" style:auto-update="true" style:default-outline-level="">
      <style:paragraph-properties fo:margin-left="1.411cm" fo:margin-right="0cm" fo:text-indent="-0.353cm" style:auto-text-indent="false"/>
    </style:style>
    <style:style style:name="Legal_20_Disclaimer" style:display-name="Legal Disclaimer" style:family="paragraph" style:parent-style-name="Footer" style:default-outline-level="">
      <style:paragraph-properties fo:margin-top="0cm" fo:margin-bottom="0.423cm" style:contextual-spacing="false" fo:text-align="center" style:justify-single-word="false"/>
      <style:text-properties fo:font-size="6pt" style:font-size-asian="6pt"/>
    </style:style>
    <style:style style:name="Legal_20_Footer_20_Address" style:display-name="Legal Footer Address" style:family="paragraph" style:parent-style-name="Footer" style:default-outline-level="">
      <style:paragraph-properties fo:margin-top="0cm" fo:margin-bottom="0.212cm" style:contextual-spacing="false" fo:text-align="center" style:justify-single-word="false"/>
      <style:text-properties fo:font-size="6.5pt" style:font-name-asian="Times New Roman1" style:font-family-asian="'Times New Roman'" style:font-family-generic-asian="system" style:font-pitch-asian="variable" style:font-size-asian="6.5pt" style:font-name-complex="Times New Roman1" style:font-family-complex="'Times New Roman'" style:font-family-generic-complex="system" style:font-pitch-complex="variable" style:font-size-complex="6pt"/>
    </style:style>
    <style:style style:name="Legal_20_Footer_20_Company_20_Name" style:display-name="Legal Footer Company Name" style:family="paragraph" style:parent-style-name="Footer" style:default-outline-level="">
      <style:paragraph-properties fo:margin-top="0cm" fo:margin-bottom="0.212cm" style:contextual-spacing="false" fo:text-align="center" style:justify-single-word="false"/>
      <style:text-properties fo:font-size="7.5pt" style:font-size-asian="7.5pt"/>
    </style:style>
    <style:style style:name="List_20_Continue" style:display-name="List Continue" style:family="paragraph" style:parent-style-name="normal" style:default-outline-level="">
      <style:paragraph-properties fo:margin-left="0.499cm" fo:margin-right="0cm" fo:margin-top="0cm" fo:margin-bottom="0.212cm" style:contextual-spacing="true" fo:text-indent="0cm" style:auto-text-indent="false"/>
    </style:style>
    <style:style style:name="List_20_Continue_20_2" style:display-name="List Continue 2" style:family="paragraph" style:parent-style-name="normal" style:default-outline-level="">
      <style:paragraph-properties fo:margin-left="0.998cm" fo:margin-right="0cm" fo:margin-top="0cm" fo:margin-bottom="0.212cm" style:contextual-spacing="true" fo:text-indent="0cm" style:auto-text-indent="false"/>
    </style:style>
    <style:style style:name="List_20_Number_20_2" style:display-name="List Number 2" style:family="paragraph" style:parent-style-name="normal" style:default-outline-level="">
      <style:paragraph-properties fo:margin-top="0cm" fo:margin-bottom="0cm" style:contextual-spacing="true"/>
    </style:style>
    <style:style style:name="List_20_Number_20_3" style:display-name="List Number 3" style:family="paragraph" style:parent-style-name="normal" style:default-outline-level="">
      <style:paragraph-properties fo:margin-top="0cm" fo:margin-bottom="0cm" style:contextual-spacing="true"/>
    </style:style>
    <style:style style:name="List_20_Number_20_4" style:display-name="List Number 4" style:family="paragraph" style:parent-style-name="normal" style:default-outline-level="">
      <style:paragraph-properties fo:margin-top="0cm" fo:margin-bottom="0cm" style:contextual-spacing="true"/>
    </style:style>
    <style:style style:name="SCH_20_Heading_20_1" style:display-name="SCH Heading 1" style:family="paragraph" style:parent-style-name="SCH_20_Level_20_1" style:default-outline-level="">
      <style:paragraph-properties fo:margin-left="1.501cm" fo:margin-right="0cm" fo:text-indent="-1.501cm" style:auto-text-indent="false" fo:keep-with-next="always"/>
      <style:text-properties fo:text-transform="uppercase" fo:font-weight="bold" style:font-weight-asian="bold"/>
    </style:style>
    <style:style style:name="SCH_20_Heading_20_2" style:display-name="SCH Heading 2" style:family="paragraph" style:parent-style-name="SCH_20_Level_20_2" style:default-outline-level="">
      <style:paragraph-properties fo:margin-left="1.501cm" fo:margin-right="0cm" fo:text-indent="-1.501cm" style:auto-text-indent="false" fo:keep-with-next="always"/>
      <style:text-properties fo:font-weight="bold" style:font-weight-asian="bold"/>
    </style:style>
    <style:style style:name="SCH_20_Heading_20_3" style:display-name="SCH Heading 3" style:family="paragraph" style:parent-style-name="SCH_20_Level_20_3" style:default-outline-level="">
      <style:paragraph-properties fo:margin-left="3cm" fo:margin-right="0cm" fo:text-indent="-1.499cm" style:auto-text-indent="false" fo:keep-with-next="always">
        <style:tab-stops>
          <style:tab-stop style:position="4.001cm"/>
        </style:tab-stops>
      </style:paragraph-properties>
      <style:text-properties fo:font-weight="bold" style:font-weight-asian="bold"/>
    </style:style>
    <style:style style:name="TOC_20_Heading" style:display-name="TOC Heading" style:family="paragraph" style:parent-style-name="Heading_20_1" style:next-style-name="Standard" style:default-outline-level="">
      <style:paragraph-properties fo:margin-top="0.423cm" fo:margin-bottom="0cm" style:contextual-spacing="false" fo:keep-together="always"/>
      <style:text-properties fo:font-variant="normal" fo:text-transform="none" style:font-name="Cambria" fo:font-family="Cambria" style:font-family-generic="roman" style:font-pitch="variable" fo:font-size="16pt" fo:font-weight="normal" style:font-size-asian="16pt" style:font-weight-asian="normal"/>
    </style:style>
    <style:style style:name="Level_20_1_20_as_20_Heading" style:display-name="Level 1 as Heading" style:family="paragraph" style:parent-style-name="Level_20_1" style:default-outline-level="1" style:list-style-name="">
      <style:paragraph-properties fo:keep-with-next="always"/>
      <style:text-properties fo:text-transform="uppercase" style:font-name="Arial Bold" fo:font-family="'Arial Bold'" style:font-family-generic="roman" style:font-pitch="variable" fo:font-weight="bold" style:font-weight-asian="bold"/>
    </style:style>
    <style:style style:name="Level_20_2_20_as_20_Heading" style:display-name="Level 2 as Heading" style:family="paragraph" style:parent-style-name="Level_20_2" style:default-outline-level="2" style:list-style-name="">
      <style:paragraph-properties fo:keep-with-next="always"/>
      <style:text-properties fo:font-weight="bold" style:font-weight-asian="bold"/>
    </style:style>
    <style:style style:name="Level_20_3_20_as_20_Heading" style:display-name="Level 3 as Heading" style:family="paragraph" style:parent-style-name="Level_20_3" style:default-outline-level="3" style:list-style-name="">
      <style:paragraph-properties fo:keep-with-next="always"/>
      <style:text-properties fo:font-weight="bold" style:font-weight-asian="bold"/>
    </style:style>
    <style:style style:name="SCH_20_Level_20_1" style:display-name="SCH Level 1" style:family="paragraph" style:parent-style-name="Text_20_body" style:default-outline-level="">
      <style:paragraph-properties fo:margin-top="0cm" fo:margin-bottom="0.423cm" style:contextual-spacing="false"/>
    </style:style>
    <style:style style:name="SCH_20_Level_20_2" style:display-name="SCH Level 2" style:family="paragraph" style:parent-style-name="Text_20_body" style:default-outline-level="">
      <style:paragraph-properties fo:margin-top="0cm" fo:margin-bottom="0.423cm" style:contextual-spacing="false"/>
    </style:style>
    <style:style style:name="SCH_20_Level_20_3" style:display-name="SCH Level 3" style:family="paragraph" style:parent-style-name="Text_20_body" style:default-outline-level="">
      <style:paragraph-properties fo:margin-top="0cm" fo:margin-bottom="0.423cm" style:contextual-spacing="false"/>
    </style:style>
    <style:style style:name="SCH_20_Level_20_4" style:display-name="SCH Level 4" style:family="paragraph" style:parent-style-name="Text_20_body" style:default-outline-level="">
      <style:paragraph-properties fo:margin-top="0cm" fo:margin-bottom="0.423cm" style:contextual-spacing="false"/>
    </style:style>
    <style:style style:name="SCH_20_Level_20_5" style:display-name="SCH Level 5" style:family="paragraph" style:parent-style-name="Text_20_body" style:default-outline-level="">
      <style:paragraph-properties fo:margin-top="0cm" fo:margin-bottom="0.423cm" style:contextual-spacing="false"/>
    </style:style>
    <style:style style:name="SCH_20_Level_20_6" style:display-name="SCH Level 6" style:family="paragraph" style:parent-style-name="Text_20_body" style:default-outline-level="">
      <style:paragraph-properties fo:margin-top="0cm" fo:margin-bottom="0.423cm" style:contextual-spacing="false"/>
    </style:style>
    <style:style style:name="Document_20_Type" style:display-name="Document Type" style:family="paragraph" style:parent-style-name="Frontpage_20_text" style:default-outline-level="">
      <style:paragraph-properties fo:margin-top="0.212cm" fo:margin-bottom="0.423cm" style:contextual-spacing="true" fo:text-align="center" style:justify-single-word="false"/>
      <style:text-properties fo:font-size="12pt" style:font-size-asian="12pt"/>
    </style:style>
    <style:style style:name="Contents_20_9" style:display-name="Contents 9" style:family="paragraph" style:parent-style-name="normal" style:next-style-name="Standard" style:auto-update="true" style:default-outline-level="" style:class="index">
      <style:paragraph-properties fo:margin-left="2.542cm" fo:margin-right="0cm" fo:margin-top="0cm" fo:margin-bottom="0.423cm" style:contextual-spacing="false" fo:text-align="start" style:justify-single-word="false" fo:text-indent="-1.041cm" style:auto-text-indent="false">
        <style:tab-stops>
          <style:tab-stop style:position="16.983cm" style:type="right"/>
        </style:tab-stops>
      </style:paragraph-properties>
      <style:text-properties fo:text-transform="uppercase"/>
    </style:style>
    <style:style style:name="Contents_20_8" style:display-name="Contents 8" style:family="paragraph" style:parent-style-name="normal" style:next-style-name="Standard" style:auto-update="true" style:default-outline-level="" style:class="index">
      <style:paragraph-properties fo:margin-top="0cm" fo:margin-bottom="0.423cm" style:contextual-spacing="false" fo:text-align="start" style:justify-single-word="false">
        <style:tab-stops>
          <style:tab-stop style:position="16.983cm" style:type="right"/>
        </style:tab-stops>
      </style:paragraph-properties>
      <style:text-properties fo:text-transform="uppercase"/>
    </style:style>
    <style:style style:name="Body_20_7" style:display-name="Body 7" style:family="paragraph" style:parent-style-name="Body" style:default-outline-level=""/>
    <style:style style:name="Level_20_7" style:display-name="Level 7" style:family="paragraph" style:parent-style-name="Body_20_7" style:default-outline-level=""/>
    <style:style style:name="SCH_20_Level_20_7" style:display-name="SCH Level 7" style:family="paragraph" style:parent-style-name="Text_20_body" style:default-outline-level="">
      <style:paragraph-properties fo:margin-top="0cm" fo:margin-bottom="0.423cm" style:contextual-spacing="false"/>
    </style:style>
    <style:style style:name="Contents_20_7" style:display-name="Contents 7" style:family="paragraph" style:parent-style-name="normal" style:next-style-name="Standard" style:auto-update="true" style:default-outline-level="" style:class="index">
      <style:paragraph-properties fo:margin-left="1.501cm" fo:margin-right="1cm" fo:margin-top="0cm" fo:margin-bottom="0.423cm" style:contextual-spacing="false" fo:text-align="start" style:justify-single-word="false" fo:text-indent="0cm" style:auto-text-indent="false">
        <style:tab-stops>
          <style:tab-stop style:position="16.983cm" style:type="right" style:leader-style="dotted" style:leader-text="."/>
        </style:tab-stops>
      </style:paragraph-properties>
    </style:style>
    <style:style style:name="Appendix_20_-_20_Part_20__23_" style:display-name="Appendix - Part #" style:family="paragraph" style:parent-style-name="Schedule_20_Part_20__23_" style:next-style-name="Body" style:default-outline-level=""/>
    <style:style style:name="APP_20_Heading_20_1" style:display-name="APP Heading 1" style:family="paragraph" style:parent-style-name="APP_20_Level_20_1" style:default-outline-level="">
      <style:paragraph-properties fo:keep-with-next="always"/>
      <style:text-properties fo:text-transform="uppercase" fo:font-weight="bold" style:font-weight-asian="bold"/>
    </style:style>
    <style:style style:name="APP_20_Level_20_1" style:display-name="APP Level 1" style:family="paragraph" style:parent-style-name="Text_20_body" style:default-outline-level="">
      <style:paragraph-properties fo:margin-top="0cm" fo:margin-bottom="0.423cm" style:contextual-spacing="false"/>
    </style:style>
    <style:style style:name="APP_20_Level_20_2" style:display-name="APP Level 2" style:family="paragraph" style:parent-style-name="Text_20_body" style:default-outline-level="">
      <style:paragraph-properties fo:margin-top="0cm" fo:margin-bottom="0.423cm" style:contextual-spacing="false"/>
    </style:style>
    <style:style style:name="APP_20_Level_20_3" style:display-name="APP Level 3" style:family="paragraph" style:parent-style-name="Text_20_body" style:default-outline-level="">
      <style:paragraph-properties fo:margin-top="0cm" fo:margin-bottom="0.423cm" style:contextual-spacing="false"/>
    </style:style>
    <style:style style:name="APP_20_Level_20_4" style:display-name="APP Level 4" style:family="paragraph" style:parent-style-name="Text_20_body" style:default-outline-level="">
      <style:paragraph-properties fo:margin-top="0cm" fo:margin-bottom="0.423cm" style:contextual-spacing="false"/>
    </style:style>
    <style:style style:name="APP_20_Level_20_5" style:display-name="APP Level 5" style:family="paragraph" style:parent-style-name="Text_20_body" style:default-outline-level="">
      <style:paragraph-properties fo:margin-top="0cm" fo:margin-bottom="0.423cm" style:contextual-spacing="false"/>
    </style:style>
    <style:style style:name="APP_20_Level_20_6" style:display-name="APP Level 6" style:family="paragraph" style:parent-style-name="Text_20_body" style:default-outline-level="">
      <style:paragraph-properties fo:margin-top="0cm" fo:margin-bottom="0.423cm" style:contextual-spacing="false"/>
    </style:style>
    <style:style style:name="APP_20_Level_20_7" style:display-name="APP Level 7" style:family="paragraph" style:parent-style-name="Text_20_body" style:default-outline-level="">
      <style:paragraph-properties fo:margin-top="0cm" fo:margin-bottom="0.423cm" style:contextual-spacing="false"/>
    </style:style>
    <style:style style:name="APP_20_Heading_20_2" style:display-name="APP Heading 2" style:family="paragraph" style:parent-style-name="APP_20_Level_20_2" style:default-outline-level="">
      <style:paragraph-properties fo:keep-with-next="always"/>
      <style:text-properties fo:font-weight="bold" style:font-weight-asian="bold"/>
    </style:style>
    <style:style style:name="APP_20_Heading_20_3" style:display-name="APP Heading 3" style:family="paragraph" style:parent-style-name="APP_20_Level_20_3" style:default-outline-level="">
      <style:paragraph-properties fo:keep-with-next="always"/>
      <style:text-properties fo:font-weight="bold" style:font-weight-asian="bold"/>
    </style:style>
    <style:style style:name="SCH_20_Heading_20_4" style:display-name="SCH Heading 4" style:family="paragraph" style:parent-style-name="APP_20_Level_20_4" style:default-outline-level="">
      <style:paragraph-properties fo:margin-left="4.501cm" fo:margin-right="0cm" fo:text-indent="-1.501cm" style:auto-text-indent="false"/>
    </style:style>
    <style:style style:name="APP_20_Heading_20_4" style:display-name="APP Heading 4" style:family="paragraph" style:parent-style-name="APP_20_Level_20_4" style:default-outline-level=""/>
    <style:style style:name="SCH_20_Heading_20_5" style:display-name="SCH Heading 5" style:family="paragraph" style:parent-style-name="APP_20_Level_20_5" style:default-outline-level=""/>
    <style:style style:name="APP_20_Heading_20_5" style:display-name="APP Heading 5" style:family="paragraph" style:parent-style-name="APP_20_Level_20_5" style:default-outline-level=""/>
    <style:style style:name="SCH_20_Heading_20_6" style:display-name="SCH Heading 6" style:family="paragraph" style:parent-style-name="APP_20_Level_20_6" style:default-outline-level=""/>
    <style:style style:name="APP_20_Heading_20_6" style:display-name="APP Heading 6" style:family="paragraph" style:parent-style-name="APP_20_Level_20_6" style:default-outline-level=""/>
    <style:style style:name="SCH_20_Heading_20_7" style:display-name="SCH Heading 7" style:family="paragraph" style:parent-style-name="APP_20_Level_20_7" style:default-outline-level=""/>
    <style:style style:name="APP_20_Heading_20_7" style:display-name="APP Heading 7" style:family="paragraph" style:parent-style-name="APP_20_Level_20_7" style:default-outline-level=""/>
    <style:style style:name="Level_20_1_20_as_20_Heading_20_-_20_no_20_toc" style:display-name="Level 1 as Heading - no toc" style:family="paragraph" style:parent-style-name="Level_20_1_20_as_20_Heading" style:default-outline-level="">
      <style:paragraph-properties fo:margin-left="1.501cm" fo:margin-right="0cm" fo:text-indent="-1.501cm" style:auto-text-indent="false"/>
    </style:style>
    <style:style style:name="Lease_20_Only" style:display-name="Lease Only" style:family="paragraph" style:parent-style-name="normal" style:default-outline-level="">
      <style:paragraph-properties fo:margin-left="4.501cm" fo:margin-right="0cm" fo:margin-top="0cm" fo:margin-bottom="0.212cm" style:contextual-spacing="false" fo:text-indent="0cm" style:auto-text-indent="false"/>
      <style:text-properties fo:color="#272727" loext:opacity="100%" style:font-name="Cambria" fo:font-family="Cambria"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0.5pt"/>
    </style:style>
    <style:style style:name="Part_20__23_" style:display-name="Part #" style:family="paragraph" style:parent-style-name="Body" style:default-outline-level="2" style:list-style-name="">
      <style:paragraph-properties fo:text-align="center" style:justify-single-word="false" fo:keep-with-next="always"/>
      <style:text-properties fo:text-transform="uppercase" fo:font-weight="bold" style:font-weight-asian="bold"/>
    </style:style>
    <style:style style:name="index_20_5" style:display-name="index 5" style:family="paragraph" style:parent-style-name="normal" style:next-style-name="Standard" style:default-outline-level="">
      <style:paragraph-properties fo:margin-left="1.764cm" fo:margin-right="0cm" fo:text-indent="-0.353cm" style:auto-text-indent="false"/>
    </style:style>
    <style:style style:name="index_20_6" style:display-name="index 6" style:family="paragraph" style:parent-style-name="normal" style:next-style-name="Standard" style:default-outline-level="">
      <style:paragraph-properties fo:margin-left="2.117cm" fo:margin-right="0cm" fo:text-indent="-0.353cm" style:auto-text-indent="false"/>
    </style:style>
    <style:style style:name="index_20_7" style:display-name="index 7" style:family="paragraph" style:parent-style-name="normal" style:next-style-name="Standard" style:default-outline-level="">
      <style:paragraph-properties fo:margin-left="2.469cm" fo:margin-right="0cm" fo:text-indent="-0.353cm" style:auto-text-indent="false"/>
    </style:style>
    <style:style style:name="index_20_8" style:display-name="index 8" style:family="paragraph" style:parent-style-name="normal" style:next-style-name="Standard" style:default-outline-level="">
      <style:paragraph-properties fo:margin-left="2.822cm" fo:margin-right="0cm" fo:text-indent="-0.353cm" style:auto-text-indent="false"/>
    </style:style>
    <style:style style:name="index_20_9" style:display-name="index 9" style:family="paragraph" style:parent-style-name="normal" style:next-style-name="Standard" style:default-outline-level="">
      <style:paragraph-properties fo:margin-left="3.175cm" fo:margin-right="0cm" fo:text-indent="-0.353cm" style:auto-text-indent="false"/>
    </style:style>
    <style:style style:name="Revision" style:family="paragraph" style:default-outline-level="">
      <style:paragraph-properties fo:text-align="start" style:justify-single-word="false" fo:orphans="2" fo:widows="2" style:writing-mode="lr-tb"/>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Normal_20__28_Web_29_" style:display-name="Normal (Web)" style:family="paragraph" style:parent-style-name="normal"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er_20_Char" style:display-name="Footer Char" style:family="text" style:parent-style-name="Default_20_Paragraph_20_Font">
      <style:text-properties fo:font-size="8pt" style:font-name-asian="Calibri1" style:font-family-asian="Calibri" style:font-family-generic-asian="system" style:font-pitch-asian="variable" style:font-size-asian="8pt" style:font-name-complex="Arial1" style:font-family-complex="Arial" style:font-family-generic-complex="system" style:font-pitch-complex="variable"/>
    </style:style>
    <style:style style:name="Header_20_Char" style:display-name="Header Char" style:family="text" style:parent-style-name="Default_20_Paragraph_20_Font">
      <style:text-properties fo:font-size="8pt" style:font-name-asian="Calibri1" style:font-family-asian="Calibri" style:font-family-generic-asian="system" style:font-pitch-asian="variable" style:font-size-asian="8pt" style:font-name-complex="Arial1" style:font-family-complex="Arial" style:font-family-generic-complex="system" style:font-pitch-complex="variable"/>
    </style:style>
    <style:style style:name="page_20_number" style:display-name="page number" style:family="text" style:parent-style-name="Default_20_Paragraph_20_Font">
      <style:text-properties fo:language="en" fo:country="GB"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8pt" style:font-name-asian="Calibri1" style:font-family-asian="Calibri" style:font-family-generic-asian="system" style:font-pitch-asian="variable" style:font-size-asian="8pt" style:font-name-complex="Arial1" style:font-family-complex="Arial" style:font-family-generic-complex="system" style:font-pitch-complex="variable"/>
    </style:style>
    <style:style style:name="Footnote_20_Symbol" style:display-name="Footnote Symbol" style:family="text">
      <style:text-properties style:text-position="super 58%" fo:language="en" fo:country="GB"/>
    </style:style>
    <style:style style:name="Footnote_20_anchor" style:display-name="Footnote anchor" style:family="text">
      <style:text-properties style:text-position="super 58%" fo:language="en" fo:country="GB"/>
    </style:style>
    <style:style style:name="Internet_20_link" style:display-name="Internet link" style:family="text" style:parent-style-name="Default_20_Paragraph_20_Font">
      <style:text-properties fo:color="#0000ff" loext:opacity="100%" fo:language="en" fo:country="GB" style:text-underline-style="solid" style:text-underline-width="auto" style:text-underline-color="font-color"/>
    </style:style>
    <style:style style:name="Endnote_20_Text_20_Char" style:display-name="Endnote Text Char" style:family="text" style:parent-style-name="Default_20_Paragraph_20_Font">
      <style:text-properties fo:font-size="8pt" style:font-name-asian="Calibri1" style:font-family-asian="Calibri" style:font-family-generic-asian="system" style:font-pitch-asian="variable" style:font-size-asian="8pt" style:font-name-complex="Arial1" style:font-family-complex="Arial" style:font-family-generic-complex="system" style:font-pitch-complex="variable"/>
    </style:style>
    <style:style style:name="Endnote_20_Symbol" style:display-name="Endnote Symbol" style:family="text">
      <style:text-properties style:text-position="super 58%" fo:language="en" fo:country="GB"/>
    </style:style>
    <style:style style:name="Endnote_20_anchor" style:display-name="Endnote anchor" style:family="text">
      <style:text-properties style:text-position="super 58%" fo:language="en" fo:country="GB"/>
    </style:style>
    <style:style style:name="Placeholder_20_Text" style:display-name="Placeholder Text" style:family="text" style:parent-style-name="Default_20_Paragraph_20_Font">
      <style:text-properties fo:color="#808080" loext:opacity="100%" fo:language="en" fo:country="GB"/>
    </style:style>
    <style:style style:name="Heading_20_1_20_Char" style:display-name="Heading 1 Char" style:family="text" style:parent-style-name="Default_20_Paragraph_20_Font">
      <style:text-properties fo:text-transform="uppercas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6pt"/>
    </style:style>
    <style:style style:name="Heading_20_2_20_Char" style:display-name="Heading 2 Char" style:family="text" style:parent-style-name="Default_20_Paragraph_20_Font">
      <style:text-properties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font-size-complex="13pt"/>
    </style:style>
    <style:style style:name="Heading_20_3_20_Char" style:display-name="Heading 3 Char" style:family="text" style:parent-style-name="Default_20_Paragraph_20_Font">
      <style:text-properties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font-size-complex="12pt"/>
    </style:style>
    <style:style style:name="Body_20_bold_20_Caps" style:display-name="Body bold Caps" style:family="text" style:parent-style-name="Default_20_Paragraph_20_Font">
      <style:text-properties fo:text-transform="uppercase" style:font-name="Arial" fo:font-family="Arial" style:font-family-generic="roman" style:font-pitch="variable" fo:font-size="10pt" fo:language="en" fo:country="GB" fo:font-weight="bold" style:font-size-asian="10pt" style:font-weight-asian="bold" style:font-weight-complex="bold"/>
    </style:style>
    <style:style style:name="Heading_20_4_20_Char" style:display-name="Heading 4 Char" style:family="text" style:parent-style-name="Default_20_Paragraph_20_Font">
      <style:text-properties style:font-name-asian="Arial1" style:font-family-asian="Arial" style:font-family-generic-asian="system" style:font-pitch-asian="variable" style:font-name-complex="Arial1" style:font-family-complex="Arial" style:font-family-generic-complex="system" style:font-pitch-complex="variable" style:font-style-complex="italic"/>
    </style:style>
    <style:style style:name="Heading_20_5_20_Char" style:display-name="Heading 5 Char" style:family="text" style:parent-style-name="Default_20_Paragraph_20_Fon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Heading_20_6_20_Char" style:display-name="Heading 6 Char" style:family="text" style:parent-style-name="Default_20_Paragraph_20_Fon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Heading_20_7_20_Char" style:display-name="Heading 7 Char" style:family="text" style:parent-style-name="Default_20_Paragraph_20_Font">
      <style:text-properties style:font-name-asian="Arial1" style:font-family-asian="Arial" style:font-family-generic-asian="system" style:font-pitch-asian="variable" style:font-name-complex="Arial1" style:font-family-complex="Arial"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asian="Arial1" style:font-family-asian="Arial" style:font-family-generic-asian="system" style:font-pitch-asian="variable" style:font-name-complex="Arial1" style:font-family-complex="Arial" style:font-family-generic-complex="system" style:font-pitch-complex="variable" style:font-size-complex="10.5pt"/>
    </style:style>
    <style:style style:name="Book_20_Title" style:display-name="Book Title" style:family="text" style:parent-style-name="Default_20_Paragraph_20_Font">
      <style:text-properties fo:letter-spacing="0.009cm" fo:language="en" fo:country="GB" fo:font-style="italic" fo:font-weight="bold" style:font-style-asian="italic" style:font-weight-asian="bold" style:font-style-complex="italic" style:font-weight-complex="bold"/>
    </style:style>
    <style:style style:name="Emphasis" style:family="text" style:parent-style-name="Default_20_Paragraph_20_Font">
      <style:text-properties fo:language="en" fo:country="GB" fo:font-style="italic" style:font-style-asian="italic" style:font-style-complex="italic"/>
    </style:style>
    <style:style style:name="Heading_20_9_20_Char" style:display-name="Heading 9 Char" style:family="text" style:parent-style-name="Default_20_Paragraph_20_Font">
      <style:text-properties fo:color="#272727" loext:opacity="100%"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ize-complex="10.5pt" style:font-style-complex="italic"/>
    </style:style>
    <style:style style:name="Intense_20_Emphasis" style:display-name="Intense Emphasis" style:family="text" style:parent-style-name="Default_20_Paragraph_20_Font">
      <style:text-properties fo:text-transform="uppercase" style:use-window-font-color="true" loext:opacity="0%" style:font-name="Arial" fo:font-family="Arial" style:font-family-generic="roman" style:font-pitch="variable" fo:font-size="10pt" fo:language="en" fo:country="GB" fo:font-style="normal" fo:font-weight="bold" style:font-size-asian="10pt" style:font-style-asian="normal" style:font-weight-asian="bold" style:font-style-complex="italic"/>
    </style:style>
    <style:style style:name="Intense_20_Quote_20_Char" style:display-name="Intense Quote Char" style:family="text" style:parent-style-name="Default_20_Paragraph_20_Font">
      <style:text-properties fo:font-style="italic" style:font-name-asian="Calibri1" style:font-family-asian="Calibri" style:font-family-generic-asian="system" style:font-pitch-asian="variable" style:font-style-asian="italic" style:font-name-complex="Arial1" style:font-family-complex="Arial" style:font-family-generic-complex="system" style:font-pitch-complex="variable" style:font-style-complex="italic"/>
    </style:style>
    <style:style style:name="Intense_20_Reference" style:display-name="Intense Reference" style:family="text" style:parent-style-name="Default_20_Paragraph_20_Font">
      <style:text-properties fo:text-transform="uppercase" style:use-window-font-color="true" loext:opacity="0%" fo:letter-spacing="0.009cm" fo:language="en" fo:country="GB" fo:font-weight="bold" style:font-weight-asian="bold" style:font-weight-complex="bold"/>
    </style:style>
    <style:style style:name="JobTitle" style:family="text" style:parent-style-name="Default_20_Paragraph_20_Font">
      <style:text-properties fo:language="en" fo:country="GB"/>
    </style:style>
    <style:style style:name="Quote_20_Char" style:display-name="Quote Char" style:family="text" style:parent-style-name="Default_20_Paragraph_20_Font">
      <style:text-properties fo:color="#404040" loext:opacity="100%" fo:font-style="italic" style:font-name-asian="Calibri1" style:font-family-asian="Calibri" style:font-family-generic-asian="system" style:font-pitch-asian="variable" style:font-style-asian="italic" style:font-name-complex="Arial1" style:font-family-complex="Arial" style:font-family-generic-complex="system" style:font-pitch-complex="variable" style:font-style-complex="italic"/>
    </style:style>
    <style:style style:name="Signature_20_Char" style:display-name="Signature Char" style:family="text" style:parent-style-name="Default_20_Paragraph_20_Font">
      <style:text-properties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Strong" style:family="text" style:parent-style-name="Default_20_Paragraph_20_Font">
      <style:text-properties fo:language="en" fo:country="GB" fo:font-weight="bold" style:font-weight-asian="bold" style:font-weight-complex="bold"/>
    </style:style>
    <style:style style:name="Subtitle_20_Char" style:display-name="Subtitle Char" style:family="text" style:parent-style-name="Default_20_Paragraph_20_Font">
      <style:text-properties fo:color="#5a5a5a" loext:opacity="100%" style:font-name="Calibri" fo:font-family="Calibri" style:font-family-generic="roman" style:font-pitch="variable" fo:font-size="11pt" fo:letter-spacing="0.026cm"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Subtle_20_Emphasis" style:display-name="Subtle Emphasis" style:family="text" style:parent-style-name="Default_20_Paragraph_20_Font">
      <style:text-properties fo:color="#404040" loext:opacity="100%" fo:language="en" fo:country="GB" fo:font-style="italic" style:font-style-asian="italic" style:font-style-complex="italic"/>
    </style:style>
    <style:style style:name="Subtle_20_Reference" style:display-name="Subtle Reference" style:family="text" style:parent-style-name="Default_20_Paragraph_20_Font">
      <style:text-properties fo:text-transform="uppercase" style:use-window-font-color="true" loext:opacity="0%" style:font-name="Arial" fo:font-family="Arial" style:font-family-generic="roman" style:font-pitch="variable" fo:language="en" fo:country="GB"/>
    </style:style>
    <style:style style:name="Title_20_Char" style:display-name="Title Char" style:family="text" style:parent-style-name="Default_20_Paragraph_20_Font">
      <style:text-properties style:font-name="Cambria" fo:font-family="Cambria" style:font-family-generic="roman" style:font-pitch="variable" fo:font-size="28pt" fo:letter-spacing="-0.018cm" style:letter-kerning="true"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Body_20_Char" style:display-name="Body Char" style:family="text" style:parent-style-name="Default_20_Paragraph_20_Fon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Body_20_1_20_Char" style:display-name="Body 1 Char" style:family="text" style:parent-style-name="Body_20_Char">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Party_20_Name_20_Char" style:display-name="Party Name Char" style:family="text" style:parent-style-name="Default_20_Paragraph_20_Font">
      <style:text-properties fo:text-transform="uppercas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Add_20_to_20_TOC_20_Char" style:display-name="Add to TOC Char" style:family="text" style:parent-style-name="Heading_20_1_20_Char">
      <style:text-properties fo:font-variant="normal" fo:text-transform="none" fo:font-weight="normal" style:font-name-asian="Arial1" style:font-family-asian="Arial" style:font-family-generic-asian="system" style:font-pitch-asian="variable" style:font-weight-asian="normal" style:font-name-complex="Arial1" style:font-family-complex="Arial" style:font-family-generic-complex="system" style:font-pitch-complex="variable" style:font-size-complex="16pt"/>
    </style:style>
    <style:style style:name="Body_20_Text_20_Char" style:display-name="Body Text Char" style:family="text" style:parent-style-name="Default_20_Paragraph_20_Fon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Body_20_bold" style:display-name="Body bold" style:family="text" style:parent-style-name="Default_20_Paragraph_20_Font">
      <style:text-properties fo:font-variant="normal" fo:text-transform="none" style:font-name="Arial Bold" fo:font-family="'Arial Bold'" style:font-family-generic="roman" style:font-pitch="variable" fo:font-size="10pt" fo:language="en" fo:country="GB" fo:font-weight="bold" style:font-size-asian="10pt" style:font-weight-asian="bold" style:font-weight-complex="bold"/>
    </style:style>
    <style:style style:name="annotation_20_reference" style:display-name="annotation reference" style:family="text" style:parent-style-name="Default_20_Paragraph_20_Font">
      <style:text-properties fo:font-size="8pt" fo:language="en" fo:country="GB" style:font-size-asian="8pt" style:font-size-complex="8pt"/>
    </style:style>
    <style:style style:name="Comment_20_Text_20_Char" style:display-name="Comment Text Char" style:family="text" style:parent-style-name="Default_20_Paragraph_20_Fon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Comment_20_Subject_20_Char" style:display-name="Comment Subject Char" style:family="text" style:parent-style-name="Comment_20_Text_20_Char">
      <style:text-properties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font-weight-complex="bold"/>
    </style:style>
    <style:style style:name="Legal_20_Disclaimer_20_Char" style:display-name="Legal Disclaimer Char" style:family="text" style:parent-style-name="Footer_20_Char">
      <style:text-properties fo:font-size="6pt" style:font-name-asian="Calibri1" style:font-family-asian="Calibri" style:font-family-generic-asian="system" style:font-pitch-asian="variable" style:font-size-asian="6pt" style:font-name-complex="Arial1" style:font-family-complex="Arial" style:font-family-generic-complex="system" style:font-pitch-complex="variable"/>
    </style:style>
    <style:style style:name="Legal_20_Footer_20_Company_20_Name_20_Char" style:display-name="Legal Footer Company Name Char" style:family="text" style:parent-style-name="Footer_20_Char">
      <style:text-properties fo:font-size="7.5pt" style:font-name-asian="Calibri1" style:font-family-asian="Calibri" style:font-family-generic-asian="system" style:font-pitch-asian="variable" style:font-size-asian="7.5pt" style:font-name-complex="Arial1" style:font-family-complex="Arial" style:font-family-generic-complex="system" style:font-pitch-complex="variable"/>
    </style:style>
    <style:style style:name="Lease_20_Only_20_Char" style:display-name="Lease Only Char" style:family="text" style:parent-style-name="Heading_20_9_20_Char">
      <style:text-properties fo:color="#272727" loext:opacity="100%" style:font-name="Cambria" fo:font-family="Cambria" style:font-family-generic="roman" style:font-pitch="variable" fo:language="en" fo:country="GB" fo:font-style="normal" fo:font-weight="bold"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ize-complex="10.5pt" style:font-style-complex="normal"/>
    </style:style>
    <style:style style:name="Parties_20_-_20_Emphasis" style:display-name="Parties - Emphasis" style:family="text" style:parent-style-name="Default_20_Paragraph_20_Font">
      <style:text-properties fo:text-transform="uppercase" fo:language="en" fo:country="GB" fo:font-weight="bold"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evel_20_1_20_Char" style:display-name="Level 1 Char" style:family="text" style:parent-style-name="Body_20_1_20_Char">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color="#000000" loext:opacity="100%"/>
    </style:style>
    <style:style style:name="ListLabel_20_2" style:display-name="ListLabel 2" style:family="text">
      <style:text-properties fo:color="#000000" loext:opacity="100%"/>
    </style:style>
    <style:style style:name="ListLabel_20_3" style:display-name="ListLabel 3" style:family="text">
      <style:text-properties fo:font-variant="small-caps" fo:color="#000000" loext:opacity="100%"/>
    </style:style>
    <style:style style:name="ListLabel_20_4" style:display-name="ListLabel 4" style:family="text">
      <style:text-properties fo:color="#000000" loext:opacity="100%" fo:font-style="normal" fo:font-weight="normal" style:font-style-asian="normal" style:font-weight-asian="normal"/>
    </style:style>
    <style:style style:name="ListLabel_20_5" style:display-name="ListLabel 5" style:family="text">
      <style:text-properties fo:color="#000000" loext:opacity="100%" style:font-name="Arial" fo:font-family="Arial" style:font-family-generic="roman" style:font-pitch="variable" fo:font-size="10pt" fo:font-style="normal" fo:font-weight="normal" style:font-style-asian="normal" style:font-weight-asian="normal"/>
    </style:style>
    <style:style style:name="ListLabel_20_6" style:display-name="ListLabel 6" style:family="text">
      <style:text-properties fo:color="#000000" loext:opacity="100%" style:font-name="Arial" fo:font-family="Arial" style:font-family-generic="roman" style:font-pitch="variable" fo:font-size="10pt" fo:font-style="normal" fo:font-weight="bold" style:font-style-asian="normal" style:font-weight-asian="normal"/>
    </style:style>
    <style:style style:name="ListLabel_20_7" style:display-name="ListLabel 7" style:family="text">
      <style:text-properties style:font-name="Arial" fo:font-family="Arial" style:font-family-generic="roman" style:font-pitch="variable" fo:font-size="10pt" fo:font-style="normal" fo:font-weight="normal" style:font-style-asian="normal" style:font-weight-asian="normal"/>
    </style:style>
    <style:style style:name="ListLabel_20_8" style:display-name="ListLabel 8" style:family="text">
      <style:text-properties fo:font-style="normal" fo:font-weight="normal" style:font-style-asian="normal" style:font-weight-asian="normal"/>
    </style:style>
    <style:style style:name="ListLabel_20_9" style:display-name="ListLabel 9" style:family="text">
      <style:text-properties fo:font-style="normal" fo:font-weight="normal" style:font-style-asian="normal" style:font-weight-asian="normal"/>
    </style:style>
    <style:style style:name="ListLabel_20_10" style:display-name="ListLabel 10" style:family="text">
      <style:text-properties fo:color="#000000" loext:opacity="100%"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1" style:display-name="ListLabel 11" style:family="text">
      <style:text-properties fo:color="#000000" loext:opacity="100%"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2" style:display-name="ListLabel 12" style:family="text">
      <style:text-properties fo:color="#000000" loext:opacity="100%"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3" style:display-name="ListLabel 13" style:family="text">
      <style:text-properties fo:color="#000000" loext:opacity="100%"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4" style:display-name="ListLabel 14" style:family="text">
      <style:text-properties fo:color="#000000" loext:opacity="100%" style:font-name-asian="Noto Sans" style:font-family-asian="'Noto Sans'" style:font-family-generic-asian="system" style:font-pitch-asian="variable" style:font-name-complex="Noto Sans" style:font-family-complex="'Noto Sans'" style:font-family-generic-complex="system" style:font-pitch-complex="variable"/>
    </style:style>
    <style:style style:name="ListLabel_20_15" style:display-name="ListLabel 15" style:family="text">
      <style:text-properties fo:color="#000000" loext:opacity="100%" fo:font-size="10pt" fo:font-style="normal"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6" style:display-name="ListLabel 16" style:family="text">
      <style:text-properties fo:color="#000000" loext:opacity="100%" fo:font-style="normal" fo:font-weight="normal" style:font-style-asian="normal" style:font-weight-asian="normal"/>
    </style:style>
    <style:style style:name="ListLabel_20_17" style:display-name="ListLabel 17" style:family="text">
      <style:text-properties fo:color="#000000" loext:opacity="100%" fo:font-style="normal" fo:font-weight="normal" style:font-style-asian="normal" style:font-weight-asian="normal"/>
    </style:style>
    <style:style style:name="ListLabel_20_18" style:display-name="ListLabel 18" style:family="text">
      <style:text-properties fo:color="#000000" loext:opacity="100%" fo:font-style="normal" fo:font-weight="normal" style:font-style-asian="normal" style:font-weight-asian="normal"/>
    </style:style>
    <style:style style:name="ListLabel_20_19" style:display-name="ListLabel 19" style:family="text">
      <style:text-properties fo:color="#000000" loext:opacity="100%" fo:font-style="normal" fo:font-weight="normal" style:font-style-asian="normal" style:font-weight-asian="normal"/>
    </style:style>
    <style:style style:name="ListLabel_20_20" style:display-name="ListLabel 20" style:family="text">
      <style:text-properties fo:color="#000000" loext:opacity="100%" fo:font-style="normal" fo:font-weight="normal" style:font-style-asian="normal" style:font-weight-asian="normal"/>
    </style:style>
    <style:style style:name="ListLabel_20_21" style:display-name="ListLabel 21" style:family="text">
      <style:text-properties fo:font-variant="normal" fo:text-transform="none" fo:color="#0000ff" loext:opacity="100%" style:text-line-through-style="none" style:text-line-through-type="none" style:text-position="0% 100%" style:font-name="Arial" fo:font-family="Arial" style:font-family-generic="roman" style:font-pitch="variable" fo:font-size="10pt" fo:font-style="normal" style:text-underline-style="solid" style:text-underline-width="auto" style:text-underline-color="font-color"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22" style:display-name="ListLabel 22" style:family="text">
      <style:text-properties fo:font-variant="normal" fo:text-transform="none" fo:color="#0000ff" loext:opacity="100%" style:text-line-through-style="none" style:text-line-through-type="none" style:text-position="0% 100%" style:font-name="Arial" fo:font-family="Arial" style:font-family-generic="roman" style:font-pitch="variable" fo:font-size="10pt" fo:font-style="normal" style:text-underline-style="solid" style:text-underline-width="auto" style:text-underline-color="font-color" fo:font-weight="bold"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style>
    <style:style style:name="ListLabel_20_23" style:display-name="ListLabel 2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s">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entred_20_Headings" style:display-name="Centred Headings">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finitions_20_Numbering" style:display-name="Definitions Numbering">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General_20_Headings" style:display-name="General Headings">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ain_20_Numbering" style:display-name="Main Numbering">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rties_20_and_20_Background" style:display-name="Parties and Background">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1.499cm" fo:margin-left="3cm"/>
        </style:list-level-properties>
      </text:list-level-style-number>
      <text:list-level-style-number text:level="3" loext:num-list-format="(%3%)" style:num-prefix="(" style:num-suffix=")" style:num-format="i">
        <style:list-level-properties text:list-level-position-and-space-mode="label-alignment">
          <style:list-level-label-alignment text:label-followed-by="listtab" fo:text-indent="-1.499cm" fo:margin-left="3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1.501cm" fo:margin-left="4.501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1.499cm" fo:margin-left="6.00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1.499cm" fo:margin-left="3cm"/>
        </style:list-level-properties>
      </text:list-level-style-number>
      <text:list-level-style-number text:level="3" loext:num-list-format="(%3%)" style:num-prefix="(" style:num-suffix=")" style:num-format="i">
        <style:list-level-properties text:list-level-position-and-space-mode="label-alignment">
          <style:list-level-label-alignment text:label-followed-by="listtab" fo:text-indent="-1.499cm" fo:margin-left="3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1.501cm" fo:margin-left="4.501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1.499cm" fo:margin-left="6.00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1.499cm" fo:margin-left="3cm"/>
        </style:list-level-properties>
      </text:list-level-style-number>
      <text:list-level-style-number text:level="3" loext:num-list-format="(%3%)" style:num-prefix="(" style:num-suffix=")" style:num-format="i">
        <style:list-level-properties text:list-level-position-and-space-mode="label-alignment">
          <style:list-level-label-alignment text:label-followed-by="listtab" fo:text-indent="-1.499cm" fo:margin-left="3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1.501cm" fo:margin-left="4.501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1.499cm" fo:margin-left="6.00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loext:num-list-format="(%1%)" style:num-prefix="("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2" text:style-name="ListLabel_20_2" loext:num-list-format="(%2%)" style:num-prefix="(" style:num-suffix=")" style:num-format="A" style:num-letter-sync="true">
        <style:list-level-properties text:list-level-position-and-space-mode="label-alignment">
          <style:list-level-label-alignment text:label-followed-by="listtab" fo:text-indent="-1.499cm" fo:margin-left="1.499cm"/>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1.499cm" fo:margin-left="3cm"/>
        </style:list-level-properties>
      </text:list-level-style-number>
      <text:list-level-style-number text:level="3" loext:num-list-format="(%3%)" style:num-prefix="(" style:num-suffix=")" style:num-format="i">
        <style:list-level-properties text:list-level-position-and-space-mode="label-alignment">
          <style:list-level-label-alignment text:label-followed-by="listtab" fo:text-indent="-1.499cm" fo:margin-left="3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1.501cm" fo:margin-left="4.501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1.499cm" fo:margin-left="6.00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 loext:num-list-format="Schedule %1%" style:num-prefix="Schedule " style:num-format="1">
        <style:list-level-properties text:list-level-position-and-space-mode="label-alignment">
          <style:list-level-label-alignment text:label-followed-by="listtab"/>
        </style:list-level-properties>
      </text:list-level-style-number>
      <text:list-level-style-number text:level="2" text:style-name="ListLabel_20_4" loext:num-list-format="Part %2%" style:num-prefix="Part " style:num-format="1">
        <style:list-level-properties text:list-level-position-and-space-mode="label-alignment">
          <style:list-level-label-alignment text:label-followed-by="listtab"/>
        </style:list-level-properties>
      </text:list-level-style-number>
      <text:list-level-style-number text:level="3" text:style-name="ListLabel_20_5" loext:num-list-format="%3%." style:num-suffix="." style:num-format="1">
        <style:list-level-properties text:list-level-position-and-space-mode="label-alignment">
          <style:list-level-label-alignment text:label-followed-by="listtab" fo:text-indent="-1.501cm" fo:margin-left="1.501cm"/>
        </style:list-level-properties>
      </text:list-level-style-number>
      <text:list-level-style-number text:level="4" text:style-name="ListLabel_20_6" loext:num-list-format="%3%.%4%"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5" text:style-name="ListLabel_20_7" loext:num-list-format="%3%.%4%.%5%" style:num-format="1" text:display-levels="3">
        <style:list-level-properties text:list-level-position-and-space-mode="label-alignment">
          <style:list-level-label-alignment text:label-followed-by="listtab" fo:text-indent="-1.499cm" fo:margin-left="3cm"/>
        </style:list-level-properties>
      </text:list-level-style-number>
      <text:list-level-style-number text:level="6" text:style-name="ListLabel_20_8" loext:num-list-format="(%6%)" style:num-prefix="(" style:num-suffix=")" style:num-format="a" style:num-letter-sync="true">
        <style:list-level-properties text:list-level-position-and-space-mode="label-alignment">
          <style:list-level-label-alignment text:label-followed-by="listtab" fo:text-indent="-1.501cm" fo:margin-left="4.501cm"/>
        </style:list-level-properties>
      </text:list-level-style-number>
      <text:list-level-style-number text:level="7" text:style-name="ListLabel_20_9" loext:num-list-format="(%7%)" style:num-prefix="(" style:num-suffix=")" style:num-format="i">
        <style:list-level-properties text:list-level-position-and-space-mode="label-alignment">
          <style:list-level-label-alignment text:label-followed-by="listtab" fo:text-indent="-1.499cm" fo:margin-left="6.001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fo:text-indent="-1.499cm" fo:margin-left="7.502cm"/>
        </style:list-level-properties>
      </text:list-level-style-number>
      <text:list-level-style-number text:level="9" loext:num-list-format="(%9%)" style:num-prefix="(" style:num-suffix=")" style:num-format="A" style:num-letter-sync="true">
        <style:list-level-properties text:list-level-position-and-space-mode="label-alignment">
          <style:list-level-label-alignment text:label-followed-by="listtab" fo:text-indent="-1.499cm" fo:margin-left="9.0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1.499cm" fo:margin-left="3cm"/>
        </style:list-level-properties>
      </text:list-level-style-number>
      <text:list-level-style-number text:level="3" loext:num-list-format="(%3%)" style:num-prefix="(" style:num-suffix=")" style:num-format="i">
        <style:list-level-properties text:list-level-position-and-space-mode="label-alignment">
          <style:list-level-label-alignment text:label-followed-by="listtab" fo:text-indent="-1.499cm" fo:margin-left="3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1.501cm" fo:margin-left="4.501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1.499cm" fo:margin-left="6.00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 loext:num-list-format="%1%●" style:num-suffix="●" text:bullet-char="●">
        <style:list-level-properties text:list-level-position-and-space-mode="label-alignment">
          <style:list-level-label-alignment text:label-followed-by="listtab" fo:text-indent="-1.499cm" fo:margin-left="1.499cm"/>
        </style:list-level-properties>
        <style:text-properties fo:font-family="'Noto Sans'" style:font-style-name="Regular" style:font-pitch="variable"/>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1.501cm" fo:margin-left="3cm"/>
        </style:list-level-properties>
        <style:text-properties fo:font-family="'Noto Sans'" style:font-style-name="Regular" style:font-pitch="variable"/>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1.499cm" fo:margin-left="4.5cm"/>
        </style:list-level-properties>
        <style:text-properties fo:font-family="'Noto Sans'" style:font-style-name="Regular" style:font-pitch="variable"/>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1.501cm" fo:margin-left="6.001cm"/>
        </style:list-level-properties>
        <style:text-properties fo:font-family="'Noto Sans'" style:font-style-name="Regular" style:font-pitch="variable"/>
      </text:list-level-style-bullet>
      <text:list-level-style-bullet text:level="5" text:style-name="ListLabel_20_14" loext:num-list-format="%5%" text:bullet-char="">
        <style:list-level-properties text:list-level-position-and-space-mode="label-alignment">
          <style:list-level-label-alignment text:label-followed-by="listtab" fo:text-indent="-1cm" fo:margin-left="7.001cm"/>
        </style:list-level-properties>
        <style:text-properties fo:font-family="'Noto Sans'" style:font-style-name="Regular" style:font-pitch="variable"/>
      </text:list-level-style-bullet>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1.499cm" fo:margin-left="3cm"/>
        </style:list-level-properties>
      </text:list-level-style-number>
      <text:list-level-style-number text:level="3" loext:num-list-format="(%3%)" style:num-prefix="(" style:num-suffix=")" style:num-format="i">
        <style:list-level-properties text:list-level-position-and-space-mode="label-alignment">
          <style:list-level-label-alignment text:label-followed-by="listtab" fo:text-indent="-1.499cm" fo:margin-left="3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1.501cm" fo:margin-left="4.501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1.499cm" fo:margin-left="6.00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5" loext:num-list-format="%1%."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2" text:style-name="ListLabel_20_16" loext:num-list-format="%1%.%2%" style:num-format="1" text:display-levels="2">
        <style:list-level-properties text:list-level-position-and-space-mode="label-alignment">
          <style:list-level-label-alignment text:label-followed-by="listtab" fo:text-indent="-1.499cm" fo:margin-left="1.499cm"/>
        </style:list-level-properties>
      </text:list-level-style-number>
      <text:list-level-style-number text:level="3" text:style-name="ListLabel_20_17" loext:num-list-format="%1%.%2%.%3%" style:num-format="1" text:display-levels="3">
        <style:list-level-properties text:list-level-position-and-space-mode="label-alignment">
          <style:list-level-label-alignment text:label-followed-by="listtab" fo:text-indent="-1.501cm" fo:margin-left="3cm"/>
        </style:list-level-properties>
      </text:list-level-style-number>
      <text:list-level-style-number text:level="4" text:style-name="ListLabel_20_18" loext:num-list-format="(%4%)" style:num-prefix="(" style:num-suffix=")" style:num-format="a" style:num-letter-sync="true">
        <style:list-level-properties text:list-level-position-and-space-mode="label-alignment">
          <style:list-level-label-alignment text:label-followed-by="listtab" fo:text-indent="-1.499cm" fo:margin-left="4.5cm"/>
        </style:list-level-properties>
      </text:list-level-style-number>
      <text:list-level-style-number text:level="5" text:style-name="ListLabel_20_19" loext:num-list-format="(%5%)" style:num-prefix="(" style:num-suffix=")" style:num-format="i">
        <style:list-level-properties text:list-level-position-and-space-mode="label-alignment">
          <style:list-level-label-alignment text:label-followed-by="listtab" fo:text-indent="-1.501cm" fo:margin-left="6.001cm"/>
        </style:list-level-properties>
      </text:list-level-style-number>
      <text:list-level-style-number text:level="6" text:style-name="ListLabel_20_20" loext:num-list-format="(%6%)" style:num-prefix="(" style:num-suffix=")" style:num-format="1">
        <style:list-level-properties text:list-level-position-and-space-mode="label-alignment">
          <style:list-level-label-alignment text:label-followed-by="listtab" fo:text-indent="-1.501cm" fo:margin-left="7.505cm"/>
        </style:list-level-properties>
      </text:list-level-style-number>
      <text:list-level-style-number text:level="7" loext:num-list-format="(%7%)" style:num-prefix="(" style:num-suffix=")" style:num-format="A" style:num-letter-sync="true">
        <style:list-level-properties text:list-level-position-and-space-mode="label-alignment">
          <style:list-level-label-alignment text:label-followed-by="listtab" fo:text-indent="-1.499cm" fo:margin-left="9.001cm"/>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1.499cm" fo:margin-left="3cm"/>
        </style:list-level-properties>
      </text:list-level-style-number>
      <text:list-level-style-number text:level="3" loext:num-list-format="(%3%)" style:num-prefix="(" style:num-suffix=")" style:num-format="i">
        <style:list-level-properties text:list-level-position-and-space-mode="label-alignment">
          <style:list-level-label-alignment text:label-followed-by="listtab" fo:text-indent="-1.499cm" fo:margin-left="3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1.501cm" fo:margin-left="4.501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1.499cm" fo:margin-left="6.00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1.499cm" fo:margin-left="3cm"/>
        </style:list-level-properties>
      </text:list-level-style-number>
      <text:list-level-style-number text:level="3" loext:num-list-format="(%3%)" style:num-prefix="(" style:num-suffix=")" style:num-format="i">
        <style:list-level-properties text:list-level-position-and-space-mode="label-alignment">
          <style:list-level-label-alignment text:label-followed-by="listtab" fo:text-indent="-1.499cm" fo:margin-left="3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1.501cm" fo:margin-left="4.501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1.499cm" fo:margin-left="6.00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1.499cm" fo:margin-left="3cm"/>
        </style:list-level-properties>
      </text:list-level-style-number>
      <text:list-level-style-number text:level="3" loext:num-list-format="(%3%)" style:num-prefix="(" style:num-suffix=")" style:num-format="i">
        <style:list-level-properties text:list-level-position-and-space-mode="label-alignment">
          <style:list-level-label-alignment text:label-followed-by="listtab" fo:text-indent="-1.499cm" fo:margin-left="3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1.501cm" fo:margin-left="4.501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1.499cm" fo:margin-left="6.00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1.499cm" fo:margin-left="3cm"/>
        </style:list-level-properties>
      </text:list-level-style-number>
      <text:list-level-style-number text:level="3" loext:num-list-format="(%3%)" style:num-prefix="(" style:num-suffix=")" style:num-format="i">
        <style:list-level-properties text:list-level-position-and-space-mode="label-alignment">
          <style:list-level-label-alignment text:label-followed-by="listtab" fo:text-indent="-1.499cm" fo:margin-left="3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1.501cm" fo:margin-left="4.501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1.499cm" fo:margin-left="6.00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4.998cm" fo:margin-left="0cm" fo:margin-top="0cm" fo:margin-bottom="0cm" table:align="left" style:writing-mode="lr-tb"/>
    </style:style>
    <style:style style:name="Table2.A" style:family="table-column">
      <style:table-column-properties style:column-width="2.503cm"/>
    </style:style>
    <style:style style:name="Table2.B" style:family="table-column">
      <style:table-column-properties style:column-width="10.1cm"/>
    </style:style>
    <style:style style:name="Table2.C" style:family="table-column">
      <style:table-column-properties style:column-width="2.395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none"/>
    </style:style>
    <style:style style:name="Table3" style:family="table">
      <style:table-properties style:width="14.998cm" fo:margin-left="0cm" fo:margin-top="0cm" fo:margin-bottom="0cm" table:align="left" style:writing-mode="lr-tb"/>
    </style:style>
    <style:style style:name="Table3.A" style:family="table-column">
      <style:table-column-properties style:column-width="2.503cm"/>
    </style:style>
    <style:style style:name="Table3.B" style:family="table-column">
      <style:table-column-properties style:column-width="10.1cm"/>
    </style:style>
    <style:style style:name="Table3.C" style:family="table-column">
      <style:table-column-properties style:column-width="2.395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none"/>
    </style:style>
    <style:style style:name="MP1" style:family="paragraph" style:parent-style-name="Standard">
      <style:paragraph-properties fo:padding="0cm" fo:border="none">
        <style:tab-stops>
          <style:tab-stop style:position="7.96cm" style:type="center"/>
          <style:tab-stop style:position="15.921cm" style:type="right"/>
        </style:tab-stops>
      </style:paragraph-properties>
      <style:text-properties fo:color="#000000" loext:opacity="100%"/>
    </style:style>
    <style:style style:name="MP2" style:family="paragraph" style:parent-style-name="Standard">
      <style:paragraph-properties fo:margin-top="0.212cm" fo:margin-bottom="0cm" style:contextual-spacing="false" fo:line-height="100%" fo:padding="0cm" fo:border="none">
        <style:tab-stops>
          <style:tab-stop style:position="7.502cm" style:type="center"/>
          <style:tab-stop style:position="14.751cm" style:type="right"/>
        </style:tab-stops>
      </style:paragraph-properties>
    </style:style>
    <style:style style:name="MP3" style:family="paragraph" style:parent-style-name="Standard">
      <style:paragraph-properties fo:line-height="115%" fo:text-align="start" style:justify-single-word="false" fo:orphans="0" fo:widows="0" fo:padding="0cm" fo:border="none"/>
      <style:text-properties fo:color="#000000" loext:opacity="100%" fo:font-size="8pt" style:font-size-asian="8pt" style:font-size-complex="8pt"/>
    </style:style>
    <style:style style:name="MP4" style:family="paragraph" style:parent-style-name="Standard">
      <style:paragraph-properties fo:margin-top="0cm" fo:margin-bottom="0.318cm" style:contextual-spacing="false" fo:line-height="100%" fo:text-align="start" style:justify-single-word="false" fo:padding="0cm" fo:border="none">
        <style:tab-stops>
          <style:tab-stop style:position="7.001cm" style:type="center"/>
          <style:tab-stop style:position="8.5cm" style:type="center"/>
          <style:tab-stop style:position="11.562cm"/>
          <style:tab-stop style:position="15cm" style:type="right"/>
        </style:tab-stops>
      </style:paragraph-properties>
      <style:text-properties fo:color="#ff0000" loext:opacity="100%" fo:font-weight="bold" style:font-weight-asian="bold"/>
    </style:style>
    <style:style style:name="MP5" style:family="paragraph" style:parent-style-name="Standard">
      <style:paragraph-properties fo:margin-top="0.212cm" fo:margin-bottom="0.635cm" style:contextual-spacing="false" fo:line-height="100%" fo:text-align="end" style:justify-single-word="false" fo:padding="0cm" fo:border="none">
        <style:tab-stops>
          <style:tab-stop style:position="15cm" style:type="right"/>
        </style:tab-stops>
      </style:paragraph-properties>
    </style:style>
    <style:style style:name="MP6" style:family="paragraph" style:parent-style-name="Standard">
      <style:paragraph-properties fo:margin-top="0.212cm" fo:margin-bottom="0cm" style:contextual-spacing="false" fo:line-height="100%" fo:padding="0cm" fo:border="none">
        <style:tab-stops>
          <style:tab-stop style:position="7.502cm" style:type="center"/>
          <style:tab-stop style:position="14.751cm" style:type="right"/>
        </style:tab-stops>
      </style:paragraph-properties>
      <style:text-properties fo:color="#000000" loext:opacity="100%" fo:font-size="6pt" style:font-size-asian="6pt" style:font-size-complex="6pt"/>
    </style:style>
    <style:style style:name="MP7" style:family="paragraph" style:parent-style-name="Standard">
      <style:paragraph-properties fo:margin-top="0.212cm" fo:margin-bottom="0.212cm" style:contextual-spacing="false" fo:line-height="100%" fo:padding="0cm" fo:border="none">
        <style:tab-stops>
          <style:tab-stop style:position="7.502cm" style:type="center"/>
          <style:tab-stop style:position="14.751cm" style:type="right"/>
        </style:tab-stops>
      </style:paragraph-properties>
      <style:text-properties fo:color="#000000" loext:opacity="100%" fo:font-size="6pt" style:font-size-asian="6pt" style:font-size-complex="6pt"/>
    </style:style>
    <style:style style:name="MP8" style:family="paragraph" style:parent-style-name="Heading_20_1">
      <style:paragraph-properties>
        <style:tab-stops>
          <style:tab-stop style:position="7.96cm" style:type="center"/>
          <style:tab-stop style:position="15.921cm" style:type="right"/>
        </style:tab-stops>
      </style:paragraph-properties>
    </style:style>
    <style:style style:name="MP9" style:family="paragraph" style:parent-style-name="Frame_20_contents">
      <style:paragraph-properties fo:margin-left="0cm" fo:margin-right="0cm" fo:margin-top="0cm" fo:margin-bottom="0cm" style:contextual-spacing="false" fo:line-height="0.423cm" fo:text-align="center" style:justify-single-word="false" fo:text-indent="0cm" style:auto-text-indent="false"/>
    </style:style>
    <style:style style:name="MP10" style:family="paragraph">
      <loext:graphic-properties draw:fill="solid" draw:fill-color="#a4c2f4"/>
      <style:paragraph-properties fo:text-align="start"/>
      <style:text-properties fo:font-size="18pt"/>
    </style:style>
    <style:style style:name="MP11" style:family="paragraph">
      <loext:graphic-properties draw:fill="solid" draw:fill-color="#92d050"/>
      <style:paragraph-properties fo:text-align="start"/>
      <style:text-properties fo:font-size="18pt"/>
    </style:style>
    <style:style style:name="MP12" style:family="paragraph" style:parent-style-name="Standard">
      <style:paragraph-properties fo:padding="0cm" fo:border="none"/>
      <style:text-properties fo:color="#000000" loext:opacity="100%" fo:font-size="8pt" style:font-size-asian="8pt" style:font-size-complex="8pt"/>
    </style:style>
    <style:style style:name="MP13" style:family="paragraph" style:parent-style-name="Frame_20_contents">
      <style:paragraph-properties fo:margin-left="0cm" fo:margin-right="0cm" fo:margin-top="0cm" fo:margin-bottom="0cm" style:contextual-spacing="false" fo:line-height="0.423cm" fo:text-align="center" style:justify-single-word="false" fo:text-indent="0cm" style:auto-text-indent="false"/>
      <style:text-properties style:use-window-font-color="true" loext:opacity="0%"/>
    </style:style>
    <style:style style:name="MP14" style:family="paragraph">
      <loext:graphic-properties draw:fill="solid" draw:fill-color="#9bbb59"/>
      <style:paragraph-properties fo:text-align="start"/>
      <style:text-properties fo:font-size="18pt"/>
    </style:style>
    <style:style style:name="MP15" style:family="paragraph">
      <loext:graphic-properties draw:fill="solid" draw:fill-color="#e06666"/>
      <style:paragraph-properties fo:text-align="start"/>
      <style:text-properties fo:font-size="18pt"/>
    </style:style>
    <style:style style:name="MP16" style:family="paragraph">
      <loext:graphic-properties draw:fill="solid" draw:fill-color="#ffff00"/>
      <style:paragraph-properties fo:text-align="start"/>
      <style:text-properties fo:font-size="18pt"/>
    </style:style>
    <style:style style:name="MP17" style:family="paragraph">
      <loext:graphic-properties draw:fill="solid" draw:fill-color="#ee4d9b"/>
      <style:paragraph-properties fo:text-align="start"/>
      <style:text-properties fo:font-size="18pt"/>
    </style:style>
    <style:style style:name="MP18" style:family="paragraph" style:parent-style-name="Standard">
      <style:paragraph-properties fo:margin-top="0.212cm" fo:margin-bottom="0.212cm" style:contextual-spacing="false" fo:line-height="108%" fo:padding="0cm" fo:border="none">
        <style:tab-stops>
          <style:tab-stop style:position="7.502cm" style:type="center"/>
          <style:tab-stop style:position="14.751cm" style:type="right"/>
        </style:tab-stops>
      </style:paragraph-properties>
      <style:text-properties fo:color="#000000" loext:opacity="100%" fo:font-size="6pt" style:font-size-asian="6pt" style:font-size-complex="6pt"/>
    </style:style>
    <style:style style:name="MP19" style:family="paragraph" style:parent-style-name="Standard">
      <style:paragraph-properties fo:margin-left="1.251cm" fo:margin-right="0cm" fo:margin-top="0.212cm" fo:margin-bottom="0.212cm" style:contextual-spacing="false" fo:line-height="108%" fo:text-align="end" style:justify-single-word="false" fo:text-indent="-1.251cm" style:auto-text-indent="false" fo:padding="0cm" fo:border="none">
        <style:tab-stops>
          <style:tab-stop style:position="7.502cm" style:type="center"/>
          <style:tab-stop style:position="14.751cm" style:type="right"/>
        </style:tab-stops>
      </style:paragraph-properties>
      <style:text-properties fo:color="#000000" loext:opacity="100%" fo:font-size="6pt" style:font-size-asian="6pt" style:font-size-complex="6pt"/>
    </style:style>
    <style:style style:name="MT1" style:family="text">
      <style:text-properties fo:color="#000000" loext:opacity="100%" fo:font-size="8pt" style:font-size-asian="8pt" style:font-size-complex="8pt"/>
    </style:style>
    <style:style style:name="MT2" style:family="text">
      <style:text-properties fo:color="#ff0000" loext:opacity="100%" fo:font-weight="bold" style:font-weight-asian="bold"/>
    </style:style>
    <style:style style:name="MT3" style:family="text">
      <style:text-properties fo:font-variant="normal" fo:text-transform="none" fo:color="#000000" loext:opacity="100%" style:text-line-through-style="none" style:text-line-through-type="none" style:text-position="0% 100%" style:font-name="Arial" fo:font-size="14pt" fo:font-style="normal" fo:font-weight="bold" style:font-name-asian="Arial1" style:font-size-asian="14pt" style:font-style-asian="normal" style:font-weight-asian="bold" style:font-name-complex="Arial1"/>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draw:textarea-vertical-align="middle"/>
    </style:style>
    <style:style style:name="Mfr2" style:family="graphic" style:parent-style-name="Frame">
      <style:graphic-properties fo:margin-left="0.318cm" fo:margin-right="0.318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middle"/>
    </style:style>
    <style:style style:name="Mfr3" style:family="graphic" style:parent-style-name="Frame">
      <style:graphic-properties fo:margin-left="0.318cm" fo:margin-right="0.318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textarea-vertical-align="middle"/>
    </style:style>
    <style:style style:name="Mgr1" style:family="graphic" style:parent-style-name="Frame">
      <style:graphic-properties draw:stroke="none" svg:stroke-width="0cm" draw:fill="solid" draw:fill-color="#a4c2f4" draw:textarea-vertical-align="middle" draw:auto-grow-height="false" fo:min-height="2.106cm" fo:min-width="20.47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solid" draw:fill-color="#92d050" draw:textarea-vertical-align="middle" draw:auto-grow-height="false" fo:min-height="2.127cm" fo:min-width="20.47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parent-style-name="Frame">
      <style:graphic-properties draw:stroke="none" svg:stroke-width="0cm" draw:fill="solid" draw:fill-color="#9bbb59" draw:textarea-vertical-align="middle" draw:auto-grow-height="false" fo:min-height="2.127cm" fo:min-width="20.47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parent-style-name="Frame">
      <style:graphic-properties draw:stroke="none" svg:stroke-width="0cm" draw:fill="solid" draw:fill-color="#e06666" draw:textarea-vertical-align="middle" draw:auto-grow-height="false" fo:min-height="2.106cm" fo:min-width="20.47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parent-style-name="Frame">
      <style:graphic-properties draw:stroke="none" svg:stroke-width="0cm" draw:fill="solid" draw:fill-color="#ffff00" draw:textarea-vertical-align="middle" draw:auto-grow-height="false" fo:min-height="2.127cm" fo:min-width="20.47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parent-style-name="Frame">
      <style:graphic-properties draw:stroke="none" svg:stroke-width="0cm" draw:fill="solid" draw:fill-color="#ee4d9b" draw:textarea-vertical-align="middle" draw:auto-grow-height="false" fo:min-height="2.127cm" fo:min-width="20.473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7cm" fo:margin-bottom="1.251cm" fo:margin-left="2cm" fo:margin-right="2cm" style:writing-mode="lr-tb" style:layout-grid-color="#c0c0c0" style:layout-grid-lines="2519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7cm" fo:margin-bottom="1.251cm" fo:margin-left="3cm" fo:margin-right="3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span text:style-name="MT1"><text:tab/></text:span><text:page-number text:select-page="current">3</text:page-number></text:p>
        <text:p text:style-name="MP3"/>
      </style:footer>
    </style:master-page>
    <style:master-page style:name="First_20_Page" style:display-name="First Page" style:page-layout-name="Mpm1" draw:style-name="Mdp1" style:next-style-name="Standard">
      <style:header>
        <text:p text:style-name="MP4"><text:tab/><text:tab/>OFFICIAL<text:tab/></text:p>
        <text:p text:style-name="MP5"><text:span text:style-name="MT2"><text:tab/></text:span> </text:p>
      </style:header>
      <style:footer>
        <text:p text:style-name="MP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8"/>
            </table:table-cell>
            <table:table-cell table:style-name="Table2.A1" office:value-type="string">
              <text:p text:style-name="MP18"/>
            </table:table-cell>
            <table:table-cell table:style-name="Table2.A1" office:value-type="string">
              <text:p text:style-name="MP19"/>
            </table:table-cell>
          </table:table-row>
        </table:table>
        <text:p text:style-name="MP7"/>
      </style:footer>
    </style:master-page>
    <style:master-page style:name="Converted1" style:page-layout-name="Mpm2" draw:style-name="Mdp1">
      <style:header>
        <text:h text:style-name="MP8" text:outline-level="1"><draw:custom-shape text:anchor-type="paragraph" draw:z-index="22" draw:name="Image1" draw:style-name="Mgr1" draw:text-style-name="MP10" svg:width="20.98cm" svg:height="2.359cm" svg:x="0.037cm" svg:y="0.026cm"><text:p text:style-name="MP9"><text:span text:style-name="MT3">CORE TERM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heading=h.ohx533w24nkf"/>C</text:h>
      </style:header>
      <style:footer>
        <text:p text:style-name="MP2"><text:span text:style-name="MT1"><text:tab/></text:span><text:page-number text:select-page="current">16</text:page-number></text:p>
        <text:p text:style-name="MP3"/>
      </style:footer>
    </style:master-page>
    <style:master-page style:name="Converted2" style:page-layout-name="Mpm2" draw:style-name="Mdp1">
      <style:header>
        <text:p text:style-name="MP1"><draw:custom-shape text:anchor-type="paragraph" draw:z-index="29" draw:name="Image2" draw:style-name="Mgr2" draw:text-style-name="MP11" svg:width="20.98cm" svg:height="2.38cm" svg:x="-2.963cm" svg:y="-1.235cm"><text:p text:style-name="MP9"><text:span text:style-name="MT3">INTERPRET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2"><text:span text:style-name="MT1"><text:tab/></text:span><text:page-number text:select-page="current">23</text:page-number></text:p>
        <text:p text:style-name="MP3"/>
      </style:footer>
    </style:master-page>
    <style:master-page style:name="Converted3" style:page-layout-name="Mpm3" draw:style-name="Mdp1" style:next-style-name="Converted2">
      <style:header>
        <text:p text:style-name="MP12"><draw:frame draw:style-name="Mfr1" draw:name="Frame3" text:anchor-type="paragraph" svg:x="-2.999cm" svg:y="-1.199cm" svg:width="20.981cm" svg:height="2.381cm" draw:z-index="0"><draw:text-box><text:p text:style-name="MP13"/></draw:text-box></draw:frame><draw:custom-shape text:anchor-type="paragraph" draw:z-index="30" draw:name="Image3" draw:style-name="Mgr3" draw:text-style-name="MP14" svg:width="20.98cm" svg:height="2.38cm" svg:x="-2.999cm" svg:y="-1.199cm"><text:p text:style-name="MP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4" text:anchor-type="paragraph" svg:x="-2.999cm" svg:y="-1.199cm" svg:width="20.981cm" svg:height="2.381cm" draw:z-index="0"><draw:text-box><text:p text:style-name="MP9"/></draw:text-box></draw:frame><draw:frame draw:style-name="Mfr3" draw:name="Frame41" text:anchor-type="paragraph" svg:x="-2.999cm" svg:y="-1.199cm" svg:width="20.981cm" svg:height="2.381cm" draw:z-index="0"><draw:text-box><text:p text:style-name="MP9"/></draw:text-box></draw:frame></text:p>
      </style:header>
      <style:footer>
        <text:p text:style-name="M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8"/>
            </table:table-cell>
            <table:table-cell table:style-name="Table3.A1" office:value-type="string">
              <text:p text:style-name="MP18"/>
            </table:table-cell>
            <table:table-cell table:style-name="Table3.A1" office:value-type="string">
              <text:p text:style-name="MP19"/>
            </table:table-cell>
          </table:table-row>
        </table:table>
        <text:p text:style-name="MP7"/>
      </style:footer>
    </style:master-page>
    <style:master-page style:name="Converted4" style:page-layout-name="Mpm2" draw:style-name="Mdp1">
      <style:header>
        <text:p text:style-name="MP1"><draw:custom-shape text:anchor-type="paragraph" draw:z-index="40" draw:name="Image4" draw:style-name="Mgr4" draw:text-style-name="MP15" svg:width="20.98cm" svg:height="2.359cm" svg:x="-2.963cm" svg:y="-1.235cm"><text:p text:style-name="MP9"><text:span text:style-name="MT3">GOV.UK SIGN IN TERMS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2"><text:span text:style-name="MT1"><text:tab/></text:span><text:page-number text:select-page="current">33</text:page-number></text:p>
        <text:p text:style-name="MP3"/>
      </style:footer>
    </style:master-page>
    <style:master-page style:name="Converted5" style:page-layout-name="Mpm4" draw:style-name="Mdp1" style:next-style-name="Converted4">
      <style:header>
        <text:p text:style-name="MP12"><draw:frame draw:style-name="Mfr1" draw:name="Frame51" text:anchor-type="paragraph" svg:x="-2.999cm" svg:y="-1.235cm" svg:width="20.981cm" svg:height="2.381cm" draw:z-index="0"><draw:text-box><text:p text:style-name="MP13"/></draw:text-box></draw:frame><draw:custom-shape text:anchor-type="paragraph" draw:z-index="41" draw:name="Image5" draw:style-name="Mgr2" draw:text-style-name="MP11" svg:width="20.98cm" svg:height="2.38cm" svg:x="-2.999cm" svg:y="-1.235cm"><text:p text:style-name="MP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6" text:anchor-type="paragraph" svg:x="-2.999cm" svg:y="-1.235cm" svg:width="20.981cm" svg:height="2.381cm" draw:z-index="0"><draw:text-box><text:p text:style-name="MP9"/></draw:text-box></draw:frame><draw:frame draw:style-name="Mfr3" draw:name="Frame61" text:anchor-type="paragraph" svg:x="-2.999cm" svg:y="-1.235cm" svg:width="20.981cm" svg:height="2.381cm" draw:z-index="0"><draw:text-box><text:p text:style-name="MP9"/></draw:text-box></draw:frame></text:p>
      </style:header>
    </style:master-page>
    <style:master-page style:name="Converted6" style:page-layout-name="Mpm2" draw:style-name="Mdp1">
      <style:header>
        <text:p text:style-name="MP1"><draw:custom-shape text:anchor-type="paragraph" draw:z-index="6" draw:name="Image6" draw:style-name="Mgr5" draw:text-style-name="MP16" svg:width="20.98cm" svg:height="2.38cm" svg:x="-2.963cm" svg:y="-1.235cm"><text:p text:style-name="MP9"><text:span text:style-name="MT3">AUTHENT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2"><text:span text:style-name="MT1"><text:tab/></text:span><text:page-number text:select-page="current">36</text:page-number></text:p>
        <text:p text:style-name="MP3"/>
      </style:footer>
    </style:master-page>
    <style:master-page style:name="Converted7" style:page-layout-name="Mpm4" draw:style-name="Mdp1" style:next-style-name="Converted6">
      <style:header>
        <text:p text:style-name="MP12"><draw:frame draw:style-name="Mfr1" draw:name="Frame71" text:anchor-type="paragraph" svg:x="-2.999cm" svg:y="-1.235cm" svg:width="20.981cm" svg:height="2.381cm" draw:z-index="0"><draw:text-box><text:p text:style-name="MP13"/></draw:text-box></draw:frame><draw:custom-shape text:anchor-type="paragraph" draw:z-index="42" draw:name="Image7" draw:style-name="Mgr5" draw:text-style-name="MP16" svg:width="20.98cm" svg:height="2.38cm" svg:x="-2.999cm" svg:y="-1.235cm"><text:p text:style-name="MP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8" text:anchor-type="paragraph" svg:x="-2.999cm" svg:y="-1.235cm" svg:width="20.981cm" svg:height="2.381cm" draw:z-index="0"><draw:text-box><text:p text:style-name="MP9"/></draw:text-box></draw:frame><draw:frame draw:style-name="Mfr3" draw:name="Frame81" text:anchor-type="paragraph" svg:x="-2.999cm" svg:y="-1.235cm" svg:width="20.981cm" svg:height="2.381cm" draw:z-index="0"><draw:text-box><text:p text:style-name="MP9"/></draw:text-box></draw:frame></text:p>
      </style:header>
    </style:master-page>
    <style:master-page style:name="Converted8" style:page-layout-name="Mpm2" draw:style-name="Mdp1">
      <style:header>
        <text:p text:style-name="MP1"><draw:custom-shape text:anchor-type="paragraph" draw:z-index="3" draw:name="Image8" draw:style-name="Mgr6" draw:text-style-name="MP17" svg:width="20.98cm" svg:height="2.38cm" svg:x="-2.963cm" svg:y="-1.235cm"><text:p text:style-name="MP9"><text:span text:style-name="MT3">IDENT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2"><text:span text:style-name="MT1"><text:tab/></text:span><text:page-number text:select-page="current">40</text:page-number></text:p>
        <text:p text:style-name="MP3"/>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16T10:34:00</meta:creation-date>
    <meta:initial-creator>Sharon Hirst</meta:initial-creator>
    <meta:generator>LibreOffice/7.3.6.2$MacOSX_X86_64 LibreOffice_project/c28ca90fd6e1a19e189fc16c05f8f8924961e12e</meta:generator>
    <meta:editing-cycles>2</meta:editing-cycles>
    <meta:editing-duration>PT50S</meta:editing-duration>
    <dc:date>2022-10-28T17:45:51.356849973</dc:date>
    <meta:document-statistic meta:table-count="4" meta:image-count="0" meta:object-count="0" meta:page-count="44" meta:paragraph-count="669" meta:word-count="15219" meta:character-count="93078" meta:non-whitespace-character-count="78689"/>
    <meta:user-defined meta:name="Plato EditorId">353d5e11-5c0b-4b9c-b939-d7a232e0ff79</meta:user-defined>
    <meta:user-defined meta:name="Reference">129003744.18\219191</meta:user-defined>
    <meta:user-defined meta:name="Reference_src">{IMan.Number}.{IMan.Version}\{IMan.imProfileCustom1}</meta:user-defined>
    <meta:user-defined meta:name="SD_TIM_Ran">True</meta:user-defined>
    <meta:user-defined meta:name="WDXThirdPartyTP" meta:value-type="string">C:\Users\sh67\OneDrive - Pinsent Masons\Templafy\Templafy Styles - 08.07.2021.xml</meta:user-defined>
  </office:meta>
</office:document-meta>
</file>